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Text_20_body" style:master-page-name="Standard">
      <style:paragraph-properties fo:text-align="end" style:justify-single-word="false" style:page-number="auto"/>
    </style:style>
    <style:style style:name="P176" style:family="paragraph" style:parent-style-name="Text_20_body" style:list-style-name="L1">
      <style:text-properties officeooo:paragraph-rsid="17195da1"/>
    </style:style>
    <style:style style:name="P177" style:family="paragraph" style:parent-style-name="Text_20_body" style:list-style-name="L1">
      <style:text-properties officeooo:rsid="172efd3a" officeooo:paragraph-rsid="172efd3a"/>
    </style:style>
    <style:style style:name="P178" style:family="paragraph" style:parent-style-name="Text_20_body" style:list-style-name="L1">
      <style:text-properties officeooo:rsid="1729c49a" officeooo:paragraph-rsid="1729c49a"/>
    </style:style>
    <style:style style:name="P179" style:family="paragraph" style:parent-style-name="Text_20_body" style:list-style-name="L1">
      <style:text-properties officeooo:rsid="1728605d" officeooo:paragraph-rsid="1728605d"/>
    </style:style>
    <style:style style:name="P180" style:family="paragraph" style:parent-style-name="Text_20_body" style:list-style-name="L1">
      <style:text-properties officeooo:rsid="17199f94" officeooo:paragraph-rsid="17199f94"/>
    </style:style>
    <style:style style:name="P181" style:family="paragraph" style:parent-style-name="Text_20_body" style:list-style-name="L1">
      <style:text-properties officeooo:rsid="1716a16e" officeooo:paragraph-rsid="1716a16e"/>
    </style:style>
    <style:style style:name="P182" style:family="paragraph" style:parent-style-name="Text_20_body" style:list-style-name="L1">
      <style:text-properties officeooo:rsid="1716a16e" officeooo:paragraph-rsid="17173f5a"/>
    </style:style>
    <style:style style:name="P183" style:family="paragraph" style:parent-style-name="Text_20_body" style:list-style-name="L1">
      <style:text-properties officeooo:rsid="14d83a5b" officeooo:paragraph-rsid="17195da1"/>
    </style:style>
    <style:style style:name="P184" style:family="paragraph" style:parent-style-name="Text_20_body" style:list-style-name="L1">
      <style:text-properties officeooo:rsid="149f8e7d" officeooo:paragraph-rsid="17195da1"/>
    </style:style>
    <style:style style:name="P185" style:family="paragraph" style:parent-style-name="Text_20_body" style:list-style-name="L1">
      <style:text-properties officeooo:rsid="17069222" officeooo:paragraph-rsid="17069222"/>
    </style:style>
    <style:style style:name="P186" style:family="paragraph" style:parent-style-name="Text_20_body" style:list-style-name="L1">
      <style:text-properties officeooo:rsid="16f0c33a" officeooo:paragraph-rsid="16f0c33a"/>
    </style:style>
    <style:style style:name="P187" style:family="paragraph" style:parent-style-name="Text_20_body" style:list-style-name="L1">
      <style:text-properties officeooo:rsid="16f35dfc" officeooo:paragraph-rsid="16f35dfc"/>
    </style:style>
    <style:style style:name="P188" style:family="paragraph" style:parent-style-name="Text_20_body" style:list-style-name="L1">
      <style:text-properties fo:font-style="italic" officeooo:rsid="16f35dfc" officeooo:paragraph-rsid="16f35dfc" style:font-style-asian="italic" style:font-style-complex="italic"/>
    </style:style>
    <style:style style:name="P189" style:family="paragraph" style:parent-style-name="Text_20_body" style:list-style-name="L14">
      <style:text-properties fo:font-style="italic" officeooo:rsid="11ce0804" officeooo:paragraph-rsid="11ce0804" style:font-style-asian="italic" style:font-style-complex="italic"/>
    </style:style>
    <style:style style:name="P190" style:family="paragraph" style:parent-style-name="Text_20_body" style:list-style-name="L22">
      <style:text-properties fo:font-style="italic" officeooo:rsid="0ee8c6f0" officeooo:paragraph-rsid="122a5925" style:font-style-asian="italic" style:font-style-complex="italic"/>
    </style:style>
    <style:style style:name="P191" style:family="paragraph" style:parent-style-name="Text_20_body" style:list-style-name="L22">
      <style:text-properties fo:font-style="italic" officeooo:rsid="16c0762d" officeooo:paragraph-rsid="16c0762d" style:font-style-asian="italic" style:font-style-complex="italic"/>
    </style:style>
    <style:style style:name="P192" style:family="paragraph" style:parent-style-name="Text_20_body" style:list-style-name="L22">
      <style:text-properties fo:font-style="italic" officeooo:rsid="1236b9de" officeooo:paragraph-rsid="1236b9de" style:font-style-asian="italic" style:font-style-complex="italic"/>
    </style:style>
    <style:style style:name="P193" style:family="paragraph" style:parent-style-name="Text_20_body" style:list-style-name="L22">
      <style:text-properties fo:font-style="italic" officeooo:rsid="0f048aed" officeooo:paragraph-rsid="122a5925" style:font-style-asian="italic" style:font-style-complex="italic"/>
    </style:style>
    <style:style style:name="P194" style:family="paragraph" style:parent-style-name="Text_20_body" style:list-style-name="L22">
      <style:text-properties fo:font-style="italic" officeooo:rsid="0fb1759e" officeooo:paragraph-rsid="122a5925" style:font-style-asian="italic" style:font-style-complex="italic"/>
    </style:style>
    <style:style style:name="P195" style:family="paragraph" style:parent-style-name="Text_20_body" style:list-style-name="L22">
      <style:text-properties fo:font-style="italic" officeooo:rsid="0f037f68" officeooo:paragraph-rsid="122a5925" style:font-style-asian="italic" style:font-style-complex="italic"/>
    </style:style>
    <style:style style:name="P196" style:family="paragraph" style:parent-style-name="Text_20_body" style:list-style-name="L22">
      <style:text-properties fo:font-style="italic" officeooo:rsid="0ffd8b5c" officeooo:paragraph-rsid="122a5925" style:font-style-asian="italic" style:font-style-complex="italic"/>
    </style:style>
    <style:style style:name="P197" style:family="paragraph" style:parent-style-name="Text_20_body" style:list-style-name="L22">
      <style:text-properties fo:font-style="italic" officeooo:rsid="138cbcfa" officeooo:paragraph-rsid="138cbcfa" style:font-style-asian="italic" style:font-style-complex="italic"/>
    </style:style>
    <style:style style:name="P198" style:family="paragraph" style:parent-style-name="Text_20_body" style:list-style-name="L22">
      <style:text-properties fo:font-style="italic" officeooo:rsid="12f08c1b" officeooo:paragraph-rsid="12f08c1b" style:font-style-asian="italic" style:font-style-complex="italic"/>
    </style:style>
    <style:style style:name="P199" style:family="paragraph" style:parent-style-name="Text_20_body" style:list-style-name="L22">
      <style:text-properties fo:font-style="italic" officeooo:rsid="16c79f8c" officeooo:paragraph-rsid="16c79f8c" style:font-style-asian="italic" style:font-style-complex="italic"/>
    </style:style>
    <style:style style:name="P200" style:family="paragraph" style:parent-style-name="Text_20_body" style:list-style-name="L58">
      <style:text-properties fo:font-style="italic" officeooo:rsid="1621ff56" officeooo:paragraph-rsid="1624da1b" style:font-style-asian="italic" style:font-style-complex="italic"/>
    </style:style>
    <style:style style:name="P201" style:family="paragraph" style:parent-style-name="Text_20_body" style:list-style-name="L58">
      <style:text-properties fo:font-style="italic" officeooo:rsid="1626bafa" officeooo:paragraph-rsid="1626bafa" style:font-style-asian="italic" style:font-style-complex="italic"/>
    </style:style>
    <style:style style:name="P202" style:family="paragraph" style:parent-style-name="Text_20_body" style:list-style-name="L1">
      <style:text-properties officeooo:rsid="16eac22b" officeooo:paragraph-rsid="16eac22b"/>
    </style:style>
    <style:style style:name="P203" style:family="paragraph" style:parent-style-name="Text_20_body" style:list-style-name="L1">
      <style:text-properties officeooo:rsid="16ed1047" officeooo:paragraph-rsid="16ed1047"/>
    </style:style>
    <style:style style:name="P204" style:family="paragraph" style:parent-style-name="Text_20_body" style:list-style-name="L1">
      <style:text-properties officeooo:rsid="16ef0d04" officeooo:paragraph-rsid="16ef0d04"/>
    </style:style>
    <style:style style:name="P205" style:family="paragraph" style:parent-style-name="Text_20_body" style:list-style-name="L1">
      <style:text-properties officeooo:rsid="16ac70ba" officeooo:paragraph-rsid="16ac70ba"/>
    </style:style>
    <style:style style:name="P206" style:family="paragraph" style:parent-style-name="Text_20_body" style:list-style-name="L1">
      <style:text-properties officeooo:rsid="17014996" officeooo:paragraph-rsid="17014996"/>
    </style:style>
    <style:style style:name="P207" style:family="paragraph" style:parent-style-name="Text_20_body" style:list-style-name="L1">
      <style:text-properties officeooo:rsid="17043ea5" officeooo:paragraph-rsid="17043ea5"/>
    </style:style>
    <style:style style:name="P208" style:family="paragraph" style:parent-style-name="Text_20_body" style:list-style-name="L1">
      <style:text-properties officeooo:rsid="16af94bb" officeooo:paragraph-rsid="16af94bb"/>
    </style:style>
    <style:style style:name="P209" style:family="paragraph" style:parent-style-name="Text_20_body" style:list-style-name="L1">
      <style:text-properties style:text-line-through-style="solid" style:text-line-through-type="single" officeooo:rsid="16af2358" officeooo:paragraph-rsid="16af2358"/>
    </style:style>
    <style:style style:name="P210" style:family="paragraph" style:parent-style-name="Text_20_body" style:list-style-name="L1">
      <style:text-properties style:text-line-through-style="solid" style:text-line-through-type="single" officeooo:rsid="16aaae61" officeooo:paragraph-rsid="16aaae61"/>
    </style:style>
    <style:style style:name="P211" style:family="paragraph" style:parent-style-name="Text_20_body" style:list-style-name="L1">
      <style:text-properties style:text-line-through-style="solid" style:text-line-through-type="single" officeooo:rsid="16b529cc" officeooo:paragraph-rsid="16b529cc"/>
    </style:style>
    <style:style style:name="P212" style:family="paragraph" style:parent-style-name="Text_20_body" style:list-style-name="L12">
      <style:text-properties style:text-line-through-style="solid" style:text-line-through-type="single" officeooo:rsid="11295934" officeooo:paragraph-rsid="1168eecd"/>
    </style:style>
    <style:style style:name="P213" style:family="paragraph" style:parent-style-name="Text_20_body" style:list-style-name="L12">
      <style:text-properties style:text-line-through-style="solid" style:text-line-through-type="single" officeooo:rsid="11295934" officeooo:paragraph-rsid="1169d7c7"/>
    </style:style>
    <style:style style:name="P214" style:family="paragraph" style:parent-style-name="Text_20_body" style:list-style-name="L12">
      <style:text-properties style:text-line-through-style="solid" style:text-line-through-type="single" officeooo:rsid="11295934" officeooo:paragraph-rsid="116b70bf"/>
    </style:style>
    <style:style style:name="P215" style:family="paragraph" style:parent-style-name="Text_20_body" style:list-style-name="L12">
      <style:text-properties style:text-line-through-style="solid" style:text-line-through-type="single" officeooo:rsid="117e4024" officeooo:paragraph-rsid="1168eecd"/>
    </style:style>
    <style:style style:name="P216"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17"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18" style:family="paragraph" style:parent-style-name="Text_20_body" style:list-style-name="L24">
      <style:text-properties style:text-line-through-style="solid" style:text-line-through-type="single" officeooo:rsid="16d80ca4" officeooo:paragraph-rsid="16d80ca4"/>
    </style:style>
    <style:style style:name="P219" style:family="paragraph" style:parent-style-name="Text_20_body" style:list-style-name="L25">
      <style:text-properties style:text-line-through-style="solid" style:text-line-through-type="single" officeooo:rsid="16d80ca4" officeooo:paragraph-rsid="16d80ca4"/>
    </style:style>
    <style:style style:name="P220" style:family="paragraph" style:parent-style-name="Text_20_body" style:list-style-name="L24">
      <style:text-properties style:text-line-through-style="solid" style:text-line-through-type="single" officeooo:rsid="16d9539c" officeooo:paragraph-rsid="16d9539c"/>
    </style:style>
    <style:style style:name="P221" style:family="paragraph" style:parent-style-name="Text_20_body" style:list-style-name="L48">
      <style:text-properties style:text-line-through-style="solid" style:text-line-through-type="single" officeooo:rsid="12defad8" officeooo:paragraph-rsid="12defad8"/>
    </style:style>
    <style:style style:name="P222" style:family="paragraph" style:parent-style-name="Text_20_body" style:list-style-name="L1">
      <style:text-properties officeooo:rsid="16b60617" officeooo:paragraph-rsid="16b60617"/>
    </style:style>
    <style:style style:name="P223" style:family="paragraph" style:parent-style-name="Text_20_body" style:list-style-name="L1">
      <style:text-properties officeooo:rsid="16b63787" officeooo:paragraph-rsid="16b63787"/>
    </style:style>
    <style:style style:name="P224" style:family="paragraph" style:parent-style-name="Text_20_body" style:list-style-name="L1">
      <style:text-properties officeooo:rsid="16a920e5" officeooo:paragraph-rsid="16a920e5"/>
    </style:style>
    <style:style style:name="P225" style:family="paragraph" style:parent-style-name="Text_20_body" style:list-style-name="L1">
      <style:text-properties officeooo:rsid="169f6927" officeooo:paragraph-rsid="169f6927"/>
    </style:style>
    <style:style style:name="P226" style:family="paragraph" style:parent-style-name="Text_20_body" style:list-style-name="L1">
      <style:text-properties officeooo:rsid="16a1fd95" officeooo:paragraph-rsid="16a1fd95"/>
    </style:style>
    <style:style style:name="P227" style:family="paragraph" style:parent-style-name="Text_20_body" style:list-style-name="L1">
      <style:text-properties officeooo:rsid="1699c961" officeooo:paragraph-rsid="1699c961"/>
    </style:style>
    <style:style style:name="P228" style:family="paragraph" style:parent-style-name="Text_20_body" style:list-style-name="L1">
      <style:text-properties officeooo:rsid="169b07df" officeooo:paragraph-rsid="169b07df"/>
    </style:style>
    <style:style style:name="P229" style:family="paragraph" style:parent-style-name="Text_20_body" style:list-style-name="L1">
      <style:text-properties officeooo:rsid="169b22a9" officeooo:paragraph-rsid="169b22a9"/>
    </style:style>
    <style:style style:name="P230" style:family="paragraph" style:parent-style-name="Text_20_body" style:list-style-name="L1">
      <style:text-properties officeooo:rsid="169db30f" officeooo:paragraph-rsid="169db30f"/>
    </style:style>
    <style:style style:name="P231" style:family="paragraph" style:parent-style-name="Text_20_body" style:list-style-name="L1">
      <style:text-properties officeooo:rsid="169753cc" officeooo:paragraph-rsid="169753cc"/>
    </style:style>
    <style:style style:name="P232" style:family="paragraph" style:parent-style-name="Text_20_body" style:list-style-name="L1">
      <style:text-properties officeooo:rsid="1698c603" officeooo:paragraph-rsid="1698c603"/>
    </style:style>
    <style:style style:name="P233" style:family="paragraph" style:parent-style-name="Text_20_body" style:list-style-name="L1">
      <style:text-properties officeooo:rsid="139f8b57" officeooo:paragraph-rsid="139f8b57"/>
    </style:style>
    <style:style style:name="P234" style:family="paragraph" style:parent-style-name="Text_20_body" style:list-style-name="L1">
      <style:text-properties officeooo:rsid="15e44bc0" officeooo:paragraph-rsid="15e44bc0"/>
    </style:style>
    <style:style style:name="P235" style:family="paragraph" style:parent-style-name="Text_20_body" style:list-style-name="L1">
      <style:text-properties officeooo:rsid="1508cd73" officeooo:paragraph-rsid="1508cd73"/>
    </style:style>
    <style:style style:name="P236" style:family="paragraph" style:parent-style-name="Text_20_body" style:list-style-name="L1">
      <style:text-properties officeooo:rsid="15181282" officeooo:paragraph-rsid="15181282"/>
    </style:style>
    <style:style style:name="P237" style:family="paragraph" style:parent-style-name="Text_20_body" style:list-style-name="L1">
      <style:text-properties officeooo:rsid="1518f36d" officeooo:paragraph-rsid="1518f36d"/>
    </style:style>
    <style:style style:name="P238" style:family="paragraph" style:parent-style-name="Text_20_body" style:list-style-name="L1">
      <style:text-properties officeooo:rsid="151a180a" officeooo:paragraph-rsid="151a180a"/>
    </style:style>
    <style:style style:name="P239" style:family="paragraph" style:parent-style-name="Text_20_body" style:list-style-name="L1">
      <style:text-properties officeooo:rsid="15b177ab" officeooo:paragraph-rsid="15b177ab"/>
    </style:style>
    <style:style style:name="P240" style:family="paragraph" style:parent-style-name="Text_20_body" style:list-style-name="L1">
      <style:text-properties officeooo:rsid="1248e127" officeooo:paragraph-rsid="15f3ff27"/>
    </style:style>
    <style:style style:name="P241" style:family="paragraph" style:parent-style-name="Text_20_body" style:list-style-name="L1">
      <style:text-properties officeooo:rsid="15e60995" officeooo:paragraph-rsid="15e60995"/>
    </style:style>
    <style:style style:name="P242" style:family="paragraph" style:parent-style-name="Text_20_body" style:list-style-name="L1">
      <style:text-properties officeooo:rsid="15e75545" officeooo:paragraph-rsid="15e75545"/>
    </style:style>
    <style:style style:name="P243" style:family="paragraph" style:parent-style-name="Text_20_body" style:list-style-name="L1">
      <style:text-properties officeooo:rsid="15e9e896" officeooo:paragraph-rsid="15e9e896"/>
    </style:style>
    <style:style style:name="P244" style:family="paragraph" style:parent-style-name="Text_20_body" style:list-style-name="L1">
      <style:text-properties officeooo:rsid="15eae4ad" officeooo:paragraph-rsid="15eae4ad"/>
    </style:style>
    <style:style style:name="P245" style:family="paragraph" style:parent-style-name="Text_20_body" style:list-style-name="L1">
      <style:text-properties officeooo:rsid="15ee1d97" officeooo:paragraph-rsid="15ee1d97"/>
    </style:style>
    <style:style style:name="P246" style:family="paragraph" style:parent-style-name="Text_20_body" style:list-style-name="L1">
      <style:text-properties officeooo:rsid="15f1049f" officeooo:paragraph-rsid="15f1049f"/>
    </style:style>
    <style:style style:name="P247" style:family="paragraph" style:parent-style-name="Text_20_body" style:list-style-name="L1">
      <style:text-properties officeooo:rsid="1675424c" officeooo:paragraph-rsid="1675424c"/>
    </style:style>
    <style:style style:name="P248" style:family="paragraph" style:parent-style-name="Text_20_body" style:list-style-name="L1">
      <style:text-properties officeooo:rsid="1676771a" officeooo:paragraph-rsid="1676771a"/>
    </style:style>
    <style:style style:name="P249" style:family="paragraph" style:parent-style-name="Text_20_body" style:list-style-name="L1">
      <style:text-properties officeooo:rsid="1676cee5" officeooo:paragraph-rsid="1676cee5"/>
    </style:style>
    <style:style style:name="P250" style:family="paragraph" style:parent-style-name="Text_20_body" style:list-style-name="L1">
      <style:text-properties officeooo:rsid="1678712c" officeooo:paragraph-rsid="1678712c"/>
    </style:style>
    <style:style style:name="P251" style:family="paragraph" style:parent-style-name="Text_20_body" style:list-style-name="L1">
      <style:text-properties officeooo:rsid="167b880a" officeooo:paragraph-rsid="167b880a"/>
    </style:style>
    <style:style style:name="P252" style:family="paragraph" style:parent-style-name="Text_20_body" style:list-style-name="L1">
      <style:text-properties officeooo:rsid="167a63d5" officeooo:paragraph-rsid="167a63d5"/>
    </style:style>
    <style:style style:name="P253" style:family="paragraph" style:parent-style-name="Text_20_body" style:list-style-name="L1">
      <style:text-properties officeooo:rsid="167c7f94" officeooo:paragraph-rsid="167c7f94"/>
    </style:style>
    <style:style style:name="P254" style:family="paragraph" style:parent-style-name="Text_20_body" style:list-style-name="L1">
      <style:text-properties officeooo:rsid="167e32d5" officeooo:paragraph-rsid="167e32d5"/>
    </style:style>
    <style:style style:name="P255" style:family="paragraph" style:parent-style-name="Text_20_body" style:list-style-name="L1">
      <style:text-properties officeooo:rsid="167f61ea" officeooo:paragraph-rsid="167f61ea"/>
    </style:style>
    <style:style style:name="P256" style:family="paragraph" style:parent-style-name="Text_20_body" style:list-style-name="L1">
      <style:text-properties officeooo:rsid="1681bb6f" officeooo:paragraph-rsid="1681bb6f"/>
    </style:style>
    <style:style style:name="P257" style:family="paragraph" style:parent-style-name="Text_20_body" style:list-style-name="L1">
      <style:text-properties officeooo:rsid="168787ca" officeooo:paragraph-rsid="168787ca"/>
    </style:style>
    <style:style style:name="P258" style:family="paragraph" style:parent-style-name="Text_20_body" style:list-style-name="L1">
      <style:text-properties officeooo:rsid="1689c186" officeooo:paragraph-rsid="1689c186"/>
    </style:style>
    <style:style style:name="P259" style:family="paragraph" style:parent-style-name="Text_20_body" style:list-style-name="L2">
      <style:text-properties officeooo:paragraph-rsid="1694931f"/>
    </style:style>
    <style:style style:name="P260" style:family="paragraph" style:parent-style-name="Text_20_body" style:list-style-name="L2">
      <style:text-properties fo:language="cs" fo:country="CZ" officeooo:rsid="1694931f" officeooo:paragraph-rsid="1694931f"/>
    </style:style>
    <style:style style:name="P261" style:family="paragraph" style:parent-style-name="Text_20_body" style:list-style-name="L2">
      <style:text-properties fo:language="cs" fo:country="CZ" officeooo:rsid="1694fb80" officeooo:paragraph-rsid="16951101"/>
    </style:style>
    <style:style style:name="P262" style:family="paragraph" style:parent-style-name="Text_20_body" style:list-style-name="L16">
      <style:text-properties fo:language="cs" fo:country="CZ" officeooo:rsid="172b80ff" officeooo:paragraph-rsid="172b80ff"/>
    </style:style>
    <style:style style:name="P263" style:family="paragraph" style:parent-style-name="Text_20_body" style:list-style-name="L34">
      <style:text-properties fo:language="cs" fo:country="CZ" officeooo:rsid="16bab490" officeooo:paragraph-rsid="16bab490"/>
    </style:style>
    <style:style style:name="P264" style:family="paragraph" style:parent-style-name="Text_20_body" style:list-style-name="L53">
      <style:text-properties fo:language="cs" fo:country="CZ" officeooo:rsid="172042ec" officeooo:paragraph-rsid="172042ec"/>
    </style:style>
    <style:style style:name="P265" style:family="paragraph" style:parent-style-name="Text_20_body" style:list-style-name="L2">
      <style:text-properties officeooo:rsid="1694fb80" officeooo:paragraph-rsid="1694fb80"/>
    </style:style>
    <style:style style:name="P266" style:family="paragraph" style:parent-style-name="Text_20_body" style:list-style-name="L2">
      <style:text-properties officeooo:rsid="1694fb80" officeooo:paragraph-rsid="16951101"/>
    </style:style>
    <style:style style:name="P267" style:family="paragraph" style:parent-style-name="Text_20_body" style:list-style-name="L3">
      <style:text-properties officeooo:rsid="0f17be89" officeooo:paragraph-rsid="14150ad9"/>
    </style:style>
    <style:style style:name="P268" style:family="paragraph" style:parent-style-name="Text_20_body" style:list-style-name="L3">
      <style:text-properties officeooo:rsid="0f1721dd" officeooo:paragraph-rsid="13a83f8f"/>
    </style:style>
    <style:style style:name="P269" style:family="paragraph" style:parent-style-name="Text_20_body" style:list-style-name="L4">
      <style:text-properties officeooo:rsid="0f1721dd" officeooo:paragraph-rsid="13a83f8f"/>
    </style:style>
    <style:style style:name="P270" style:family="paragraph" style:parent-style-name="Text_20_body" style:list-style-name="L3">
      <style:text-properties officeooo:rsid="0f1a8ce1" officeooo:paragraph-rsid="13a83f8f"/>
    </style:style>
    <style:style style:name="P271" style:family="paragraph" style:parent-style-name="Text_20_body" style:list-style-name="L4">
      <style:text-properties officeooo:rsid="0f425eba" officeooo:paragraph-rsid="13a83f8f"/>
    </style:style>
    <style:style style:name="P272" style:family="paragraph" style:parent-style-name="Text_20_body" style:list-style-name="L3">
      <style:text-properties officeooo:rsid="13a83f8f" officeooo:paragraph-rsid="13a83f8f"/>
    </style:style>
    <style:style style:name="P273" style:family="paragraph" style:parent-style-name="Text_20_body" style:list-style-name="L3">
      <style:text-properties officeooo:rsid="141e12ac" officeooo:paragraph-rsid="141e12ac"/>
    </style:style>
    <style:style style:name="P274" style:family="paragraph" style:parent-style-name="Text_20_body" style:list-style-name="L3">
      <style:text-properties officeooo:rsid="11119c7b" officeooo:paragraph-rsid="13a83f8f"/>
    </style:style>
    <style:style style:name="P275" style:family="paragraph" style:parent-style-name="Text_20_body" style:list-style-name="L5">
      <style:text-properties officeooo:rsid="13e2d954" officeooo:paragraph-rsid="14150ad9"/>
    </style:style>
    <style:style style:name="P276" style:family="paragraph" style:parent-style-name="Text_20_body" style:list-style-name="L6">
      <style:text-properties officeooo:rsid="0db82cab" officeooo:paragraph-rsid="1514433a"/>
    </style:style>
    <style:style style:name="P277" style:family="paragraph" style:parent-style-name="Text_20_body" style:list-style-name="L7">
      <style:text-properties officeooo:rsid="0db82cab" officeooo:paragraph-rsid="1514433a"/>
    </style:style>
    <style:style style:name="P278" style:family="paragraph" style:parent-style-name="Text_20_body" style:list-style-name="L8">
      <style:text-properties officeooo:rsid="0db82cab" officeooo:paragraph-rsid="1514433a"/>
    </style:style>
    <style:style style:name="P279" style:family="paragraph" style:parent-style-name="Text_20_body" style:list-style-name="L9">
      <style:text-properties officeooo:paragraph-rsid="15e06c48"/>
    </style:style>
    <style:style style:name="P280" style:family="paragraph" style:parent-style-name="Text_20_body" style:list-style-name="L10">
      <style:text-properties officeooo:rsid="13addf9a" officeooo:paragraph-rsid="13addf9a"/>
    </style:style>
    <style:style style:name="P281" style:family="paragraph" style:parent-style-name="Text_20_body" style:list-style-name="L11">
      <style:text-properties officeooo:rsid="13f99c5e" officeooo:paragraph-rsid="13f99c5e"/>
    </style:style>
    <style:style style:name="P282" style:family="paragraph" style:parent-style-name="Text_20_body" style:list-style-name="L14">
      <style:text-properties officeooo:rsid="119fa826" officeooo:paragraph-rsid="11a597fb"/>
    </style:style>
    <style:style style:name="P283" style:family="paragraph" style:parent-style-name="Text_20_body" style:list-style-name="L14">
      <style:text-properties officeooo:rsid="119fa826" officeooo:paragraph-rsid="119fa826"/>
    </style:style>
    <style:style style:name="P284" style:family="paragraph" style:parent-style-name="Text_20_body" style:list-style-name="L14">
      <style:text-properties officeooo:rsid="11a597fb" officeooo:paragraph-rsid="11a597fb"/>
    </style:style>
    <style:style style:name="P285" style:family="paragraph" style:parent-style-name="Text_20_body" style:list-style-name="L15">
      <style:text-properties officeooo:rsid="1023f43a" officeooo:paragraph-rsid="119abb0d"/>
    </style:style>
    <style:style style:name="P286" style:family="paragraph" style:parent-style-name="Text_20_body" style:list-style-name="L15">
      <style:text-properties officeooo:rsid="1023f43a" officeooo:paragraph-rsid="11997953"/>
    </style:style>
    <style:style style:name="P287" style:family="paragraph" style:parent-style-name="Text_20_body" style:list-style-name="L22">
      <style:text-properties officeooo:paragraph-rsid="12b0c0e6"/>
    </style:style>
    <style:style style:name="P288" style:family="paragraph" style:parent-style-name="Text_20_body" style:list-style-name="L22">
      <style:text-properties officeooo:rsid="1242a917" officeooo:paragraph-rsid="1242a917"/>
    </style:style>
    <style:style style:name="P289" style:family="paragraph" style:parent-style-name="Text_20_body" style:list-style-name="L22">
      <style:text-properties officeooo:rsid="1244e575" officeooo:paragraph-rsid="1244e575"/>
    </style:style>
    <style:style style:name="P290" style:family="paragraph" style:parent-style-name="Text_20_body" style:list-style-name="L22">
      <style:text-properties officeooo:rsid="0f062b02" officeooo:paragraph-rsid="12b0c0e6"/>
    </style:style>
    <style:style style:name="P291" style:family="paragraph" style:parent-style-name="Text_20_body" style:list-style-name="L22">
      <style:text-properties officeooo:rsid="0eebe7ad" officeooo:paragraph-rsid="122a5925"/>
    </style:style>
    <style:style style:name="P292" style:family="paragraph" style:parent-style-name="Text_20_body" style:list-style-name="L22">
      <style:text-properties officeooo:rsid="0f128f93" officeooo:paragraph-rsid="122a5925"/>
    </style:style>
    <style:style style:name="P293" style:family="paragraph" style:parent-style-name="Text_20_body" style:list-style-name="L22">
      <style:text-properties officeooo:rsid="1238ac66" officeooo:paragraph-rsid="1238ac66"/>
    </style:style>
    <style:style style:name="P294" style:family="paragraph" style:parent-style-name="Text_20_body" style:list-style-name="L22">
      <style:text-properties officeooo:rsid="1239488c" officeooo:paragraph-rsid="1239488c"/>
    </style:style>
    <style:style style:name="P295" style:family="paragraph" style:parent-style-name="Text_20_body" style:list-style-name="L22">
      <style:text-properties officeooo:rsid="0ef5f9a0" officeooo:paragraph-rsid="122a5925"/>
    </style:style>
    <style:style style:name="P296" style:family="paragraph" style:parent-style-name="Text_20_body" style:list-style-name="L22">
      <style:text-properties officeooo:rsid="0f1890a5" officeooo:paragraph-rsid="122a5925"/>
    </style:style>
    <style:style style:name="P297" style:family="paragraph" style:parent-style-name="Text_20_body" style:list-style-name="L22">
      <style:text-properties officeooo:rsid="0f0229e9" officeooo:paragraph-rsid="122a5925"/>
    </style:style>
    <style:style style:name="P298" style:family="paragraph" style:parent-style-name="Text_20_body" style:list-style-name="L22">
      <style:text-properties officeooo:rsid="0fdd3793" officeooo:paragraph-rsid="122a5925"/>
    </style:style>
    <style:style style:name="P299" style:family="paragraph" style:parent-style-name="Text_20_body" style:list-style-name="L22">
      <style:text-properties officeooo:rsid="0ef83a20" officeooo:paragraph-rsid="122a5925"/>
    </style:style>
    <style:style style:name="P300" style:family="paragraph" style:parent-style-name="Text_20_body" style:list-style-name="L22">
      <style:text-properties officeooo:rsid="0efd0c82" officeooo:paragraph-rsid="122a5925"/>
    </style:style>
    <style:style style:name="P301" style:family="paragraph" style:parent-style-name="Text_20_body" style:list-style-name="L22">
      <style:text-properties officeooo:rsid="0efb8bab" officeooo:paragraph-rsid="122a5925"/>
    </style:style>
    <style:style style:name="P302" style:family="paragraph" style:parent-style-name="Text_20_body" style:list-style-name="L22">
      <style:text-properties officeooo:rsid="0ffd8b5c" officeooo:paragraph-rsid="122a5925"/>
    </style:style>
    <style:style style:name="P303" style:family="paragraph" style:parent-style-name="Text_20_body" style:list-style-name="L22">
      <style:text-properties officeooo:rsid="1379fee8" officeooo:paragraph-rsid="138cbcfa"/>
    </style:style>
    <style:style style:name="P304" style:family="paragraph" style:parent-style-name="Text_20_body" style:list-style-name="L22">
      <style:text-properties officeooo:rsid="12f1c0de" officeooo:paragraph-rsid="12f1c0de"/>
    </style:style>
    <style:style style:name="P305" style:family="paragraph" style:parent-style-name="Text_20_body" style:list-style-name="L22">
      <style:text-properties officeooo:rsid="12f08c1b" officeooo:paragraph-rsid="12f08c1b"/>
    </style:style>
    <style:style style:name="P306" style:family="paragraph" style:parent-style-name="Text_20_body" style:list-style-name="L22">
      <style:text-properties officeooo:rsid="12fed93d" officeooo:paragraph-rsid="12fed93d"/>
    </style:style>
    <style:style style:name="P307" style:family="paragraph" style:parent-style-name="Text_20_body" style:list-style-name="L22">
      <style:text-properties fo:font-style="normal" officeooo:rsid="16c79f8c" officeooo:paragraph-rsid="16c79f8c" style:font-style-asian="normal" style:font-style-complex="normal"/>
    </style:style>
    <style:style style:name="P308" style:family="paragraph" style:parent-style-name="Text_20_body" style:list-style-name="L51">
      <style:text-properties fo:font-style="normal" officeooo:rsid="131ab82a" officeooo:paragraph-rsid="131ab82a" style:font-style-asian="normal" style:font-style-complex="normal"/>
    </style:style>
    <style:style style:name="P309" style:family="paragraph" style:parent-style-name="Text_20_body" style:list-style-name="L22">
      <style:text-properties officeooo:rsid="0ee8c6f0" officeooo:paragraph-rsid="122a5925"/>
    </style:style>
    <style:style style:name="P310" style:family="paragraph" style:parent-style-name="Text_20_body" style:list-style-name="L23">
      <style:text-properties style:text-line-through-style="none" style:text-line-through-type="none" officeooo:rsid="0f37bb41" officeooo:paragraph-rsid="127cba37"/>
    </style:style>
    <style:style style:name="P311" style:family="paragraph" style:parent-style-name="Text_20_body" style:list-style-name="L23">
      <style:text-properties style:text-line-through-style="none" style:text-line-through-type="none" officeooo:rsid="16e00d1b" officeooo:paragraph-rsid="16e00d1b"/>
    </style:style>
    <style:style style:name="P312" style:family="paragraph" style:parent-style-name="Text_20_body" style:list-style-name="L26">
      <style:text-properties officeooo:rsid="0fc19037" officeooo:paragraph-rsid="12bd1f77"/>
    </style:style>
    <style:style style:name="P313" style:family="paragraph" style:parent-style-name="Text_20_body" style:list-style-name="L27">
      <style:text-properties officeooo:rsid="14c8a310" officeooo:paragraph-rsid="14c8a310"/>
    </style:style>
    <style:style style:name="P314" style:family="paragraph" style:parent-style-name="Text_20_body" style:list-style-name="L30">
      <style:text-properties officeooo:rsid="0dd2dce1" officeooo:paragraph-rsid="127adb28"/>
    </style:style>
    <style:style style:name="P315" style:family="paragraph" style:parent-style-name="Text_20_body" style:list-style-name="L30">
      <style:text-properties officeooo:rsid="0ff85820" officeooo:paragraph-rsid="127adb28"/>
    </style:style>
    <style:style style:name="P316" style:family="paragraph" style:parent-style-name="Text_20_body" style:list-style-name="L30">
      <style:text-properties officeooo:rsid="0ffbb3c0" officeooo:paragraph-rsid="127adb28"/>
    </style:style>
    <style:style style:name="P317" style:family="paragraph" style:parent-style-name="Text_20_body" style:list-style-name="L30">
      <style:text-properties officeooo:rsid="1009ddd8" officeooo:paragraph-rsid="127adb28"/>
    </style:style>
    <style:style style:name="P318" style:family="paragraph" style:parent-style-name="Text_20_body" style:list-style-name="L30">
      <style:text-properties officeooo:rsid="0ff90215" officeooo:paragraph-rsid="127adb28"/>
    </style:style>
    <style:style style:name="P319" style:family="paragraph" style:parent-style-name="Text_20_body" style:list-style-name="L31">
      <style:text-properties officeooo:rsid="1175d483" officeooo:paragraph-rsid="133a3285"/>
    </style:style>
    <style:style style:name="P320" style:family="paragraph" style:parent-style-name="Text_20_body" style:list-style-name="L32">
      <style:text-properties officeooo:rsid="0f3e2872" officeooo:paragraph-rsid="128031e0"/>
    </style:style>
    <style:style style:name="P321" style:family="paragraph" style:parent-style-name="Text_20_body" style:list-style-name="L33">
      <style:text-properties officeooo:rsid="0f3e2872" officeooo:paragraph-rsid="128031e0"/>
    </style:style>
    <style:style style:name="P322" style:family="paragraph" style:parent-style-name="Text_20_body" style:list-style-name="L33">
      <style:text-properties officeooo:rsid="0f43edda" officeooo:paragraph-rsid="128031e0"/>
    </style:style>
    <style:style style:name="P323" style:family="paragraph" style:parent-style-name="Text_20_body" style:list-style-name="L33">
      <style:text-properties officeooo:rsid="0f45721a" officeooo:paragraph-rsid="128031e0"/>
    </style:style>
    <style:style style:name="P324" style:family="paragraph" style:parent-style-name="Text_20_body" style:list-style-name="L33">
      <style:text-properties officeooo:rsid="0f4d358f" officeooo:paragraph-rsid="128031e0"/>
    </style:style>
    <style:style style:name="P325" style:family="paragraph" style:parent-style-name="Text_20_body" style:list-style-name="L33">
      <style:text-properties officeooo:rsid="0f2aa10b" officeooo:paragraph-rsid="128031e0"/>
    </style:style>
    <style:style style:name="P326" style:family="paragraph" style:parent-style-name="Text_20_body" style:list-style-name="L33">
      <style:text-properties officeooo:rsid="0f3fcd31" officeooo:paragraph-rsid="128031e0"/>
    </style:style>
    <style:style style:name="P327" style:family="paragraph" style:parent-style-name="Text_20_body" style:list-style-name="L34">
      <style:text-properties officeooo:rsid="16bab490" officeooo:paragraph-rsid="16bab490"/>
    </style:style>
    <style:style style:name="P328" style:family="paragraph" style:parent-style-name="Text_20_body" style:list-style-name="L35">
      <style:text-properties officeooo:rsid="13bcbb86" officeooo:paragraph-rsid="171e9cdc"/>
    </style:style>
    <style:style style:name="P329" style:family="paragraph" style:parent-style-name="Text_20_body" style:list-style-name="L35">
      <style:text-properties officeooo:rsid="13bf4e3b" officeooo:paragraph-rsid="171e9cdc"/>
    </style:style>
    <style:style style:name="P330" style:family="paragraph" style:parent-style-name="Text_20_body" style:list-style-name="L35">
      <style:text-properties officeooo:rsid="13d9d58e" officeooo:paragraph-rsid="171e9cdc"/>
    </style:style>
    <style:style style:name="P331" style:family="paragraph" style:parent-style-name="Text_20_body" style:list-style-name="L35">
      <style:text-properties officeooo:rsid="13e2a301" officeooo:paragraph-rsid="171e9cdc"/>
    </style:style>
    <style:style style:name="P332" style:family="paragraph" style:parent-style-name="Text_20_body" style:list-style-name="L36">
      <style:text-properties officeooo:rsid="17333801" officeooo:paragraph-rsid="17333801"/>
    </style:style>
    <style:style style:name="P333" style:family="paragraph" style:parent-style-name="Text_20_body" style:list-style-name="L36">
      <style:text-properties officeooo:rsid="173381ac" officeooo:paragraph-rsid="173381ac"/>
    </style:style>
    <style:style style:name="P334" style:family="paragraph" style:parent-style-name="Text_20_body" style:list-style-name="L37">
      <style:text-properties officeooo:rsid="12cf0b48" officeooo:paragraph-rsid="12cf0b48"/>
    </style:style>
    <style:style style:name="P335" style:family="paragraph" style:parent-style-name="Text_20_body" style:list-style-name="L37">
      <style:text-properties officeooo:rsid="137b4eb5" officeooo:paragraph-rsid="138d8f86"/>
    </style:style>
    <style:style style:name="P336" style:family="paragraph" style:parent-style-name="Text_20_body" style:list-style-name="L39">
      <style:text-properties officeooo:rsid="0eb737aa" officeooo:paragraph-rsid="14cc9ee1"/>
    </style:style>
    <style:style style:name="P337" style:family="paragraph" style:parent-style-name="Text_20_body" style:list-style-name="L39">
      <style:text-properties officeooo:rsid="0eb737aa" officeooo:paragraph-rsid="1549a4b1"/>
    </style:style>
    <style:style style:name="P338" style:family="paragraph" style:parent-style-name="Text_20_body" style:list-style-name="L39">
      <style:text-properties officeooo:rsid="15b48360" officeooo:paragraph-rsid="15dae2c4"/>
    </style:style>
    <style:style style:name="P339" style:family="paragraph" style:parent-style-name="Text_20_body" style:list-style-name="L39">
      <style:text-properties officeooo:rsid="15b48360" officeooo:paragraph-rsid="15b48360"/>
    </style:style>
    <style:style style:name="P340" style:family="paragraph" style:parent-style-name="Text_20_body" style:list-style-name="L39">
      <style:text-properties officeooo:rsid="15ca7fe9" officeooo:paragraph-rsid="15ca7fe9"/>
    </style:style>
    <style:style style:name="P341" style:family="paragraph" style:parent-style-name="Text_20_body" style:list-style-name="L39">
      <style:text-properties officeooo:rsid="15ca7fe9" officeooo:paragraph-rsid="15cf4501"/>
    </style:style>
    <style:style style:name="P342" style:family="paragraph" style:parent-style-name="Text_20_body" style:list-style-name="L39">
      <style:text-properties officeooo:rsid="15ccb982" officeooo:paragraph-rsid="15ce9609"/>
    </style:style>
    <style:style style:name="P343" style:family="paragraph" style:parent-style-name="Text_20_body" style:list-style-name="L39">
      <style:text-properties officeooo:rsid="15cc3410" officeooo:paragraph-rsid="15cf4501"/>
    </style:style>
    <style:style style:name="P344" style:family="paragraph" style:parent-style-name="Text_20_body" style:list-style-name="L39">
      <style:text-properties officeooo:rsid="15cc3410" officeooo:paragraph-rsid="15cc3410"/>
    </style:style>
    <style:style style:name="P345" style:family="paragraph" style:parent-style-name="Text_20_body" style:list-style-name="L39">
      <style:text-properties officeooo:rsid="15cf4501" officeooo:paragraph-rsid="15cf4501"/>
    </style:style>
    <style:style style:name="P346" style:family="paragraph" style:parent-style-name="Text_20_body" style:list-style-name="L39">
      <style:text-properties officeooo:rsid="15d34822" officeooo:paragraph-rsid="15d34822"/>
    </style:style>
    <style:style style:name="P347" style:family="paragraph" style:parent-style-name="Text_20_body" style:list-style-name="L39">
      <style:text-properties officeooo:rsid="15d511d3" officeooo:paragraph-rsid="15d511d3"/>
    </style:style>
    <style:style style:name="P348" style:family="paragraph" style:parent-style-name="Text_20_body" style:list-style-name="L40">
      <style:text-properties officeooo:rsid="14c5ad3a" officeooo:paragraph-rsid="14c5ad3a"/>
    </style:style>
    <style:style style:name="P349" style:family="paragraph" style:parent-style-name="Text_20_body" style:list-style-name="L41">
      <style:text-properties officeooo:rsid="14c5ad3a" officeooo:paragraph-rsid="14c5ad3a"/>
    </style:style>
    <style:style style:name="P350" style:family="paragraph" style:parent-style-name="Text_20_body" style:list-style-name="L42">
      <style:text-properties officeooo:rsid="172f3e20" officeooo:paragraph-rsid="172f3e20"/>
    </style:style>
    <style:style style:name="P351" style:family="paragraph" style:parent-style-name="Text_20_body" style:list-style-name="L43">
      <style:text-properties officeooo:rsid="0ee8134e" officeooo:paragraph-rsid="0ee8134e"/>
    </style:style>
    <style:style style:name="P352" style:family="paragraph" style:parent-style-name="Text_20_body" style:list-style-name="L44">
      <style:text-properties officeooo:paragraph-rsid="15552862"/>
    </style:style>
    <style:style style:name="P353" style:family="paragraph" style:parent-style-name="Text_20_body" style:list-style-name="L44">
      <style:text-properties officeooo:paragraph-rsid="14e1477a"/>
    </style:style>
    <style:style style:name="P354" style:family="paragraph" style:parent-style-name="Text_20_body" style:list-style-name="L44">
      <style:text-properties officeooo:rsid="15d74249" officeooo:paragraph-rsid="15d74249"/>
    </style:style>
    <style:style style:name="P355" style:family="paragraph" style:parent-style-name="Text_20_body" style:list-style-name="L44">
      <style:text-properties officeooo:rsid="14e7e306" officeooo:paragraph-rsid="14eb3d2c"/>
    </style:style>
    <style:style style:name="P356" style:family="paragraph" style:parent-style-name="Text_20_body" style:list-style-name="L45">
      <style:text-properties officeooo:paragraph-rsid="15d7d62b"/>
    </style:style>
    <style:style style:name="P357" style:family="paragraph" style:parent-style-name="Text_20_body" style:list-style-name="L45">
      <style:text-properties officeooo:rsid="15d7d62b" officeooo:paragraph-rsid="15d7d62b"/>
    </style:style>
    <style:style style:name="P358" style:family="paragraph" style:parent-style-name="Text_20_body" style:list-style-name="L39">
      <style:text-properties officeooo:rsid="15d8233e" officeooo:paragraph-rsid="15d8233e"/>
    </style:style>
    <style:style style:name="P359" style:family="paragraph" style:parent-style-name="Text_20_body" style:list-style-name="L46">
      <style:text-properties officeooo:rsid="1552adbc" officeooo:paragraph-rsid="1552adbc"/>
    </style:style>
    <style:style style:name="P360" style:family="paragraph" style:parent-style-name="Text_20_body" style:list-style-name="L47">
      <style:text-properties officeooo:rsid="14f37e3f" officeooo:paragraph-rsid="154d35df"/>
    </style:style>
    <style:style style:name="P361" style:family="paragraph" style:parent-style-name="Text_20_body" style:list-style-name="L39">
      <style:text-properties officeooo:rsid="14ea2b82" officeooo:paragraph-rsid="1552adbc"/>
    </style:style>
    <style:style style:name="P362" style:family="paragraph" style:parent-style-name="Text_20_body" style:list-style-name="L49">
      <style:text-properties officeooo:rsid="1308b37c" officeooo:paragraph-rsid="1308b37c"/>
    </style:style>
    <style:style style:name="P363" style:family="paragraph" style:parent-style-name="Text_20_body" style:list-style-name="L49">
      <style:text-properties officeooo:rsid="130a9501" officeooo:paragraph-rsid="130a9501"/>
    </style:style>
    <style:style style:name="P364" style:family="paragraph" style:parent-style-name="Text_20_body" style:list-style-name="L50">
      <style:text-properties officeooo:rsid="17239b2c" officeooo:paragraph-rsid="17239b2c"/>
    </style:style>
    <style:style style:name="P365" style:family="paragraph" style:parent-style-name="Text_20_body" style:list-style-name="L50">
      <style:text-properties officeooo:rsid="17239b2c" officeooo:paragraph-rsid="17280bd0"/>
    </style:style>
    <style:style style:name="P366" style:family="paragraph" style:parent-style-name="Text_20_body" style:list-style-name="L52">
      <style:text-properties officeooo:rsid="1077771e" officeooo:paragraph-rsid="10b9880a"/>
    </style:style>
    <style:style style:name="P367" style:family="paragraph" style:parent-style-name="Text_20_body" style:list-style-name="L52">
      <style:text-properties officeooo:rsid="1077771e" officeooo:paragraph-rsid="108074fc"/>
    </style:style>
    <style:style style:name="P368" style:family="paragraph" style:parent-style-name="Text_20_body" style:list-style-name="L53">
      <style:text-properties officeooo:paragraph-rsid="149bbb19"/>
    </style:style>
    <style:style style:name="P369" style:family="paragraph" style:parent-style-name="Text_20_body" style:list-style-name="L53">
      <style:text-properties officeooo:rsid="10af30c8" officeooo:paragraph-rsid="10af30c8"/>
    </style:style>
    <style:style style:name="P370" style:family="paragraph" style:parent-style-name="Text_20_body" style:list-style-name="L54">
      <style:text-properties officeooo:rsid="156b556c" officeooo:paragraph-rsid="156b556c"/>
    </style:style>
    <style:style style:name="P371" style:family="paragraph" style:parent-style-name="Text_20_body" style:list-style-name="L55">
      <style:text-properties officeooo:rsid="156b556c" officeooo:paragraph-rsid="156b556c"/>
    </style:style>
    <style:style style:name="P372" style:family="paragraph" style:parent-style-name="Text_20_body" style:list-style-name="L55">
      <style:text-properties officeooo:rsid="156b556c" officeooo:paragraph-rsid="157d6686"/>
    </style:style>
    <style:style style:name="P373" style:family="paragraph" style:parent-style-name="Text_20_body" style:list-style-name="L55">
      <style:text-properties officeooo:rsid="156b556c" officeooo:paragraph-rsid="1586b1d4"/>
    </style:style>
    <style:style style:name="P374" style:family="paragraph" style:parent-style-name="Text_20_body" style:list-style-name="L55">
      <style:text-properties officeooo:rsid="156b556c" officeooo:paragraph-rsid="1581a9b9"/>
    </style:style>
    <style:style style:name="P375" style:family="paragraph" style:parent-style-name="Text_20_body" style:list-style-name="L54">
      <style:text-properties officeooo:rsid="15700d41" officeooo:paragraph-rsid="15a70636"/>
    </style:style>
    <style:style style:name="P376" style:family="paragraph" style:parent-style-name="Text_20_body" style:list-style-name="L55">
      <style:text-properties officeooo:rsid="15a2ad33" officeooo:paragraph-rsid="15a2ad33"/>
    </style:style>
    <style:style style:name="P377" style:family="paragraph" style:parent-style-name="Text_20_body" style:list-style-name="L55">
      <style:text-properties officeooo:rsid="156d1f3b" officeooo:paragraph-rsid="156d1f3b"/>
    </style:style>
    <style:style style:name="P378" style:family="paragraph" style:parent-style-name="Text_20_body" style:list-style-name="L55">
      <style:text-properties officeooo:rsid="15951ee6" officeooo:paragraph-rsid="15951ee6"/>
    </style:style>
    <style:style style:name="P379" style:family="paragraph" style:parent-style-name="Text_20_body" style:list-style-name="L56">
      <style:text-properties officeooo:rsid="12c8c6da" officeooo:paragraph-rsid="16073f5b"/>
    </style:style>
    <style:style style:name="P380" style:family="paragraph" style:parent-style-name="Text_20_body" style:list-style-name="L57">
      <style:text-properties officeooo:rsid="164e3b7e" officeooo:paragraph-rsid="164e3b7e"/>
    </style:style>
    <style:style style:name="P381" style:family="paragraph" style:parent-style-name="Text_20_body" style:list-style-name="L58">
      <style:text-properties officeooo:rsid="1621ff56" officeooo:paragraph-rsid="1624da1b"/>
    </style:style>
    <style:style style:name="P382" style:family="paragraph" style:parent-style-name="Text_20_body" style:list-style-name="L58">
      <style:text-properties officeooo:rsid="1626bafa" officeooo:paragraph-rsid="1626bafa"/>
    </style:style>
    <style:style style:name="P383" style:family="paragraph" style:parent-style-name="Text_20_body" style:list-style-name="L59">
      <style:text-properties officeooo:rsid="1634da8f" officeooo:paragraph-rsid="16395ccf"/>
    </style:style>
    <style:style style:name="P384" style:family="paragraph" style:parent-style-name="Text_20_body" style:list-style-name="L59">
      <style:text-properties officeooo:rsid="1636cec2" officeooo:paragraph-rsid="1636cec2"/>
    </style:style>
    <style:style style:name="P385" style:family="paragraph" style:parent-style-name="Text_20_body" style:list-style-name="L60">
      <style:text-properties officeooo:rsid="146981d0" officeooo:paragraph-rsid="14628ac9"/>
    </style:style>
    <style:style style:name="P386" style:family="paragraph" style:parent-style-name="Text_20_body" style:list-style-name="L60">
      <style:text-properties officeooo:rsid="146a8afe" officeooo:paragraph-rsid="146a8afe"/>
    </style:style>
    <style:style style:name="P387" style:family="paragraph" style:parent-style-name="Text_20_body" style:list-style-name="L60">
      <style:text-properties officeooo:rsid="148adcd8" officeooo:paragraph-rsid="159f9a5b"/>
    </style:style>
    <style:style style:name="P388" style:family="paragraph" style:parent-style-name="Text_20_body" style:list-style-name="L60">
      <style:text-properties officeooo:rsid="1471d6ba" officeooo:paragraph-rsid="159f9a5b"/>
    </style:style>
    <style:style style:name="P389" style:family="paragraph" style:parent-style-name="Text_20_body" style:list-style-name="L61">
      <style:text-properties officeooo:rsid="14628ac9" officeooo:paragraph-rsid="148ff42c"/>
    </style:style>
    <style:style style:name="P390" style:family="paragraph" style:parent-style-name="Text_20_body" style:list-style-name="L62">
      <style:text-properties officeooo:rsid="1719b11b" officeooo:paragraph-rsid="1719b11b"/>
    </style:style>
    <style:style style:name="P391" style:family="paragraph" style:parent-style-name="Text_20_body" style:list-style-name="L62">
      <style:text-properties officeooo:rsid="171b82b8" officeooo:paragraph-rsid="171b82b8"/>
    </style:style>
    <style:style style:name="P392" style:family="paragraph" style:parent-style-name="Text_20_body" style:list-style-name="L63">
      <style:text-properties officeooo:rsid="14802dd0" officeooo:paragraph-rsid="14802dd0"/>
    </style:style>
    <style:style style:name="P393" style:family="paragraph" style:parent-style-name="List_20_of_20_Items" style:list-style-name="L28"/>
    <style:style style:name="P394" style:family="paragraph" style:parent-style-name="List_20_of_20_Items" style:list-style-name="L29"/>
    <style:style style:name="P395" style:family="paragraph" style:parent-style-name="Heading_20_4">
      <style:text-properties style:text-line-through-style="none" style:text-line-through-type="none"/>
    </style:style>
    <style:style style:name="P396" style:family="paragraph" style:parent-style-name="Heading_20_4">
      <style:text-properties style:text-line-through-style="solid" style:text-line-through-type="single"/>
    </style:style>
    <style:style style:name="P397" style:family="paragraph" style:parent-style-name="Example" style:list-style-name="L17"/>
    <style:style style:name="P398" style:family="paragraph" style:parent-style-name="Example" style:list-style-name="L18"/>
    <style:style style:name="P399" style:family="paragraph" style:parent-style-name="Example" style:list-style-name="L19"/>
    <style:style style:name="P400" style:family="paragraph" style:parent-style-name="Example" style:list-style-name="L20"/>
    <style:style style:name="P401" style:family="paragraph" style:parent-style-name="Example" style:list-style-name="L20">
      <style:text-properties officeooo:paragraph-rsid="1500c605"/>
    </style:style>
    <style:style style:name="P402" style:family="paragraph" style:parent-style-name="Example" style:list-style-name="L21"/>
    <style:style style:name="P403" style:family="paragraph" style:parent-style-name="Example" style:list-style-name="L22"/>
    <style:style style:name="P404" style:family="paragraph" style:parent-style-name="Example" style:list-style-name="L38"/>
    <style:style style:name="P405" style:family="paragraph" style:parent-style-name="Example" style:list-style-name="L38">
      <style:text-properties officeooo:rsid="0ee5256a" officeooo:paragraph-rsid="15c7dc3b"/>
    </style:style>
    <style:style style:name="P406" style:family="paragraph" style:parent-style-name="Example" style:list-style-name="L52"/>
    <style:style style:name="P407" style:family="paragraph" style:parent-style-name="Heading_20_2">
      <style:text-properties officeooo:rsid="13e2d954" officeooo:paragraph-rsid="14150ad9"/>
    </style:style>
    <style:style style:name="P408" style:family="paragraph" style:parent-style-name="Heading_20_2">
      <style:text-properties officeooo:paragraph-rsid="1514433a"/>
    </style:style>
    <style:style style:name="P409" style:family="paragraph" style:parent-style-name="Heading_20_2">
      <style:text-properties officeooo:rsid="13b07c0a" officeooo:paragraph-rsid="13b07c0a"/>
    </style:style>
    <style:style style:name="P410" style:family="paragraph" style:parent-style-name="Heading_20_2">
      <style:text-properties officeooo:rsid="13addf9a" officeooo:paragraph-rsid="13addf9a"/>
    </style:style>
    <style:style style:name="P411" style:family="paragraph" style:parent-style-name="Heading_20_2">
      <style:text-properties officeooo:paragraph-rsid="13a83f8f"/>
    </style:style>
    <style:style style:name="P412" style:family="paragraph" style:parent-style-name="Heading_20_2">
      <style:text-properties style:text-line-through-style="solid" style:text-line-through-type="single"/>
    </style:style>
    <style:style style:name="P413" style:family="paragraph" style:parent-style-name="Heading_20_2">
      <style:text-properties style:text-line-through-style="solid" style:text-line-through-type="single" officeooo:rsid="13f67788" officeooo:paragraph-rsid="13f67788"/>
    </style:style>
    <style:style style:name="P414" style:family="paragraph" style:parent-style-name="Heading_20_2">
      <style:text-properties officeooo:rsid="16572240" officeooo:paragraph-rsid="16572240"/>
    </style:style>
    <style:style style:name="P415" style:family="paragraph" style:parent-style-name="Heading_20_2">
      <style:text-properties officeooo:paragraph-rsid="1660cfd4"/>
    </style:style>
    <style:style style:name="P416" style:family="paragraph" style:parent-style-name="Heading_20_2">
      <style:text-properties officeooo:paragraph-rsid="11388ef3"/>
    </style:style>
    <style:style style:name="P417" style:family="paragraph" style:parent-style-name="Heading_20_2">
      <style:text-properties officeooo:rsid="132e4739" officeooo:paragraph-rsid="132e4739"/>
    </style:style>
    <style:style style:name="P418" style:family="paragraph" style:parent-style-name="Heading_20_2">
      <style:text-properties officeooo:paragraph-rsid="127adb28"/>
    </style:style>
    <style:style style:name="P419" style:family="paragraph" style:parent-style-name="Heading_20_2">
      <style:text-properties officeooo:rsid="14c6ec70" officeooo:paragraph-rsid="14c6ec70"/>
    </style:style>
    <style:style style:name="P420" style:family="paragraph" style:parent-style-name="Heading_20_2">
      <style:text-properties officeooo:rsid="17320abe" officeooo:paragraph-rsid="17320abe"/>
    </style:style>
    <style:style style:name="P421" style:family="paragraph" style:parent-style-name="Heading_20_2">
      <style:text-properties officeooo:rsid="137b1378" officeooo:paragraph-rsid="138d8f86"/>
    </style:style>
    <style:style style:name="P422" style:family="paragraph" style:parent-style-name="Heading_20_2">
      <style:text-properties officeooo:paragraph-rsid="14e1477a"/>
    </style:style>
    <style:style style:name="P423" style:family="paragraph" style:parent-style-name="Heading_20_2">
      <style:text-properties officeooo:rsid="153539a5" officeooo:paragraph-rsid="153539a5"/>
    </style:style>
    <style:style style:name="P424" style:family="paragraph" style:parent-style-name="Heading_20_2">
      <style:text-properties officeooo:rsid="14e0c600" officeooo:paragraph-rsid="14e1477a"/>
    </style:style>
    <style:style style:name="P425" style:family="paragraph" style:parent-style-name="Heading_20_2">
      <style:text-properties officeooo:paragraph-rsid="131564e6"/>
    </style:style>
    <style:style style:name="P426" style:family="paragraph" style:parent-style-name="Heading_20_2">
      <style:text-properties officeooo:rsid="1349e3ed" officeooo:paragraph-rsid="1349e3ed"/>
    </style:style>
    <style:style style:name="P427" style:family="paragraph" style:parent-style-name="Heading_20_2">
      <style:text-properties officeooo:rsid="15f5671d" officeooo:paragraph-rsid="15f5671d"/>
    </style:style>
    <style:style style:name="P428" style:family="paragraph" style:parent-style-name="Heading_20_2">
      <style:text-properties officeooo:rsid="1491aa26" officeooo:paragraph-rsid="1491aa26"/>
    </style:style>
    <style:style style:name="P429" style:family="paragraph" style:parent-style-name="Heading_20_2">
      <style:text-properties officeooo:rsid="168f1360" officeooo:paragraph-rsid="168f1360"/>
    </style:style>
    <style:style style:name="P430" style:family="paragraph" style:parent-style-name="Heading_20_2">
      <style:text-properties officeooo:paragraph-rsid="16315210"/>
    </style:style>
    <style:style style:name="P431" style:family="paragraph" style:parent-style-name="Heading_20_2">
      <style:text-properties officeooo:rsid="163063db" officeooo:paragraph-rsid="163063db"/>
    </style:style>
    <style:style style:name="P432" style:family="paragraph" style:parent-style-name="Heading_20_1">
      <style:text-properties officeooo:rsid="108bcbf7" officeooo:paragraph-rsid="108bcbf7"/>
    </style:style>
    <style:style style:name="P433" style:family="paragraph" style:parent-style-name="Heading_20_1">
      <style:text-properties officeooo:rsid="0de1649f" officeooo:paragraph-rsid="13a83f8f"/>
    </style:style>
    <style:style style:name="P434" style:family="paragraph" style:parent-style-name="Heading_20_1">
      <style:text-properties officeooo:rsid="1119e1bb" officeooo:paragraph-rsid="14065b79"/>
    </style:style>
    <style:style style:name="P435" style:family="paragraph" style:parent-style-name="Heading_20_1">
      <style:text-properties officeooo:rsid="109943b2" officeooo:paragraph-rsid="109943b2"/>
    </style:style>
    <style:style style:name="P436" style:family="paragraph" style:parent-style-name="Heading_20_1">
      <style:text-properties officeooo:rsid="10759a8b" officeooo:paragraph-rsid="10759a8b"/>
    </style:style>
    <style:style style:name="P437" style:family="paragraph" style:parent-style-name="Heading_20_1">
      <style:text-properties officeooo:rsid="1707b499" officeooo:paragraph-rsid="1707b499"/>
    </style:style>
    <style:style style:name="P438" style:family="paragraph" style:parent-style-name="Heading_20_1">
      <style:paragraph-properties fo:break-before="page"/>
      <style:text-properties officeooo:rsid="139f6ca3" officeooo:paragraph-rsid="108bcbf7"/>
    </style:style>
    <style:style style:name="P439" style:family="paragraph" style:parent-style-name="Heading_20_3" style:list-style-name="L1">
      <style:text-properties officeooo:paragraph-rsid="15f3ff27"/>
    </style:style>
    <style:style style:name="P440" style:family="paragraph" style:parent-style-name="Heading_20_3">
      <style:text-properties officeooo:paragraph-rsid="13c123ff"/>
    </style:style>
    <style:style style:name="P441" style:family="paragraph" style:parent-style-name="Heading_20_3">
      <style:text-properties officeooo:rsid="1658caa3" officeooo:paragraph-rsid="1664d5dd"/>
    </style:style>
    <style:style style:name="P442" style:family="paragraph" style:parent-style-name="Heading_20_3">
      <style:text-properties officeooo:rsid="17320abe" officeooo:paragraph-rsid="17320abe"/>
    </style:style>
    <style:style style:name="P443" style:family="paragraph" style:parent-style-name="Heading_20_3">
      <style:text-properties officeooo:rsid="15c7dc3b" officeooo:paragraph-rsid="15c7dc3b"/>
    </style:style>
    <style:style style:name="P444" style:family="paragraph" style:parent-style-name="Heading_20_3">
      <style:text-properties officeooo:rsid="1483bbd2" officeooo:paragraph-rsid="1483bbd2"/>
    </style:style>
    <style:style style:name="P4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fo:font-style="italic" officeooo:rsid="16c234ca" style:font-style-asian="italic" style:font-style-complex="italic"/>
    </style:style>
    <style:style style:name="T150" style:family="text">
      <style:text-properties fo:font-style="italic" officeooo:rsid="16c2f21c" style:font-style-asian="italic" style:font-style-complex="italic"/>
    </style:style>
    <style:style style:name="T151" style:family="text">
      <style:text-properties fo:font-style="italic" officeooo:rsid="16c94921" style:font-style-asian="italic" style:font-style-complex="italic"/>
    </style:style>
    <style:style style:name="T152" style:family="text">
      <style:text-properties fo:font-style="italic" officeooo:rsid="16ca7a79" style:font-style-asian="italic" style:font-style-complex="italic"/>
    </style:style>
    <style:style style:name="T153" style:family="text">
      <style:text-properties fo:font-style="italic" officeooo:rsid="16cf58e9" style:font-style-asian="italic" style:font-style-complex="italic"/>
    </style:style>
    <style:style style:name="T154" style:family="text">
      <style:text-properties fo:font-style="italic" officeooo:rsid="16d9539c" style:font-style-asian="italic" style:font-style-complex="italic"/>
    </style:style>
    <style:style style:name="T155" style:family="text">
      <style:text-properties fo:font-style="italic" officeooo:rsid="16e8061d" style:font-style-asian="italic" style:font-style-complex="italic"/>
    </style:style>
    <style:style style:name="T156" style:family="text">
      <style:text-properties fo:font-style="italic" officeooo:rsid="13e65e33" style:font-style-asian="italic" style:font-style-complex="italic"/>
    </style:style>
    <style:style style:name="T157" style:family="text">
      <style:text-properties officeooo:rsid="0de69035"/>
    </style:style>
    <style:style style:name="T158" style:family="text">
      <style:text-properties officeooo:rsid="0df8ab2d"/>
    </style:style>
    <style:style style:name="T159" style:family="text">
      <style:text-properties officeooo:rsid="0dfc11b1"/>
    </style:style>
    <style:style style:name="T160" style:family="text">
      <style:text-properties officeooo:rsid="0e3eae84"/>
    </style:style>
    <style:style style:name="T161" style:family="text">
      <style:text-properties officeooo:rsid="0e11bfda"/>
    </style:style>
    <style:style style:name="T162" style:family="text">
      <style:text-properties officeooo:rsid="0e3fbf9d"/>
    </style:style>
    <style:style style:name="T163" style:family="text">
      <style:text-properties officeooo:rsid="0e42d72e"/>
    </style:style>
    <style:style style:name="T164" style:family="text">
      <style:text-properties fo:font-style="normal" style:font-style-asian="normal" style:font-style-complex="normal"/>
    </style:style>
    <style:style style:name="T165" style:family="text">
      <style:text-properties fo:font-style="normal" officeooo:rsid="10052c70" style:font-style-asian="normal" style:font-style-complex="normal"/>
    </style:style>
    <style:style style:name="T166" style:family="text">
      <style:text-properties fo:font-style="normal" officeooo:rsid="10a3e4c9" style:font-style-asian="normal" style:font-style-complex="normal"/>
    </style:style>
    <style:style style:name="T167" style:family="text">
      <style:text-properties fo:font-style="normal" officeooo:rsid="102bef28"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30c656e" style:font-style-asian="normal" style:font-style-complex="normal"/>
    </style:style>
    <style:style style:name="T170" style:family="text">
      <style:text-properties fo:font-style="normal" officeooo:rsid="13190cfc" style:font-style-asian="normal" style:font-style-complex="normal"/>
    </style:style>
    <style:style style:name="T171" style:family="text">
      <style:text-properties fo:font-style="normal" officeooo:rsid="131ab82a" style:font-style-asian="normal" style:font-style-complex="normal"/>
    </style:style>
    <style:style style:name="T172" style:family="text">
      <style:text-properties fo:font-style="normal" officeooo:rsid="13601ab0" style:font-style-asian="normal" style:font-style-complex="normal"/>
    </style:style>
    <style:style style:name="T173" style:family="text">
      <style:text-properties fo:font-style="normal" officeooo:rsid="0ee3f224" style:font-style-asian="normal" style:font-style-complex="normal"/>
    </style:style>
    <style:style style:name="T174" style:family="text">
      <style:text-properties fo:font-style="normal" officeooo:rsid="1545b52a" style:font-style-asian="normal" style:font-style-complex="normal"/>
    </style:style>
    <style:style style:name="T175" style:family="text">
      <style:text-properties fo:font-style="normal" officeooo:rsid="15faff95" style:font-style-asian="normal" style:font-style-complex="normal"/>
    </style:style>
    <style:style style:name="T176" style:family="text">
      <style:text-properties fo:font-style="normal" officeooo:rsid="15ff5bcc" style:font-style-asian="normal" style:font-style-complex="normal"/>
    </style:style>
    <style:style style:name="T177" style:family="text">
      <style:text-properties fo:font-style="normal" officeooo:rsid="16038801" style:font-style-asian="normal" style:font-style-complex="normal"/>
    </style:style>
    <style:style style:name="T178" style:family="text">
      <style:text-properties fo:font-style="normal" officeooo:rsid="1604bca0" style:font-style-asian="normal" style:font-style-complex="normal"/>
    </style:style>
    <style:style style:name="T179" style:family="text">
      <style:text-properties fo:font-style="normal" officeooo:rsid="16392594" style:font-style-asian="normal" style:font-style-complex="normal"/>
    </style:style>
    <style:style style:name="T180" style:family="text">
      <style:text-properties fo:font-style="normal" officeooo:rsid="163d8142" style:font-style-asian="normal" style:font-style-complex="normal"/>
    </style:style>
    <style:style style:name="T181" style:family="text">
      <style:text-properties fo:font-style="normal" officeooo:rsid="163f6738" style:font-style-asian="normal" style:font-style-complex="normal"/>
    </style:style>
    <style:style style:name="T182" style:family="text">
      <style:text-properties fo:font-style="normal" officeooo:rsid="164140fc" style:font-style-asian="normal" style:font-style-complex="normal"/>
    </style:style>
    <style:style style:name="T183" style:family="text">
      <style:text-properties fo:font-style="normal" officeooo:rsid="16388f3e" style:font-style-asian="normal" style:font-style-complex="normal"/>
    </style:style>
    <style:style style:name="T184" style:family="text">
      <style:text-properties fo:font-style="normal" officeooo:rsid="164338ad" style:font-style-asian="normal" style:font-style-complex="normal"/>
    </style:style>
    <style:style style:name="T185" style:family="text">
      <style:text-properties fo:font-style="normal" officeooo:rsid="16c94921" style:font-style-asian="normal" style:font-style-complex="normal"/>
    </style:style>
    <style:style style:name="T186" style:family="text">
      <style:text-properties fo:font-style="normal" officeooo:rsid="16ca7a79" style:font-style-asian="normal" style:font-style-complex="normal"/>
    </style:style>
    <style:style style:name="T187" style:family="text">
      <style:text-properties fo:font-style="normal" officeooo:rsid="16ccecc0" style:font-style-asian="normal" style:font-style-complex="normal"/>
    </style:style>
    <style:style style:name="T188" style:family="text">
      <style:text-properties fo:font-style="normal" officeooo:rsid="16cd6f4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d1002c" style:font-style-asian="normal" style:font-style-complex="normal"/>
    </style:style>
    <style:style style:name="T191" style:family="text">
      <style:text-properties fo:font-style="normal" officeooo:rsid="16e468d3" style:font-style-asian="normal" style:font-style-complex="normal"/>
    </style:style>
    <style:style style:name="T192" style:family="text">
      <style:text-properties fo:font-style="normal" officeooo:rsid="16e51a3a" style:font-style-asian="normal" style:font-style-complex="normal"/>
    </style:style>
    <style:style style:name="T193" style:family="text">
      <style:text-properties fo:font-style="normal" officeooo:rsid="16e8061d" style:font-style-asian="normal" style:font-style-complex="normal"/>
    </style:style>
    <style:style style:name="T194" style:family="text">
      <style:text-properties fo:font-style="normal" officeooo:rsid="16e8ccbd" style:font-style-asian="normal" style:font-style-complex="normal"/>
    </style:style>
    <style:style style:name="T195" style:family="text">
      <style:text-properties fo:font-style="normal" officeooo:rsid="173f2311" style:font-style-asian="normal" style:font-style-complex="normal"/>
    </style:style>
    <style:style style:name="T196" style:family="text">
      <style:text-properties officeooo:rsid="0ea24244"/>
    </style:style>
    <style:style style:name="T197" style:family="text">
      <style:text-properties officeooo:rsid="0ee0f770"/>
    </style:style>
    <style:style style:name="T198" style:family="text">
      <style:text-properties officeooo:rsid="0ee1a442"/>
    </style:style>
    <style:style style:name="T199" style:family="text">
      <style:text-properties officeooo:rsid="0ee3f224"/>
    </style:style>
    <style:style style:name="T200" style:family="text">
      <style:text-properties officeooo:rsid="0ee8134e"/>
    </style:style>
    <style:style style:name="T201" style:family="text">
      <style:text-properties officeooo:rsid="0f36a880"/>
    </style:style>
    <style:style style:name="T202" style:family="text">
      <style:text-properties officeooo:rsid="0f420648"/>
    </style:style>
    <style:style style:name="T203" style:family="text">
      <style:text-properties officeooo:rsid="0ff2e578"/>
    </style:style>
    <style:style style:name="T204" style:family="text">
      <style:text-properties officeooo:rsid="1031d69b"/>
    </style:style>
    <style:style style:name="T205" style:family="text">
      <style:text-properties officeooo:rsid="10522410"/>
    </style:style>
    <style:style style:name="T206" style:family="text">
      <style:text-properties officeooo:rsid="10526c47"/>
    </style:style>
    <style:style style:name="T207" style:family="text">
      <style:text-properties officeooo:rsid="1055bdf9"/>
    </style:style>
    <style:style style:name="T208" style:family="text">
      <style:text-properties officeooo:rsid="1077771e"/>
    </style:style>
    <style:style style:name="T209" style:family="text">
      <style:text-properties officeooo:rsid="10a5fef1"/>
    </style:style>
    <style:style style:name="T210" style:family="text">
      <style:text-properties officeooo:rsid="10a7e4d4"/>
    </style:style>
    <style:style style:name="T211" style:family="text">
      <style:text-properties officeooo:rsid="10a952b2"/>
    </style:style>
    <style:style style:name="T212" style:family="text">
      <style:text-properties officeooo:rsid="10a95430"/>
    </style:style>
    <style:style style:name="T213" style:family="text">
      <style:text-properties officeooo:rsid="10aa56af"/>
    </style:style>
    <style:style style:name="T214" style:family="text">
      <style:text-properties officeooo:rsid="10aaf9f0"/>
    </style:style>
    <style:style style:name="T215" style:family="text">
      <style:text-properties officeooo:rsid="059b530d"/>
    </style:style>
    <style:style style:name="T216" style:family="text">
      <style:text-properties officeooo:rsid="111b4dc3"/>
    </style:style>
    <style:style style:name="T217" style:family="text">
      <style:text-properties officeooo:rsid="111c54f3"/>
    </style:style>
    <style:style style:name="T218" style:family="text">
      <style:text-properties officeooo:rsid="1127d246"/>
    </style:style>
    <style:style style:name="T219" style:family="text">
      <style:text-properties officeooo:rsid="114f8696"/>
    </style:style>
    <style:style style:name="T220" style:family="text">
      <style:text-properties officeooo:rsid="11670ab8"/>
    </style:style>
    <style:style style:name="T221" style:family="text">
      <style:text-properties officeooo:rsid="1168eecd"/>
    </style:style>
    <style:style style:name="T222" style:family="text">
      <style:text-properties officeooo:rsid="116b70bf"/>
    </style:style>
    <style:style style:name="T223" style:family="text">
      <style:text-properties officeooo:rsid="118c1b0a"/>
    </style:style>
    <style:style style:name="T224" style:family="text">
      <style:text-properties officeooo:rsid="1194850b"/>
    </style:style>
    <style:style style:name="T225" style:family="text">
      <style:text-properties officeooo:rsid="1197b1c3"/>
    </style:style>
    <style:style style:name="T226" style:family="text">
      <style:text-properties officeooo:rsid="119abb0d"/>
    </style:style>
    <style:style style:name="T227" style:family="text">
      <style:text-properties officeooo:rsid="119be452"/>
    </style:style>
    <style:style style:name="T228" style:family="text">
      <style:text-properties officeooo:rsid="11a32bbf"/>
    </style:style>
    <style:style style:name="T229" style:family="text">
      <style:text-properties officeooo:rsid="11a512aa"/>
    </style:style>
    <style:style style:name="T230" style:family="text">
      <style:text-properties officeooo:rsid="11a58977"/>
    </style:style>
    <style:style style:name="T231" style:family="text">
      <style:text-properties officeooo:rsid="11a66b7b"/>
    </style:style>
    <style:style style:name="T232" style:family="text">
      <style:text-properties officeooo:rsid="11a773c2"/>
    </style:style>
    <style:style style:name="T233" style:family="text">
      <style:text-properties officeooo:rsid="11a9a31c"/>
    </style:style>
    <style:style style:name="T234" style:family="text">
      <style:text-properties officeooo:rsid="11b4daf6"/>
    </style:style>
    <style:style style:name="T235" style:family="text">
      <style:text-properties officeooo:rsid="0fff1fb8"/>
    </style:style>
    <style:style style:name="T236" style:family="text">
      <style:text-properties officeooo:rsid="100ecdd3"/>
    </style:style>
    <style:style style:name="T237" style:family="text">
      <style:text-properties officeooo:rsid="0ff85820"/>
    </style:style>
    <style:style style:name="T238" style:family="text">
      <style:text-properties officeooo:rsid="10777115"/>
    </style:style>
    <style:style style:name="T239" style:family="text">
      <style:text-properties officeooo:rsid="10084baa"/>
    </style:style>
    <style:style style:name="T240" style:family="text">
      <style:text-properties officeooo:rsid="0ff9df27"/>
    </style:style>
    <style:style style:name="T241" style:family="text">
      <style:text-properties officeooo:rsid="11f01db4"/>
    </style:style>
    <style:style style:name="T242" style:family="text">
      <style:text-properties officeooo:rsid="120bcd1d"/>
    </style:style>
    <style:style style:name="T243" style:family="text">
      <style:text-properties officeooo:rsid="120c7d54"/>
    </style:style>
    <style:style style:name="T244" style:family="text">
      <style:text-properties officeooo:rsid="120dfbf1"/>
    </style:style>
    <style:style style:name="T245" style:family="text">
      <style:text-properties officeooo:rsid="121408c1"/>
    </style:style>
    <style:style style:name="T246" style:family="text">
      <style:text-properties officeooo:rsid="121aaca1"/>
    </style:style>
    <style:style style:name="T247" style:family="text">
      <style:text-properties officeooo:rsid="121e53ae"/>
    </style:style>
    <style:style style:name="T248" style:family="text">
      <style:text-properties officeooo:rsid="121f57ab"/>
    </style:style>
    <style:style style:name="T249" style:family="text">
      <style:text-properties officeooo:rsid="12200831"/>
    </style:style>
    <style:style style:name="T250" style:family="text">
      <style:text-properties officeooo:rsid="1220ba78"/>
    </style:style>
    <style:style style:name="T251" style:family="text">
      <style:text-properties officeooo:rsid="12266c7f"/>
    </style:style>
    <style:style style:name="T252" style:family="text">
      <style:text-properties officeooo:rsid="122861d3"/>
    </style:style>
    <style:style style:name="T253" style:family="text">
      <style:text-properties officeooo:rsid="0f1fc075"/>
    </style:style>
    <style:style style:name="T254" style:family="text">
      <style:text-properties officeooo:rsid="0f128f93"/>
    </style:style>
    <style:style style:name="T255" style:family="text">
      <style:text-properties officeooo:rsid="0f062b02"/>
    </style:style>
    <style:style style:name="T256" style:family="text">
      <style:text-properties officeooo:rsid="0f082553"/>
    </style:style>
    <style:style style:name="T257" style:family="text">
      <style:text-properties officeooo:rsid="0f0a4053"/>
    </style:style>
    <style:style style:name="T258" style:family="text">
      <style:text-properties officeooo:rsid="0ef43f63"/>
    </style:style>
    <style:style style:name="T259" style:family="text">
      <style:text-properties officeooo:rsid="0ef5f9a0"/>
    </style:style>
    <style:style style:name="T260" style:family="text">
      <style:text-properties officeooo:rsid="0f14628c"/>
    </style:style>
    <style:style style:name="T261" style:family="text">
      <style:text-properties officeooo:rsid="0fdf19de"/>
    </style:style>
    <style:style style:name="T262" style:family="text">
      <style:text-properties officeooo:rsid="0efd1260"/>
    </style:style>
    <style:style style:name="T263" style:family="text">
      <style:text-properties officeooo:rsid="0f33f6b8"/>
    </style:style>
    <style:style style:name="T264" style:family="text">
      <style:text-properties officeooo:rsid="0f1a3260"/>
    </style:style>
    <style:style style:name="T265" style:family="text">
      <style:text-properties officeooo:rsid="0f16ef68"/>
    </style:style>
    <style:style style:name="T266" style:family="text">
      <style:text-properties officeooo:rsid="10005886"/>
    </style:style>
    <style:style style:name="T267" style:family="text">
      <style:text-properties officeooo:rsid="122cef8f"/>
    </style:style>
    <style:style style:name="T268" style:family="text">
      <style:text-properties officeooo:rsid="12341ef5"/>
    </style:style>
    <style:style style:name="T269" style:family="text">
      <style:text-properties officeooo:rsid="123b2789"/>
    </style:style>
    <style:style style:name="T270" style:family="text">
      <style:text-properties officeooo:rsid="12605ebc"/>
    </style:style>
    <style:style style:name="T271" style:family="text">
      <style:text-properties officeooo:rsid="0fbf57b5"/>
    </style:style>
    <style:style style:name="T272" style:family="text">
      <style:text-properties officeooo:rsid="0fbe8ed7"/>
    </style:style>
    <style:style style:name="T273" style:family="text">
      <style:text-properties fo:font-weight="bold" style:font-weight-asian="bold" style:font-weight-complex="bold"/>
    </style:style>
    <style:style style:name="T274" style:family="text">
      <style:text-properties fo:font-weight="bold" officeooo:rsid="12605ebc" style:font-weight-asian="bold" style:font-weight-complex="bold"/>
    </style:style>
    <style:style style:name="T275" style:family="text">
      <style:text-properties fo:font-weight="bold" officeooo:rsid="100ecdd3" style:font-weight-asian="bold" style:font-weight-complex="bold"/>
    </style:style>
    <style:style style:name="T276" style:family="text">
      <style:text-properties fo:font-weight="bold" officeooo:rsid="146ebf31" style:font-weight-asian="bold" style:font-weight-complex="bold"/>
    </style:style>
    <style:style style:name="T277" style:family="text">
      <style:text-properties fo:font-weight="bold" officeooo:rsid="1535d486" style:font-weight-asian="bold" style:font-weight-complex="bold"/>
    </style:style>
    <style:style style:name="T278" style:family="text">
      <style:text-properties fo:font-weight="bold" officeooo:rsid="153539a5" style:font-weight-asian="bold" style:font-weight-complex="bold"/>
    </style:style>
    <style:style style:name="T279" style:family="text">
      <style:text-properties fo:font-weight="bold" officeooo:rsid="146d7bf0" style:font-weight-asian="bold" style:font-weight-complex="bold"/>
    </style:style>
    <style:style style:name="T280" style:family="text">
      <style:text-properties officeooo:rsid="127adb28"/>
    </style:style>
    <style:style style:name="T281" style:family="text">
      <style:text-properties officeooo:rsid="127c7170"/>
    </style:style>
    <style:style style:name="T282" style:family="text">
      <style:text-properties officeooo:rsid="0fdc43f0"/>
    </style:style>
    <style:style style:name="T283" style:family="text">
      <style:text-properties officeooo:rsid="0f48282b"/>
    </style:style>
    <style:style style:name="T284" style:family="text">
      <style:text-properties officeooo:rsid="0f43edda"/>
    </style:style>
    <style:style style:name="T285" style:family="text">
      <style:text-properties officeooo:rsid="0f3fcd31"/>
    </style:style>
    <style:style style:name="T286" style:family="text">
      <style:text-properties officeooo:rsid="128031e0"/>
    </style:style>
    <style:style style:name="T287" style:family="text">
      <style:text-properties officeooo:rsid="1282f4d4"/>
    </style:style>
    <style:style style:name="T288" style:family="text">
      <style:text-properties officeooo:rsid="1284beae"/>
    </style:style>
    <style:style style:name="T289" style:family="text">
      <style:text-properties officeooo:rsid="12870299"/>
    </style:style>
    <style:style style:name="T290" style:family="text">
      <style:text-properties officeooo:rsid="1289a118"/>
    </style:style>
    <style:style style:name="T291" style:family="text">
      <style:text-properties officeooo:rsid="128fffe4"/>
    </style:style>
    <style:style style:name="T292" style:family="text">
      <style:text-properties officeooo:rsid="1290f15f"/>
    </style:style>
    <style:style style:name="T293" style:family="text">
      <style:text-properties officeooo:rsid="12946351"/>
    </style:style>
    <style:style style:name="T294" style:family="text">
      <style:text-properties officeooo:rsid="129ac5b4"/>
    </style:style>
    <style:style style:name="T295" style:family="text">
      <style:text-properties officeooo:rsid="12af3a78"/>
    </style:style>
    <style:style style:name="T296" style:family="text">
      <style:text-properties officeooo:rsid="12b6e737"/>
    </style:style>
    <style:style style:name="T297" style:family="text">
      <style:text-properties officeooo:rsid="12b7e990"/>
    </style:style>
    <style:style style:name="T298" style:family="text">
      <style:text-properties officeooo:rsid="12babeb0"/>
    </style:style>
    <style:style style:name="T299" style:family="text">
      <style:text-properties officeooo:rsid="12c0715a"/>
    </style:style>
    <style:style style:name="T300" style:family="text">
      <style:text-properties officeooo:rsid="12c8e721"/>
    </style:style>
    <style:style style:name="T301" style:family="text">
      <style:text-properties officeooo:rsid="12cdc3fe"/>
    </style:style>
    <style:style style:name="T302" style:family="text">
      <style:text-properties officeooo:rsid="12d0943b"/>
    </style:style>
    <style:style style:name="T303" style:family="text">
      <style:text-properties officeooo:rsid="12d275f9"/>
    </style:style>
    <style:style style:name="T304" style:family="text">
      <style:text-properties officeooo:rsid="12d396b6"/>
    </style:style>
    <style:style style:name="T305" style:family="text">
      <style:text-properties officeooo:rsid="12d706c7"/>
    </style:style>
    <style:style style:name="T306" style:family="text">
      <style:text-properties officeooo:rsid="12dbf0b7"/>
    </style:style>
    <style:style style:name="T307" style:family="text">
      <style:text-properties officeooo:rsid="12e1c46b"/>
    </style:style>
    <style:style style:name="T308" style:family="text">
      <style:text-properties officeooo:rsid="12e36e34"/>
    </style:style>
    <style:style style:name="T309" style:family="text">
      <style:text-properties officeooo:rsid="12e3bbe7"/>
    </style:style>
    <style:style style:name="T310" style:family="text">
      <style:text-properties officeooo:rsid="12e43325"/>
    </style:style>
    <style:style style:name="T311" style:family="text">
      <style:text-properties officeooo:rsid="12e60954"/>
    </style:style>
    <style:style style:name="T312" style:family="text">
      <style:text-properties officeooo:rsid="12e68639"/>
    </style:style>
    <style:style style:name="T313" style:family="text">
      <style:text-properties officeooo:rsid="12e74283"/>
    </style:style>
    <style:style style:name="T314" style:family="text">
      <style:text-properties officeooo:rsid="12e923c4"/>
    </style:style>
    <style:style style:name="T315" style:family="text">
      <style:text-properties officeooo:rsid="12ebbca2"/>
    </style:style>
    <style:style style:name="T316" style:family="text">
      <style:text-properties officeooo:rsid="0e31fe09"/>
    </style:style>
    <style:style style:name="T317" style:family="text">
      <style:text-properties officeooo:rsid="0e57359e"/>
    </style:style>
    <style:style style:name="T318" style:family="text">
      <style:text-properties officeooo:rsid="0e5415cf"/>
    </style:style>
    <style:style style:name="T319" style:family="text">
      <style:text-properties officeooo:rsid="12f4f77b"/>
    </style:style>
    <style:style style:name="T320" style:family="text">
      <style:text-properties officeooo:rsid="12f73caa"/>
    </style:style>
    <style:style style:name="T321" style:family="text">
      <style:text-properties officeooo:rsid="12f9d144"/>
    </style:style>
    <style:style style:name="T322" style:family="text">
      <style:text-properties officeooo:rsid="12ff5b36"/>
    </style:style>
    <style:style style:name="T323" style:family="text">
      <style:text-properties officeooo:rsid="12ff6818"/>
    </style:style>
    <style:style style:name="T324" style:family="text">
      <style:text-properties officeooo:rsid="130225bd"/>
    </style:style>
    <style:style style:name="T325" style:family="text">
      <style:text-properties officeooo:rsid="13056fbe"/>
    </style:style>
    <style:style style:name="T326" style:family="text">
      <style:text-properties officeooo:rsid="13078e5a"/>
    </style:style>
    <style:style style:name="T327" style:family="text">
      <style:text-properties officeooo:rsid="130c656e"/>
    </style:style>
    <style:style style:name="T328" style:family="text">
      <style:text-properties officeooo:rsid="130fbe29"/>
    </style:style>
    <style:style style:name="T329" style:family="text">
      <style:text-properties officeooo:rsid="13143427"/>
    </style:style>
    <style:style style:name="T330" style:family="text">
      <style:text-properties officeooo:rsid="1314535b"/>
    </style:style>
    <style:style style:name="T331" style:family="text">
      <style:text-properties officeooo:rsid="1316b74e"/>
    </style:style>
    <style:style style:name="T332" style:family="text">
      <style:text-properties officeooo:rsid="13203505"/>
    </style:style>
    <style:style style:name="T333" style:family="text">
      <style:text-properties officeooo:rsid="1324156c"/>
    </style:style>
    <style:style style:name="T334" style:family="text">
      <style:text-properties officeooo:rsid="132a7c4e"/>
    </style:style>
    <style:style style:name="T335" style:family="text">
      <style:text-properties officeooo:rsid="132e4739"/>
    </style:style>
    <style:style style:name="T336" style:family="text">
      <style:text-properties officeooo:rsid="13321448"/>
    </style:style>
    <style:style style:name="T337" style:family="text">
      <style:text-properties officeooo:rsid="1336b90f"/>
    </style:style>
    <style:style style:name="T338" style:family="text">
      <style:text-properties officeooo:rsid="133d1bfa"/>
    </style:style>
    <style:style style:name="T339" style:family="text">
      <style:text-properties officeooo:rsid="134332a4"/>
    </style:style>
    <style:style style:name="T340" style:family="text">
      <style:text-properties officeooo:rsid="134518f6"/>
    </style:style>
    <style:style style:name="T341" style:family="text">
      <style:text-properties officeooo:rsid="134677ed"/>
    </style:style>
    <style:style style:name="T342" style:family="text">
      <style:text-properties officeooo:rsid="134c3978"/>
    </style:style>
    <style:style style:name="T343" style:family="text">
      <style:text-properties officeooo:rsid="1350286a"/>
    </style:style>
    <style:style style:name="T344" style:family="text">
      <style:text-properties officeooo:rsid="13632c68"/>
    </style:style>
    <style:style style:name="T345" style:family="text">
      <style:text-properties officeooo:rsid="13663c81"/>
    </style:style>
    <style:style style:name="T346" style:family="text">
      <style:text-properties officeooo:rsid="136b6dd9"/>
    </style:style>
    <style:style style:name="T347" style:family="text">
      <style:text-properties officeooo:rsid="138a25f7"/>
    </style:style>
    <style:style style:name="T348" style:family="text">
      <style:text-properties officeooo:rsid="138d02e5"/>
    </style:style>
    <style:style style:name="T349" style:family="text">
      <style:text-properties officeooo:rsid="138d8f86"/>
    </style:style>
    <style:style style:name="T350" style:family="text">
      <style:text-properties officeooo:rsid="138f2ce6"/>
    </style:style>
    <style:style style:name="T351" style:family="text">
      <style:text-properties officeooo:rsid="1399e31a"/>
    </style:style>
    <style:style style:name="T352" style:family="text">
      <style:text-properties officeooo:rsid="139b43c8"/>
    </style:style>
    <style:style style:name="T353" style:family="text">
      <style:text-properties officeooo:rsid="139c5a54"/>
    </style:style>
    <style:style style:name="T354" style:family="text">
      <style:text-properties officeooo:rsid="139d7345"/>
    </style:style>
    <style:style style:name="T355" style:family="text">
      <style:text-properties officeooo:rsid="13a3d142"/>
    </style:style>
    <style:style style:name="T356" style:family="text">
      <style:text-properties officeooo:rsid="0e588267"/>
    </style:style>
    <style:style style:name="T357" style:family="text">
      <style:text-properties officeooo:rsid="13a83f8f"/>
    </style:style>
    <style:style style:name="T358" style:family="text">
      <style:text-properties officeooo:rsid="13adcf1e"/>
    </style:style>
    <style:style style:name="T359" style:family="text">
      <style:text-properties officeooo:rsid="13e0f31c"/>
    </style:style>
    <style:style style:name="T360" style:family="text">
      <style:text-properties officeooo:rsid="13f00e28"/>
    </style:style>
    <style:style style:name="T361" style:family="text">
      <style:text-properties officeooo:rsid="13f6a20c"/>
    </style:style>
    <style:style style:name="T362" style:family="text">
      <style:text-properties officeooo:rsid="14217196"/>
    </style:style>
    <style:style style:name="T363" style:family="text">
      <style:text-properties officeooo:rsid="142ff9f6"/>
    </style:style>
    <style:style style:name="T364" style:family="text">
      <style:text-properties officeooo:rsid="1455e292"/>
    </style:style>
    <style:style style:name="T365" style:family="text">
      <style:text-properties officeooo:rsid="146ba6df"/>
    </style:style>
    <style:style style:name="T366" style:family="text">
      <style:text-properties officeooo:rsid="1471d6ba"/>
    </style:style>
    <style:style style:name="T367" style:family="text">
      <style:text-properties officeooo:rsid="147271f5"/>
    </style:style>
    <style:style style:name="T368" style:family="text">
      <style:text-properties officeooo:rsid="1472d16f"/>
    </style:style>
    <style:style style:name="T369" style:family="text">
      <style:text-properties officeooo:rsid="14733f62"/>
    </style:style>
    <style:style style:name="T370" style:family="text">
      <style:text-properties officeooo:rsid="14763b02"/>
    </style:style>
    <style:style style:name="T371" style:family="text">
      <style:text-properties officeooo:rsid="1488cbe6"/>
    </style:style>
    <style:style style:name="T372" style:family="text">
      <style:text-properties officeooo:rsid="14890a87"/>
    </style:style>
    <style:style style:name="T373" style:family="text">
      <style:text-properties officeooo:rsid="148dd3f0"/>
    </style:style>
    <style:style style:name="T374" style:family="text">
      <style:text-properties officeooo:rsid="1493b5f7"/>
    </style:style>
    <style:style style:name="T375" style:family="text">
      <style:text-properties officeooo:rsid="149f846d"/>
    </style:style>
    <style:style style:name="T376" style:family="text">
      <style:text-properties officeooo:rsid="14a25c7d"/>
    </style:style>
    <style:style style:name="T377" style:family="text">
      <style:text-properties officeooo:rsid="14a4ff87"/>
    </style:style>
    <style:style style:name="T378" style:family="text">
      <style:text-properties officeooo:rsid="14a7a394"/>
    </style:style>
    <style:style style:name="T379" style:family="text">
      <style:text-properties officeooo:rsid="14a7d6c9"/>
    </style:style>
    <style:style style:name="T380" style:family="text">
      <style:text-properties officeooo:rsid="14c3b5af"/>
    </style:style>
    <style:style style:name="T381" style:family="text">
      <style:text-properties officeooo:rsid="14c6ec70"/>
    </style:style>
    <style:style style:name="T382" style:family="text">
      <style:text-properties officeooo:rsid="14c7e361"/>
    </style:style>
    <style:style style:name="T383" style:family="text">
      <style:text-properties officeooo:rsid="14d6ce2e"/>
    </style:style>
    <style:style style:name="T384" style:family="text">
      <style:text-properties officeooo:rsid="14dcdb8d"/>
    </style:style>
    <style:style style:name="T385" style:family="text">
      <style:text-properties officeooo:rsid="14dea3a9"/>
    </style:style>
    <style:style style:name="T386" style:family="text">
      <style:text-properties officeooo:rsid="14e1bb31"/>
    </style:style>
    <style:style style:name="T387" style:family="text">
      <style:text-properties officeooo:rsid="14e7e306"/>
    </style:style>
    <style:style style:name="T388" style:family="text">
      <style:text-properties officeooo:rsid="14e9d361"/>
    </style:style>
    <style:style style:name="T389" style:family="text">
      <style:text-properties officeooo:rsid="14e9e129"/>
    </style:style>
    <style:style style:name="T390" style:family="text">
      <style:text-properties officeooo:rsid="14eedb1f"/>
    </style:style>
    <style:style style:name="T391" style:family="text">
      <style:text-properties officeooo:rsid="14f4324a"/>
    </style:style>
    <style:style style:name="T392" style:family="text">
      <style:text-properties officeooo:rsid="1500c605"/>
    </style:style>
    <style:style style:name="T393" style:family="text">
      <style:text-properties officeooo:rsid="15034e2a"/>
    </style:style>
    <style:style style:name="T394" style:family="text">
      <style:text-properties officeooo:rsid="1503978d"/>
    </style:style>
    <style:style style:name="T395" style:family="text">
      <style:text-properties officeooo:rsid="1504d58b"/>
    </style:style>
    <style:style style:name="T396" style:family="text">
      <style:text-properties officeooo:rsid="150c62ff"/>
    </style:style>
    <style:style style:name="T397" style:family="text">
      <style:text-properties officeooo:rsid="150fc6e4"/>
    </style:style>
    <style:style style:name="T398" style:family="text">
      <style:text-properties officeooo:rsid="1515b57c"/>
    </style:style>
    <style:style style:name="T399" style:family="text">
      <style:text-properties officeooo:rsid="151c00ec"/>
    </style:style>
    <style:style style:name="T400" style:family="text">
      <style:text-properties officeooo:rsid="151f6f10"/>
    </style:style>
    <style:style style:name="T401" style:family="text">
      <style:text-properties officeooo:rsid="153160ef"/>
    </style:style>
    <style:style style:name="T402" style:family="text">
      <style:text-properties officeooo:rsid="153539a5"/>
    </style:style>
    <style:style style:name="T403" style:family="text">
      <style:text-properties officeooo:rsid="1545b52a"/>
    </style:style>
    <style:style style:name="T404" style:family="text">
      <style:text-properties officeooo:rsid="15463549"/>
    </style:style>
    <style:style style:name="T405" style:family="text">
      <style:text-properties officeooo:rsid="154d35df"/>
    </style:style>
    <style:style style:name="T406" style:family="text">
      <style:text-properties officeooo:rsid="15552862"/>
    </style:style>
    <style:style style:name="T407" style:family="text">
      <style:text-properties officeooo:rsid="155558d2"/>
    </style:style>
    <style:style style:name="T408" style:family="text">
      <style:text-properties officeooo:rsid="1555da3a"/>
    </style:style>
    <style:style style:name="T409" style:family="text">
      <style:text-properties officeooo:rsid="1562e98c"/>
    </style:style>
    <style:style style:name="T410" style:family="text">
      <style:text-properties officeooo:rsid="156d1f3b"/>
    </style:style>
    <style:style style:name="T411" style:family="text">
      <style:text-properties officeooo:rsid="156e77fc"/>
    </style:style>
    <style:style style:name="T412" style:family="text">
      <style:text-properties officeooo:rsid="1571893b"/>
    </style:style>
    <style:style style:name="T413" style:family="text">
      <style:text-properties officeooo:rsid="157a8e93"/>
    </style:style>
    <style:style style:name="T414" style:family="text">
      <style:text-properties officeooo:rsid="157deadc"/>
    </style:style>
    <style:style style:name="T415" style:family="text">
      <style:text-properties officeooo:rsid="157fb523"/>
    </style:style>
    <style:style style:name="T416" style:family="text">
      <style:text-properties officeooo:rsid="1587d677"/>
    </style:style>
    <style:style style:name="T417" style:family="text">
      <style:text-properties officeooo:rsid="158b92a2"/>
    </style:style>
    <style:style style:name="T418" style:family="text">
      <style:text-properties officeooo:rsid="158da786"/>
    </style:style>
    <style:style style:name="T419" style:family="text">
      <style:text-properties officeooo:rsid="158f5631"/>
    </style:style>
    <style:style style:name="T420" style:family="text">
      <style:text-properties officeooo:rsid="1593b54a"/>
    </style:style>
    <style:style style:name="T421" style:family="text">
      <style:text-properties officeooo:rsid="1595de42"/>
    </style:style>
    <style:style style:name="T422" style:family="text">
      <style:text-properties officeooo:rsid="159a86f4"/>
    </style:style>
    <style:style style:name="T423" style:family="text">
      <style:text-properties officeooo:rsid="159b05ad"/>
    </style:style>
    <style:style style:name="T424" style:family="text">
      <style:text-properties officeooo:rsid="159b4250"/>
    </style:style>
    <style:style style:name="T425" style:family="text">
      <style:text-properties officeooo:rsid="159d12c2"/>
    </style:style>
    <style:style style:name="T426" style:family="text">
      <style:text-properties officeooo:rsid="159efbb8"/>
    </style:style>
    <style:style style:name="T427" style:family="text">
      <style:text-properties officeooo:rsid="146d7bf0"/>
    </style:style>
    <style:style style:name="T428" style:family="text">
      <style:text-properties officeooo:rsid="15a18d44"/>
    </style:style>
    <style:style style:name="T429" style:family="text">
      <style:text-properties officeooo:rsid="15a40cca"/>
    </style:style>
    <style:style style:name="T430" style:family="text">
      <style:text-properties officeooo:rsid="15a6a176"/>
    </style:style>
    <style:style style:name="T431" style:family="text">
      <style:text-properties officeooo:rsid="15a6bc5c"/>
    </style:style>
    <style:style style:name="T432" style:family="text">
      <style:text-properties officeooo:rsid="15a9e9e8"/>
    </style:style>
    <style:style style:name="T433" style:family="text">
      <style:text-properties officeooo:rsid="15aa94af"/>
    </style:style>
    <style:style style:name="T434" style:family="text">
      <style:text-properties officeooo:rsid="15afaf20"/>
    </style:style>
    <style:style style:name="T435" style:family="text">
      <style:text-properties officeooo:rsid="15b11c8a"/>
    </style:style>
    <style:style style:name="T436" style:family="text">
      <style:text-properties officeooo:rsid="15b20a2f"/>
    </style:style>
    <style:style style:name="T437" style:family="text">
      <style:text-properties officeooo:rsid="15b24639"/>
    </style:style>
    <style:style style:name="T438" style:family="text">
      <style:text-properties officeooo:rsid="15b2d163"/>
    </style:style>
    <style:style style:name="T439" style:family="text">
      <style:text-properties officeooo:rsid="15b56d72"/>
    </style:style>
    <style:style style:name="T440" style:family="text">
      <style:text-properties officeooo:rsid="15c44e09"/>
    </style:style>
    <style:style style:name="T441" style:family="text">
      <style:text-properties officeooo:rsid="134735b8"/>
    </style:style>
    <style:style style:name="T442" style:family="text">
      <style:text-properties officeooo:rsid="15c6fe44"/>
    </style:style>
    <style:style style:name="T443" style:family="text">
      <style:text-properties officeooo:rsid="15c7dc3b"/>
    </style:style>
    <style:style style:name="T444" style:family="text">
      <style:text-properties officeooo:rsid="15cc3410"/>
    </style:style>
    <style:style style:name="T445" style:family="text">
      <style:text-properties officeooo:rsid="15cf4501"/>
    </style:style>
    <style:style style:name="T446" style:family="text">
      <style:text-properties officeooo:rsid="15d12bbf"/>
    </style:style>
    <style:style style:name="T447" style:family="text">
      <style:text-properties officeooo:rsid="15d9615b"/>
    </style:style>
    <style:style style:name="T448" style:family="text">
      <style:text-properties officeooo:rsid="15dce0d2"/>
    </style:style>
    <style:style style:name="T449" style:family="text">
      <style:text-properties officeooo:rsid="15e358ac"/>
    </style:style>
    <style:style style:name="T450" style:family="text">
      <style:text-properties officeooo:rsid="15e89a76"/>
    </style:style>
    <style:style style:name="T451" style:family="text">
      <style:text-properties officeooo:rsid="15e95e79"/>
    </style:style>
    <style:style style:name="T452" style:family="text">
      <style:text-properties officeooo:rsid="15ec8514"/>
    </style:style>
    <style:style style:name="T453" style:family="text">
      <style:text-properties officeooo:rsid="15ef9efa"/>
    </style:style>
    <style:style style:name="T454" style:family="text">
      <style:text-properties officeooo:rsid="15f38d08"/>
    </style:style>
    <style:style style:name="T455" style:family="text">
      <style:text-properties officeooo:rsid="15f3ea2c"/>
    </style:style>
    <style:style style:name="T456" style:family="text">
      <style:text-properties officeooo:rsid="124ad143"/>
    </style:style>
    <style:style style:name="T457" style:family="text">
      <style:text-properties officeooo:rsid="12d12b81"/>
    </style:style>
    <style:style style:name="T458" style:family="text">
      <style:text-properties officeooo:rsid="12cdcbe4"/>
    </style:style>
    <style:style style:name="T459" style:family="text">
      <style:text-properties officeooo:rsid="15fc6ee7"/>
    </style:style>
    <style:style style:name="T460" style:family="text">
      <style:text-properties officeooo:rsid="15fdb2a3"/>
    </style:style>
    <style:style style:name="T461" style:family="text">
      <style:text-properties officeooo:rsid="15fea83f"/>
    </style:style>
    <style:style style:name="T462" style:family="text">
      <style:text-properties officeooo:rsid="1607b349"/>
    </style:style>
    <style:style style:name="T463" style:family="text">
      <style:text-properties officeooo:rsid="1613f4fc"/>
    </style:style>
    <style:style style:name="T464" style:family="text">
      <style:text-properties officeooo:rsid="1618951c"/>
    </style:style>
    <style:style style:name="T465" style:family="text">
      <style:text-properties officeooo:rsid="1621ff56"/>
    </style:style>
    <style:style style:name="T466" style:family="text">
      <style:text-properties officeooo:rsid="1627e143"/>
    </style:style>
    <style:style style:name="T467" style:family="text">
      <style:text-properties officeooo:rsid="1628b066"/>
    </style:style>
    <style:style style:name="T468" style:family="text">
      <style:text-properties officeooo:rsid="1637f56f"/>
    </style:style>
    <style:style style:name="T469" style:family="text">
      <style:text-properties officeooo:rsid="1641d3fa"/>
    </style:style>
    <style:style style:name="T470" style:family="text">
      <style:text-properties officeooo:rsid="164875a4"/>
    </style:style>
    <style:style style:name="T471" style:family="text">
      <style:text-properties officeooo:rsid="165aad9b"/>
    </style:style>
    <style:style style:name="T472" style:family="text">
      <style:text-properties officeooo:rsid="165ce3ce"/>
    </style:style>
    <style:style style:name="T473" style:family="text">
      <style:text-properties officeooo:rsid="165fa1e0"/>
    </style:style>
    <style:style style:name="T474" style:family="text">
      <style:text-properties officeooo:rsid="16631254"/>
    </style:style>
    <style:style style:name="T475" style:family="text">
      <style:text-properties officeooo:rsid="1664d5dd"/>
    </style:style>
    <style:style style:name="T476" style:family="text">
      <style:text-properties officeooo:rsid="1667579d"/>
    </style:style>
    <style:style style:name="T477" style:family="text">
      <style:text-properties officeooo:rsid="1672345d"/>
    </style:style>
    <style:style style:name="T478" style:family="text">
      <style:text-properties officeooo:rsid="1672b443"/>
    </style:style>
    <style:style style:name="T479" style:family="text">
      <style:text-properties officeooo:rsid="167708e6"/>
    </style:style>
    <style:style style:name="T480" style:family="text">
      <style:text-properties officeooo:rsid="1678f0c7"/>
    </style:style>
    <style:style style:name="T481" style:family="text">
      <style:text-properties officeooo:rsid="167a63d5"/>
    </style:style>
    <style:style style:name="T482" style:family="text">
      <style:text-properties officeooo:rsid="16806eb8"/>
    </style:style>
    <style:style style:name="T483" style:family="text">
      <style:text-properties officeooo:rsid="16836b82"/>
    </style:style>
    <style:style style:name="T484" style:family="text">
      <style:text-properties officeooo:rsid="1686a24e"/>
    </style:style>
    <style:style style:name="T485" style:family="text">
      <style:text-properties officeooo:rsid="1687c90e"/>
    </style:style>
    <style:style style:name="T486" style:family="text">
      <style:text-properties officeooo:rsid="16884a58"/>
    </style:style>
    <style:style style:name="T487" style:family="text">
      <style:text-properties officeooo:rsid="168b305e"/>
    </style:style>
    <style:style style:name="T488" style:family="text">
      <style:text-properties officeooo:rsid="168e6c15"/>
    </style:style>
    <style:style style:name="T489" style:family="text">
      <style:text-properties officeooo:rsid="168f1360"/>
    </style:style>
    <style:style style:name="T490" style:family="text">
      <style:text-properties officeooo:rsid="168f1a41"/>
    </style:style>
    <style:style style:name="T491" style:family="text">
      <style:text-properties officeooo:rsid="168f2556"/>
    </style:style>
    <style:style style:name="T492" style:family="text">
      <style:text-properties officeooo:rsid="1694931f"/>
    </style:style>
    <style:style style:name="T493" style:family="text">
      <style:text-properties officeooo:rsid="169903ff"/>
    </style:style>
    <style:style style:name="T494" style:family="text">
      <style:text-properties officeooo:rsid="169caf26"/>
    </style:style>
    <style:style style:name="T495" style:family="text">
      <style:text-properties officeooo:rsid="169f48fd"/>
    </style:style>
    <style:style style:name="T496" style:family="text">
      <style:text-properties officeooo:rsid="16a7455d"/>
    </style:style>
    <style:style style:name="T497" style:family="text">
      <style:text-properties officeooo:rsid="16af2358"/>
    </style:style>
    <style:style style:name="T498" style:family="text">
      <style:text-properties officeooo:rsid="16b62936"/>
    </style:style>
    <style:style style:name="T499" style:family="text">
      <style:text-properties officeooo:rsid="16c234ca"/>
    </style:style>
    <style:style style:name="T500" style:family="text">
      <style:text-properties officeooo:rsid="16c521ef"/>
    </style:style>
    <style:style style:name="T501" style:family="text">
      <style:text-properties officeooo:rsid="16c845e8"/>
    </style:style>
    <style:style style:name="T502" style:family="text">
      <style:text-properties officeooo:rsid="16c86ca5"/>
    </style:style>
    <style:style style:name="T503" style:family="text">
      <style:text-properties officeooo:rsid="16c94921"/>
    </style:style>
    <style:style style:name="T504" style:family="text">
      <style:text-properties officeooo:rsid="16d80ca4"/>
    </style:style>
    <style:style style:name="T505" style:family="text">
      <style:text-properties officeooo:rsid="16d9539c"/>
    </style:style>
    <style:style style:name="T506" style:family="text">
      <style:text-properties officeooo:rsid="16dc47e3"/>
    </style:style>
    <style:style style:name="T507" style:family="text">
      <style:text-properties officeooo:rsid="16dd810b"/>
    </style:style>
    <style:style style:name="T508" style:family="text">
      <style:text-properties officeooo:rsid="16e32853"/>
    </style:style>
    <style:style style:name="T509" style:family="text">
      <style:text-properties officeooo:rsid="16e6b5e6"/>
    </style:style>
    <style:style style:name="T510" style:family="text">
      <style:text-properties officeooo:rsid="16ec5a64"/>
    </style:style>
    <style:style style:name="T511" style:family="text">
      <style:text-properties officeooo:rsid="16f24f92"/>
    </style:style>
    <style:style style:name="T512" style:family="text">
      <style:text-properties officeooo:rsid="16f4e8b8"/>
    </style:style>
    <style:style style:name="T513" style:family="text">
      <style:text-properties officeooo:rsid="16f74515"/>
    </style:style>
    <style:style style:name="T514" style:family="text">
      <style:text-properties officeooo:rsid="16f9a568"/>
    </style:style>
    <style:style style:name="T515" style:family="text">
      <style:text-properties officeooo:rsid="16fde0b2"/>
    </style:style>
    <style:style style:name="T516" style:family="text">
      <style:text-properties officeooo:rsid="17029e01"/>
    </style:style>
    <style:style style:name="T517" style:family="text">
      <style:text-properties officeooo:rsid="17039534"/>
    </style:style>
    <style:style style:name="T518" style:family="text">
      <style:text-properties officeooo:rsid="142f49bf"/>
    </style:style>
    <style:style style:name="T519" style:family="text">
      <style:text-properties officeooo:rsid="170b39aa"/>
    </style:style>
    <style:style style:name="T520" style:family="text">
      <style:text-properties officeooo:rsid="1711b73e"/>
    </style:style>
    <style:style style:name="T521" style:family="text">
      <style:text-properties officeooo:rsid="17173f5a"/>
    </style:style>
    <style:style style:name="T522" style:family="text">
      <style:text-properties officeooo:rsid="149fe941"/>
    </style:style>
    <style:style style:name="T523" style:family="text">
      <style:text-properties officeooo:rsid="149e7dea"/>
    </style:style>
    <style:style style:name="T524" style:family="text">
      <style:text-properties officeooo:rsid="13e65e33"/>
    </style:style>
    <style:style style:name="T525" style:family="text">
      <style:text-properties officeooo:rsid="13e3b3c3"/>
    </style:style>
    <style:style style:name="T526" style:family="text">
      <style:text-properties officeooo:rsid="15d332f9"/>
    </style:style>
    <style:style style:name="T527" style:family="text">
      <style:text-properties officeooo:rsid="13be0c1f"/>
    </style:style>
    <style:style style:name="T528" style:family="text">
      <style:text-properties officeooo:rsid="15d1485a"/>
    </style:style>
    <style:style style:name="T529" style:family="text">
      <style:text-properties officeooo:rsid="13e2a301"/>
    </style:style>
    <style:style style:name="T530" style:family="text">
      <style:text-properties officeooo:rsid="13e45a21"/>
    </style:style>
    <style:style style:name="T531" style:family="text">
      <style:text-properties officeooo:rsid="171ec953"/>
    </style:style>
    <style:style style:name="T532" style:family="text">
      <style:text-properties officeooo:rsid="17244f32"/>
    </style:style>
    <style:style style:name="T533" style:family="text">
      <style:text-properties officeooo:rsid="172618d7"/>
    </style:style>
    <style:style style:name="T534" style:family="text">
      <style:text-properties officeooo:rsid="1727cac4"/>
    </style:style>
    <style:style style:name="T535" style:family="text">
      <style:text-properties officeooo:rsid="17280bd0"/>
    </style:style>
    <style:style style:name="T536" style:family="text">
      <style:text-properties officeooo:rsid="1728c965"/>
    </style:style>
    <style:style style:name="T537" style:family="text">
      <style:text-properties officeooo:rsid="172f3e20"/>
    </style:style>
    <style:style style:name="T538" style:family="text">
      <style:text-properties officeooo:rsid="172faad3"/>
    </style:style>
    <style:style style:name="T539" style:family="text">
      <style:text-properties officeooo:rsid="1736c092"/>
    </style:style>
    <style:style style:name="T540" style:family="text">
      <style:text-properties fo:color="#c3b346"/>
    </style:style>
    <style:style style:name="T541" style:family="text">
      <style:text-properties officeooo:rsid="173a76ff"/>
    </style:style>
    <style:style style:name="T542" style:family="text">
      <style:text-properties officeooo:rsid="1742626a"/>
    </style:style>
    <style:style style:name="T5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6">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38" text:outline-level="1"><text:bookmark-start text:name="__RefHeading___Toc2946_901242990"/>TODO:<text:bookmark-end text:name="__RefHeading___Toc2946_901242990"/></text:h>
      <text:list xml:id="list706906393" text:style-name="L1">
        <text:list-item>
          <text:p text:style-name="P177">Předělat <text:s/>jedy (ve vytištěné verzi jsem útoky ručně přepsal, tak to promítnout do pravidel.</text:p>
        </text:list-item>
        <text:list-item>
          <text:p text:style-name="P178">Napsat do pravidel, co znamená kz (kostky zranění)</text:p>
        </text:list-item>
        <text:list-item>
          <text:p text:style-name="P179">Místo BČ možná říkat <text:span text:style-name="T109">Útok</text:span>. Ona to je sice i obrana a bonus k horu na speciální akce, ale zní to pořád líp než Bojové číslo.</text:p>
          <text:list>
            <text:list-item>
              <text:p text:style-name="P179"><text:span text:style-name="T536">Nebo m</text:span>ožná Boj?</text:p>
            </text:list-item>
          </text:list>
        </text:list-item>
        <text:list-item>
          <text:p text:style-name="P180">Pravidlo pro naložení (lehké = plná torna)</text:p>
          <text:list>
            <text:list-item>
              <text:p text:style-name="P180">Hlavně zmínit, že je potřeba to dostat do hry – „Odkládáte si torny? Kde je necháte?“</text:p>
            </text:list-item>
          </text:list>
        </text:list-item>
        <text:list-item>
          <text:p text:style-name="P181">Do kapitoly pro Pána jeskyně: Jak postavy přijdou na to, jak fungují magické předměty.</text:p>
        </text:list-item>
        <text:list-item>
          <text:p text:style-name="P182">Do kapitoly pro Pána jeskyně: <text:span text:style-name="T521">Jak se řeší různý počet postav a to, že jsou na jiné než předpokládané úrovni.</text:span></text:p>
          <text:list>
            <text:list-header>
              <text:p text:style-name="P176">TODO: <text:span text:style-name="T523">Zmínit hru s postavami na vyšších úrovních – víc goblinů, sochy méně poškozené, víc pavouků (možná na to udělat orientační tabulku – respektive spíš mít takovou tabulku u každého encounteru).</text:span></text:p>
              <text:p text:style-name="P183">- stejný problém je asi s počtem hráčů</text:p>
              <text:list>
                <text:list-item>
                  <text:p text:style-name="P184">- neposiluj protivníky, goblin by měl zůstat pořád stejně silný nehledě na to, jakou mají postavy úroveň. <text:span text:style-name="T522">Víc protivníků je ok = hráči si vychutnají sílu svých postav. /* Tohle by taky asi mělo bejt spíš v pravidlech */</text:span></text:p>
                </text:list-item>
              </text:list>
            </text:list-header>
          </text:list>
        </text:list-item>
        <text:list-item>
          <text:p text:style-name="P185"><text:soft-page-break/>Zvážit limit na počet přibindovaných itemů podle Duše místo podle úrovně</text:p>
        </text:list-item>
        <text:list-item>
          <text:p text:style-name="P186">Zavést <text:span text:style-name="T515">(možná prostě jen zmínit – důležité je to hlavně pro loot a ten to má napsané na kartách).</text:span> velikosti vybavení:</text:p>
          <text:list>
            <text:list-item>
              <text:p text:style-name="P186">trpaslická (trpaslík, kudůk, <text:span text:style-name="T511">goblin</text:span>), lidská (člověk, elf), orkská (ork), <text:span text:style-name="T514">trolí (trol),</text:span> <text:span text:style-name="T513">obří (ogři)</text:span></text:p>
            </text:list-item>
            <text:list-item>
              <text:p text:style-name="P187">pokud u karty není omezení velikosti, tak předmět (třeba dýky) může používat kdokoliv. Pokud je, tak jen ten, kdo má příslušnou velikost.</text:p>
            </text:list-item>
            <text:list-item>
              <text:p text:style-name="P188"><text:span text:style-name="T512">Guidelines</text:span>:</text:p>
              <text:list>
                <text:list-item>
                  <text:p text:style-name="P188">Zbroje musej bejt přesně.</text:p>
                </text:list-item>
                <text:list-item>
                  <text:p text:style-name="P188">Velké zbraně na blízko jdou ob 1 velikost</text:p>
                </text:list-item>
                <text:list-item>
                  <text:p text:style-name="P188">Dlouhý luk je jen pro lidskou velikost</text:p>
                </text:list-item>
                <text:list-item>
                  <text:p text:style-name="P188">Velký štít má varianty pro různé velikosti (stejně jako zbroje), malý štít</text:p>
                </text:list-item>
              </text:list>
            </text:list-item>
          </text:list>
        </text:list-item>
        <text:list-item>
          <text:p text:style-name="P202">Zranění kouzel by se možná mohlo házet úspěchově <text:span text:style-name="T510">(házet 1-6 kostek by mohlo být ok).</text:span></text:p>
          <text:list>
            <text:list-item>
              <text:p text:style-name="P203">Zapisovat by se to mohlo: 2/3kZ (kostky Zranění).</text:p>
            </text:list-item>
          </text:list>
          <text:p text:style-name="P204">TODO: Jo, do tohohle půjdu.</text:p>
          <text:list text:continue-numbering="true">
            <text:list-item>
              <text:p text:style-name="P204">Tzn. předělat kouzla (a karty kouzel).</text:p>
            </text:list-item>
          </text:list>
        </text:list-item>
        <text:list-item>
          <text:p text:style-name="P205">Hodit sem pravidla pro oheň (a obecně pro všechny druhy zranění).</text:p>
          <text:list>
            <text:list-item>
              <text:p text:style-name="P205">Hašení by asi obecně mělo být akce.</text:p>
            </text:list-item>
            <text:list-item>
              <text:p text:style-name="P205"><text:soft-page-break/>Pokud oheň něco živí (třeba proto, že to byla zápalná lahev), tak by mohlo být potřeba ze sebe strhat hořící oblečení, nebo tak něco.</text:p>
            </text:list-item>
          </text:list>
        </text:list-item>
        <text:list-item>
          <text:p text:style-name="P206">Přidané zranění (například při zásahu zbraní): Zbroj se odečítá jen jednou <text:span text:style-name="T517">(tedy od součtu)</text:span>, ale případná odolnost proti druhu zranění (blesku, ohni, atd.) se odečítá zvlášť <text:span text:style-name="T516">(tj. jen od přidaného zranění)</text:span>.</text:p>
          <text:list>
            <text:list-item>
              <text:p text:style-name="P207">Postup je:</text:p>
              <text:list>
                <text:list-item>
                  <text:p text:style-name="P207">Nejdřív uplatnit imunity nebo odolnosti proti jednotlivých druhům zranění.</text:p>
                </text:list-item>
                <text:list-item>
                  <text:p text:style-name="P207">Zbytek sečíst a od součtu odečíst zbroj.</text:p>
                </text:list-item>
              </text:list>
            </text:list-item>
          </text:list>
        </text:list-item>
        <text:list-item>
          <text:p text:style-name="P208">Projít seznam zbraní a vyhodit ty, co se nehodí do starověku</text:p>
        </text:list-item>
        <text:list-item>
          <text:p text:style-name="P209">Psát typ útoku u zbraní (bod, sek, drcení)</text:p>
          <text:list>
            <text:list-item>
              <text:list>
                <text:list-item>
                  <text:p text:style-name="P222">Sakra tohle je asi blbost – to si mohou hráči odvodit z toho, jak zbraň vypadá (zvlášť když budu mít karty). <text:span text:style-name="T498">Je to tudíž zbytečnej informační clutter.</text:span></text:p>
                </text:list-item>
                <text:list-item>
                  <text:p text:style-name="P223">TODO: Zase to zrušit (z karet i z ceníku).</text:p>
                </text:list-item>
              </text:list>
            </text:list-item>
            <text:list-item>
              <text:p text:style-name="P209">Dát to na karty</text:p>
            </text:list-item>
            <text:list-item>
              <text:p text:style-name="P210"><text:span text:style-name="T497">Dát to do pravidel (stačí do ceníku, seznam základní výbavy nebude)</text:span>.</text:p>
              <text:list>
                <text:list-item>
                  <text:p text:style-name="P211">Možná se vykašlat na extra sloupec a psát to do závorky za parametry (jako na kartách).</text:p>
                </text:list-item>
              </text:list>
            </text:list-item>
            <text:list-item>
              <text:p text:style-name="P209">Dát to na karty postav.</text:p>
            </text:list-item>
          </text:list>
        </text:list-item>
        <text:list-item>
          <text:p text:style-name="P224">Kouzla by asi neměla kostku nad 1k6 (možná 1k8, ale víc asi fakt ne). 1k10 dává fakt velkou šanci na oneshot.</text:p>
        </text:list-item>
        <text:list-item>
          <text:p text:style-name="P225"><text:soft-page-break/>Postavy budou začínat na nulté úrovni (což stačí napsat jen do pravidla o levelování, nikde jinde to zminovat nemusím)</text:p>
          <text:list>
            <text:list-item>
              <text:p text:style-name="P225">Výhody:</text:p>
              <text:list>
                <text:list-item>
                  <text:p text:style-name="P225"><text:span text:style-name="T496">R</text:span>ychlejší tvorba postavy (nebude potřeba vysvětlovat, to jsou zač atributy, ubude další customizační krok – zbyde z toho opravdu jen výběr <text:span text:style-name="T496">rasy a</text:span> povolání).</text:p>
                </text:list-item>
              </text:list>
            </text:list-item>
            <text:list-item>
              <text:p text:style-name="P226">TODO: Zvážit, jestli tomu říkat nultá úroveň, nebo první s tím, že první zvýšení atributů bude až při přechodu na druhou.</text:p>
            </text:list-item>
          </text:list>
        </text:list-item>
        <text:list-item>
          <text:p text:style-name="P227">Lehká zbroj by asi neměla dávat postih na střelbu z luku.</text:p>
          <text:list>
            <text:list-item>
              <text:p text:style-name="P227">Takže buď přidat druhou kategorii postihů (na střelbu)</text:p>
            </text:list-item>
            <text:list-item>
              <text:p text:style-name="P227">Nebo dát lehké zbroje bez postihu a těžké s -1.</text:p>
              <text:list>
                <text:list-item>
                  <text:p text:style-name="P227">To by znamenalo, že thiefové a lučištníci budou nosit lehkou zbroj.</text:p>
                </text:list-item>
              </text:list>
            </text:list-item>
            <text:list-item>
              <text:p text:style-name="P228">Nebo zrušit postih na střelbu a nechat ho jen na kouzlení a plížení.</text:p>
              <text:list>
                <text:list-item>
                  <text:p text:style-name="P229">To je asi nejlepší řešení. <text:span text:style-name="T494">Lučištník s těžkou zbrojí je sice divnej, ale v zásadě je to jen o penězích.</text:span></text:p>
                </text:list-item>
              </text:list>
            </text:list-item>
          </text:list>
        </text:list-item>
        <text:list-item>
          <text:p text:style-name="P230">Zdůraznit, že postih na kouzlení se vztahuje i na hůlky, hole a tak.</text:p>
        </text:list-item>
        <text:list-item>
          <text:p text:style-name="P231">Sloučit lehké a střední zbraně, takže budou jen „lehké“ a „těžké“ (a střelné).</text:p>
          <text:list>
            <text:list-item>
              <text:p text:style-name="P232">U lehkých i těžkých si teď jde vybrat mezi Silou a Finesou, takže není důvod mít na to dvě kategorie. <text:span text:style-name="T493">Sloučení</text:span> <text:span text:style-name="T493">z</text:span>jednoduší formulaci některých pravidel.</text:p>
            </text:list-item>
          </text:list>
        </text:list-item>
        <text:list-item>
          <text:p text:style-name="P233"><text:soft-page-break/><text:span text:style-name="T355">Po smrti se</text:span> deakti<text:span text:style-name="T355">vuj</text:span><text:span text:style-name="T81">í</text:span> připoutané předměty.</text:p>
          <text:list>
            <text:list-item>
              <text:p text:style-name="P234">(leda že by ne, viz permanency)</text:p>
            </text:list-item>
          </text:list>
        </text:list-item>
        <text:list-item>
          <text:p text:style-name="P235">Výběr plavání nebo čtení a psaní</text:p>
          <text:list>
            <text:list-item>
              <text:p text:style-name="P235">Automaticky podle povolání: písař umí číst a psát, ostatní umí plavat.</text:p>
            </text:list-item>
          </text:list>
        </text:list-item>
        <text:list-item>
          <text:p text:style-name="P236">Permanentní kouzla musí být připoutána k tomu, co (nebo koho) mají ovlivňovat.</text:p>
          <text:list>
            <text:list-item>
              <text:p text:style-name="P237">Takže iluzorní zeď v dungeonu je ok, elfí boty si musí majitel připoutat.</text:p>
            </text:list-item>
            <text:list-item>
              <text:p text:style-name="P238">Asi by mělo fungovat permanentní světlo, jen holt nebude všude <text:span text:style-name="T399">(protože to není zrovna hračka vyrobit a oenchantit)</text:span>.</text:p>
            </text:list-item>
          </text:list>
        </text:list-item>
        <text:list-item>
          <text:p text:style-name="P239">Připoutávání magických předmětů:</text:p>
          <text:list>
            <text:list-item>
              <text:p text:style-name="P239">Kouzlo může působit tam, kde je připoutané, neomezeně dlouho (možná až díky permanency?).</text:p>
            </text:list-item>
            <text:list-item>
              <text:p text:style-name="P239">Když chceš kouzlo ovládat (zaklínací formulí nebo jakkkoliv jinak), nebo když chceš změnit, na co působí (třeba aby tiché boty působily na tebe), musíš si ho nejdřív připoutat.</text:p>
            </text:list-item>
            <text:list-item>
              <text:p text:style-name="P239">Předseslání není to samé co připoutávání (uv<text:span text:style-name="T451">a</text:span>žovat o tom jako o dvou věcech je intuitivnější).</text:p>
              <text:list>
                <text:list-item>
                  <text:p text:style-name="P239">Předsesílají se kouzla ze svitků, nikoliv z hůlek <text:span text:style-name="T436">nebo holí</text:span> (to je vcelku zřejmé, tzn. to je nastavené dobře). Kouzla z hůlek jsou slabší, <text:span text:style-name="T436">kouzla ze holí jsou stejně silná jako kouzla ze svitků, ale spotřebovávají krystaly</text:span>.</text:p>
                </text:list-item>
                <text:list-item>
                  <text:h text:style-name="P439" text:outline-level="3"><text:soft-page-break/>Úvaha ke svitkům s kouzly</text:h>
                  <text:p text:style-name="P24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6">l</text:span>fský) předmět.</text:p>
                </text:list-item>
              </text:list>
            </text:list-item>
          </text:list>
        </text:list-item>
        <text:list-item>
          <text:p text:style-name="P241">Do kapitoly o zraněních přidat komentář, že nízkou kondici by hráč taky měl brát v úvahu.</text:p>
        </text:list-item>
        <text:list-item>
          <text:p text:style-name="P242">Měřit čas čistě na dny (tzn. sví<text:span text:style-name="T450">tivo</text:span> nakupovat na X dní, atd.)</text:p>
        </text:list-item>
        <text:list-item>
          <text:p text:style-name="P243">Identifikace kouzel a magických předmětů</text:p>
          <text:list>
            <text:list-item>
              <text:p text:style-name="P243">Asi by měla existovat identifikovaná a neidentifikované verze karet? <text:span text:style-name="T452">(Aby pak za těch karet nebylo moc, už takhle se mi dost množej).</text:span></text:p>
            </text:list-item>
            <text:list-item>
              <text:p text:style-name="P244">Nebo karta s předmětem a k ní svitek s popisem? (To by bylo dost nešikovný).</text:p>
            </text:list-item>
            <text:list-item>
              <text:p text:style-name="P245">Nebo možná na jedn<text:span text:style-name="T455">é</text:span> straně karty jen předmět (obrázek a to, co je na něm vidět) a na druhé popis? <text:span text:style-name="T453">(To se mi bude dost blbě vyrábět…)</text:span></text:p>
              <text:list>
                <text:list-item>
                  <text:p text:style-name="P246">Dalo by to rozhodně víc místa na pravidla, <text:span text:style-name="T454">případně na různé powery.</text:span></text:p>
                </text:list-item>
              </text:list>
            </text:list-item>
          </text:list>
        </text:list-item>
        <text:list-item>
          <text:p text:style-name="P247">Bylo by <text:span text:style-name="T484">asi</text:span> fajn omezit kouzlo <text:span text:style-name="T109">Uzdrav lehká zranění</text:span>, aby se tím nedalo doléčovat do full.</text:p>
          <text:list>
            <text:list-item>
              <text:p text:style-name="P248">Asi by dávalo smysl, aby šlo na každou sadu zranění použít jen jednou, ale asi nepůjde dost dobře sledovat, co jsem už vyléčil a co tudíž vyléčit nepůjde.</text:p>
            </text:list-item>
            <text:list-item>
              <text:p text:style-name="P249"><text:soft-page-break/>Pak by asi taky šlo omezit četnost – např. že na jednu osobu působí jen jednou za hodinu. <text:span text:style-name="T479">To by asi fungovalo, ale je to takové umělé a navíc to zamezí léčit v boji stejnou postavu dvakrát (což ale možná není od věci).</text:span></text:p>
              <text:list>
                <text:list-item>
                  <text:p text:style-name="P250">Tohle by bylo <text:span text:style-name="T480">celkem</text:span> fajn v tom, že by mělo smysl nemagické ošetřování – <text:span text:style-name="T481">kouzlo jednak nemusí healnout do full a navíc pokud bylo použito v boji, tak dotyčný mohl dostat další zranění, která už nejde vyyléčit, protože běží cooldown.</text:span></text:p>
                </text:list-item>
                <text:list-item>
                  <text:p text:style-name="P251">Nevýhoda je, že postavy budou muset hodinu čekat, než se pustěj do dalšího boje – jinak by nemohly léčit.</text:p>
                </text:list-item>
              </text:list>
            </text:list-item>
            <text:list-item>
              <text:p text:style-name="P252">Další varianta: Kouzlo nejde hned zopakovat, pokud nedoléčilo do full.</text:p>
              <text:list>
                <text:list-item>
                  <text:p text:style-name="P25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53">Je to poněkud neintuitivní.</text:p>
                </text:list-item>
              </text:list>
            </text:list-item>
            <text:list-item>
              <text:p text:style-name="P254">Taky by se mohlo dýl aktivovat – třeba 10 minut.</text:p>
              <text:list>
                <text:list-item>
                  <text:p text:style-name="P255">To není až tolik, aby byla pruda počkat před dalším bojem, ale je to dost, aby stálo za to zranění ošetřit i nemagicky – protože co kdyby se v těch 10 minutách něco stalo.</text:p>
                  <text:list>
                    <text:list-item>
                      <text:p text:style-name="P255">Na druhou stranu to se může stát asi i v minutě. <text:span text:style-name="T482">A když bude chtít léčitel reaktivovat i další kouzla, tak se z toho rázem stane několik minut, kdy buď bude mít kouzla, nebo vyléčí družinu…</text:span></text:p>
                    </text:list-item>
                    <text:list-item>
                      <text:p text:style-name="P256"><text:soft-page-break/>Taky můžu zvednout délku aktivace čehokoliv třeba na 5 minut, <text:span text:style-name="T483">pak to bude naskakovat ještě rychlejš (i když to asi není potřeba).</text:span></text:p>
                    </text:list-item>
                  </text:list>
                </text:list-item>
              </text:list>
            </text:list-item>
          </text:list>
        </text:list-item>
        <text:list-item>
          <text:p text:style-name="P257">Terminologie:</text:p>
          <text:list>
            <text:list-item>
              <text:p text:style-name="P257">Kouzla a předměty se <text:span text:style-name="T109">aktivují</text:span> (což trvá minutu).</text:p>
            </text:list-item>
            <text:list-item>
              <text:p text:style-name="P257">Kouzla mají <text:span text:style-name="T109">sesílací formuli</text:span> – seslání kouzla předmět deaktivuje, <text:span text:style-name="T486">před dalším použitím je tudíž nutné kouzlo aktivovat znovu</text:span>.</text:p>
            </text:list-item>
            <text:list-item>
              <text:p text:style-name="P257">Předměty mají s<text:span text:style-name="T109">pouštěcí formuli</text:span> – spuštění efektu <text:span text:style-name="T485">předmětu</text:span> předmět nedea<text:span text:style-name="T488">k</text:span>tivuje.</text:p>
            </text:list-item>
          </text:list>
        </text:list-item>
        <text:list-item>
          <text:p text:style-name="P258">Poznámka k deaktivaci: Asi by neměla vyžadovat extra formuli, ať není přeformulováno, je ale potřeba se předmětu dotknout <text:span text:style-name="T487">a mohlo by to zabrat 1 kolo </text:span><text:span text:style-name="T148">soustředění</text:span><text:span text:style-name="T487">.</text:span></text:p>
        </text:list-item>
      </text:list>
      <text:h text:style-name="Heading_20_2" text:outline-level="2">TODO k laborce</text:h>
      <text:list xml:id="list2399349212" text:style-name="L2">
        <text:list-item>
          <text:p text:style-name="P259"><text:span text:style-name="T492">Port</text:span><text:span text:style-name="T92">ál by asi měl mít jen jeden symbol (glyf)</text:span></text:p>
          <text:list>
            <text:list-item>
              <text:p text:style-name="P260">K aktivaci portálu pak bude potřeba znát glyf cílového místa.</text:p>
            </text:list-item>
            <text:list-item>
              <text:p text:style-name="P265"><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266"><text:span text:style-name="T4">Otázka je, jeslti to je dobře. </text:span><text:span text:style-name="T93">Mimo jiné by to znamenalo, že jde projít z libovolného portálu do libovolného jiného (pokud znáš cílový glyf).</text:span></text:p>
                </text:list-item>
                <text:list-item>
                  <text:p text:style-name="P261">Každopádně to znamená, že Laiara nemusí mít klíč.</text:p>
                </text:list-item>
              </text:list>
            </text:list-item>
          </text:list>
        </text:list-item>
      </text:list>
      <text:p text:style-name="P23"/>
      <text:h text:style-name="P432"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33" text:outline-level="1"><text:bookmark-start text:name="__RefHeading___Toc2643_120643391"/>Tvorba postavy<text:bookmark-end text:name="__RefHeading___Toc2643_120643391"/></text:h>
      <text:list xml:id="list4208699975" text:style-name="L3">
        <text:list-item>
          <text:p text:style-name="P267">Zvol si své předchozí povolání</text:p>
        </text:list-item>
        <text:list-item>
          <text:p text:style-name="P268">Vyber <text:span text:style-name="T202">si</text:span> rasu</text:p>
        </text:list-item>
        <text:list-item>
          <text:p text:style-name="P270">Urči atributy</text:p>
        </text:list-item>
      </text:list>
      <text:list xml:id="list2003284803" text:style-name="L4">
        <text:list-item>
          <text:list>
            <text:list-item>
              <text:p text:style-name="P271"><text:span text:style-name="T357">Opiš si</text:span> atributy <text:span text:style-name="T357">své</text:span> rasy</text:p>
            </text:list-item>
            <text:list-item>
              <text:p text:style-name="P269"><text:span text:style-name="T398">J</text:span>eden z nich <text:span text:style-name="T398">si zvyš</text:span> o 1</text:p>
            </text:list-item>
          </text:list>
        </text:list-item>
      </text:list>
      <text:list xml:id="list193352861672024" text:continue-list="list4208699975" text:style-name="L3">
        <text:list-item>
          <text:p text:style-name="P272">Spočítej si Výdrž (Síl<text:span text:style-name="T396">a</text:span> <text:span text:style-name="T396">+ 5</text:span>)</text:p>
        </text:list-item>
        <text:list-item>
          <text:p text:style-name="P273">Spočítej si svá bojová čísla</text:p>
        </text:list-item>
        <text:list-item>
          <text:p text:style-name="P274">Vymysli si jméno</text:p>
        </text:list-item>
      </text:list>
      <text:h text:style-name="P407" text:outline-level="2"><text:bookmark-start text:name="__RefHeading___Toc2645_120643391"/><office:annotation office:name="__Annotation__3241_3000536483"><dc:creator>York </dc:creator><dc:date>2018-02-16T15:15:01.092000000</dc:date><loext:sender-initials>Y</loext:sender-initials><text:p text:style-name="P445"><text:span text:style-name="T543">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59">Vyber si</text:span>, kým jsi byl před tím, než ses <text:span text:style-name="T234">vydal na výpravu do</text:span> Divočin<text:span text:style-name="T397">y</text:span>. <text:span text:style-name="T360">Povolání si můžeš mírně pozměnit: Místo lovce můžeš být například stopař nebo hraničář, místo vojáka třeba žoldák, gardista nebo gladiátor.</text:span></text:p>
      <text:list xml:id="list1091609328" text:style-name="L5">
        <text:list-item>
          <text:p text:style-name="P275">Lovec</text:p>
        </text:list-item>
        <text:list-item>
          <text:p text:style-name="P275">Voják</text:p>
        </text:list-item>
        <text:list-item>
          <text:p text:style-name="P275">Lupič</text:p>
        </text:list-item>
        <text:list-item>
          <text:p text:style-name="P275">Písař</text:p>
        </text:list-item>
        <text:list-item>
          <text:p text:style-name="P275">Léčitel</text:p>
        </text:list-item>
        <text:list-item>
          <text:p text:style-name="P275">Kovář</text:p>
        </text:list-item>
        <text:list-item>
          <text:p text:style-name="P275"><text:soft-page-break/>Tesař</text:p>
        </text:list-item>
      </text:list>
      <text:p text:style-name="P63">Vezmi si kartu postavy <text:span text:style-name="T363">pro tvé povolání</text:span>. <text:span text:style-name="T362">Některé položky, jako třeba startovní výbava, jsou tam již zapsané. Zbytek vyplníme vzápětí.</text:span></text:p>
      <text:h text:style-name="P408" text:outline-level="2"><text:bookmark-start text:name="__RefHeading___Toc2691_920690617"/>Atributy<text:bookmark-end text:name="__RefHeading___Toc2691_920690617"/></text:h>
      <text:p text:style-name="P87">Tvoji postavu popisují tři atributy:</text:p>
      <text:p text:style-name="P88">Síla (Si<text:span text:style-name="T159">l</text:span>)</text:p>
      <text:list xml:id="list2849551017" text:style-name="L6">
        <text:list-item>
          <text:p text:style-name="P276"><text:span text:style-name="T162">B</text:span>oj těžkými zbraněmi, silácké kousky, <text:span text:style-name="T196">sprint,</text:span> <text:span text:style-name="T160">vytrvalost,</text:span> odolávání jedům.</text:p>
        </text:list-item>
      </text:list>
      <text:p text:style-name="P89">Finesa <text:span text:style-name="T107">(Fin)</text:span></text:p>
      <text:list xml:id="list670616748" text:style-name="L7">
        <text:list-item>
          <text:p text:style-name="P277"><text:span text:style-name="T162">O</text:span>bratnost, zručnost, <text:span text:style-name="T358">šplh,</text:span> <text:span text:style-name="T108">boj s lehkými a středními zbraněmi, střelba, uhýbání,</text:span> postřeh <text:span text:style-name="T157">a hledání</text:span>, jednání.</text:p>
        </text:list-item>
      </text:list>
      <text:p text:style-name="P90"><text:span text:style-name="T158">Duše</text:span> <text:span text:style-name="T5">(</text:span><text:span text:style-name="T8">Du</text:span><text:span text:style-name="T10">š</text:span><text:span text:style-name="T5">)</text:span></text:p>
      <text:list xml:id="list1233859134" text:style-name="L8">
        <text:list-item>
          <text:p text:style-name="P278"><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409" text:outline-level="2"><text:bookmark-start text:name="__RefHeading___Toc2647_120643391"/>Rasa<text:bookmark-end text:name="__RefHeading___Toc2647_120643391"/></text:h>
      <text:p text:style-name="P86">Vyber si, jako kdo ses narodil. Můžeš si zvolit buď <text:span text:style-name="T400">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2"><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39">tradice</text:span>.</text:p>
      <text:p text:style-name="P163"><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4"><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5">S</text:span><text:span text:style-name="T16">íla</text:span><text:span text:style-name="T105"> 3, Fin</text:span><text:span text:style-name="T16">esa</text:span><text:span text:style-name="T105"> 1, </text:span><text:span text:style-name="T16">Duše 2</text:span></text:p>
      <text:h text:style-name="P440"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168192841" text:style-name="L9">
        <text:list-item>
          <text:p text:style-name="P279">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79"><text:soft-page-break/>Seveřané vyznávají Nergala, boha síly a války. Věří, že po smrti stanou před jeho trůnem a budou souzeni podle toho, jaké hrdinské skutky vykonali.</text:p>
        </text:list-item>
        <text:list-item>
          <text:p text:style-name="P279">Jižané uctívají Astru, paní hvězdné oblohy. Věří, že všechno je zapsáno v dokonalém nebeském vzoru, a že po smrti se stanou jeho součástí.</text:p>
        </text:list-item>
        <text:list-item>
          <text:p text:style-name="P279">Většina elfů a trpaslíků přijala víru ve Stvořitele, někteří ale stále udržují staré tradice a věří ve věčný souboj Řádu a Chaosu, a že bojovat za Řád je jejich posláním.</text:p>
        </text:list-item>
      </text:list>
      <text:h text:style-name="P410"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2821804398" text:style-name="L10">
        <text:list-item>
          <text:p text:style-name="P280">Výdrž je Síla + 5</text:p>
        </text:list-item>
      </text:list>
      <text:h text:style-name="P411"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1">Cestovní výbavu by asi stálo a to rozepsat na kartu postavy, ať to mají hráči na očích a nemusí hledat v pravidlech</text:span> */</text:p>
      <text:p text:style-name="P172"><text:span text:style-name="T129">Cestovní výbava o</text:span><text:span text:style-name="T128">bsahuje:</text:span><text:span text:style-name="T343"> </text:span>Torn<text:span text:style-name="T343">u</text:span>, přikrývk<text:span text:style-name="T343">u</text:span>, troud a křesadlo, nůž, trvanlivé jídlo na týden, čutor<text:span text:style-name="T343">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0">Příklady:</text:span><text:span text:style-name="T207"> </text:span>Balíček karet, hrací kostky, píšťal<text:span text:style-name="T205">k</text:span>a, <text:span text:style-name="T206">flétna, placatka s alkoholem, dýmka.</text:span></text:p>
      <text:h text:style-name="P413" text:outline-level="2"><text:bookmark-start text:name="__RefHeading___Toc2651_120643391"/>Počáteční hotovost<text:bookmark-end text:name="__RefHeading___Toc2651_120643391"/></text:h>
      <text:p text:style-name="P50">/* Na tohle se taky můžu vyprdnout a napsat to rovnou na karty postav. */</text:p>
      <text:list xml:id="list3558441185" text:style-name="L11">
        <text:list-item>
          <text:p text:style-name="P281">2k6 měďáků</text:p>
        </text:list-item>
      </text:list>
      <text:h text:style-name="P434" text:outline-level="1"><text:bookmark-start text:name="__RefHeading___Toc2653_120643391"/>Jak <text:span text:style-name="T364">hrát</text:span><text:bookmark-end text:name="__RefHeading___Toc2653_120643391"/></text:h>
      <text:p text:style-name="P51">Základem hry je dialog mezi hráč<text:span text:style-name="T217">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6">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8">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414" text:outline-level="2">Překonávání překážek</text:h>
      <text:h text:style-name="Heading_20_3" text:outline-level="3">Pasti <text:span text:style-name="T475">a skryté věci</text:span></text:h>
      <text:h text:style-name="Heading_20_3" text:outline-level="3">Zapomněl jsem na něco?</text:h>
      <text:p text:style-name="P115"><text:span text:style-name="T476">Při hře si všechno, co vidíš, slyšíš, držíš, cítíš a podobně, musíš</text:span> představit <text:span text:style-name="T477">čistě</text:span> <text:span text:style-name="T478">podle</text:span> popisu Pána jeskyně. <text:span text:style-name="T47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09">„</text:span><text:span text:style-name="T146">Prohledal jsem to tu všechno?</text:span><text:span text:style-name="T109">“</text:span></text:p>
      <text:p text:style-name="P116">Pán jeskyně na to odpoví třeba:</text:p>
      <text:p text:style-name="P116"><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441"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2">Fungovat bude c</text:span>okoliv, co dává smysl. Pokud vás tedy nenapadá lepší možnost, můžete se například někam prokopat nebo probourat, trezor můžete prostě rozmlátit, skálu rozštípat opakov<text:span text:style-name="T473">aný</text:span>m rozpalováním a chlazením, a podobně.<text:line-break/><text:tab/><text:span text:style-name="T47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15" text:outline-level="2">Dialogy</text:h>
      <text:p text:style-name="P113"><text:span text:style-name="T474">Rozhovory</text:span> je zvykem odehrá<text:span text:style-name="T474">vat</text:span> v přímé řeči, <text:span text:style-name="T47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12" text:outline-level="2"><text:bookmark-start text:name="__RefHeading___Toc2655_120643391"/>Hod na atribut<text:bookmark-end text:name="__RefHeading___Toc2655_120643391"/></text:h>
      <text:p text:style-name="P57"><text:span text:style-name="T111">Hod na atribut</text:span><text:span text:style-name="T219"> se používá v těchto případech</text:span>:</text:p>
      <text:list xml:id="list3891264002" text:style-name="L12">
        <text:list-item>
          <text:p text:style-name="P212">Když výsledek není jistý a nejde odvodit jen z toho, co <text:span text:style-name="T34">děláš</text:span><text:span text:style-name="T220"> a říkáš.</text:span></text:p>
          <text:list>
            <text:list-item>
              <text:p text:style-name="P215">Povede se ti vyrazit dveře?</text:p>
            </text:list-item>
          </text:list>
        </text:list-item>
        <text:list-item>
          <text:p text:style-name="P213"><text:soft-page-break/>Když jde o to, jestli <text:span text:style-name="T221">zaregistruješ</text:span> hrozíc<text:span text:style-name="T221">í</text:span> nebezpečí.</text:p>
          <text:list>
            <text:list-item>
              <text:p text:style-name="P213">Všimneš si nastraženého lanka před tím, než spustíš past?</text:p>
            </text:list-item>
            <text:list-item>
              <text:p text:style-name="P213">Všimneš si schovaného <text:span text:style-name="T342">goblin</text:span>a, který na tebe chce vystřelit ze zálohy?</text:p>
            </text:list-item>
          </text:list>
        </text:list-item>
        <text:list-item>
          <text:p text:style-name="P214">Když jsi terčem útoku, nebo sám útočíš.</text:p>
          <text:list>
            <text:list-item>
              <text:p text:style-name="P214"><text:span text:style-name="T222">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3">Tvůj h</text:span>od na atribut se porovná buď s hodem na atribut protivníka, nebo s <text:span text:style-name="T223">útokem</text:span> pasti, <text:span text:style-name="T223">nebo s obtížností</text:span> překážky.</text:p>
      <text:list xml:id="list2606022386" text:style-name="L13">
        <text:list-item>
          <text:p text:style-name="P216"><text:span text:style-name="T161">Pokud se sám snažíš něčeho dosáhnout</text:span>, <text:span text:style-name="T161">uspěješ</text:span>, <text:span text:style-name="T161">když</text:span> hodí<text:span text:style-name="T161">š</text:span> víc.</text:p>
        </text:list-item>
        <text:list-item>
          <text:p text:style-name="P217">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1">Otevřít zámek šperhákem za bílého dne je snazší než dělat to po tmě</text:span>. <text:span text:style-name="T231">Z</text:span>asáhnout <text:span text:style-name="T342">goblin</text:span>a skrytého za stromem <text:span text:style-name="T231">je obtížnější</text:span>, než když stojí na volném prostranství. Okolnostem ovlivňují<text:span text:style-name="T233">cím</text:span> šanci na úspěch říkáme výhody a nevýhody.</text:p>
      <text:list xml:id="list114469229" text:style-name="L14">
        <text:list-item>
          <text:p text:style-name="P282">Malá nevýhoda dává bonus +1 k hodu, malá výhoda postih -1.</text:p>
          <text:p text:style-name="P189">Příklady:</text:p>
          <text:list>
            <text:list-item>
              <text:p text:style-name="P282">Boj v šeru nebo za sníženého osvětlení (například když si v podzemí svítíš loučí nebo lucernou).</text:p>
            </text:list-item>
            <text:list-item>
              <text:p text:style-name="P284">Střelba na protivníka v částečném krytu.</text:p>
            </text:list-item>
          </text:list>
        </text:list-item>
        <text:list-item>
          <text:p text:style-name="P283">Velká výhoda dává bonus +2 k hodu, velká nevýhoda postih -2.</text:p>
          <text:p text:style-name="P189">Příklady:</text:p>
          <text:list>
            <text:list-item>
              <text:p text:style-name="P283">Boj se zavázanýma očima nebo v naprosté tmě.</text:p>
            </text:list-item>
            <text:list-item>
              <text:p text:style-name="P283">Střelba na protivníka vykukujícího zpoza překážky.</text:p>
            </text:list-item>
          </text:list>
        </text:list-item>
      </text:list>
      <text:p text:style-name="P26">Při určování výhod a nevýhod berte v úvahu, že:</text:p>
      <text:list xml:id="list193351265384253" text:continue-numbering="true" text:style-name="L14">
        <text:list-item>
          <text:p text:style-name="P283">Výhoda pro tebe je samozřejmě <text:span text:style-name="T232">současně </text:span>nevýhodou pro tvého soupeře – dejte si pozor, abyste tu samou věc nezapočítali dvakrát.</text:p>
        </text:list-item>
        <text:list-item>
          <text:p text:style-name="P283">Pokud se nějaká okolnost vztahuje na <text:span text:style-name="T228">oba protivníky</text:span>, <text:span text:style-name="T229">výhodu za ni nemá ani jeden z nich</text:span>.</text:p>
          <text:list>
            <text:list-item>
              <text:p text:style-name="P283"><text:span text:style-name="T230">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16" text:outline-level="2"><text:bookmark-start text:name="__RefHeading___Toc1585_1936223890"/><text:span text:style-name="T333">V</text:span>ybavení<text:bookmark-end text:name="__RefHeading___Toc1585_1936223890"/></text:h>
      <text:p text:style-name="P25">Vybavení, jako třeba lano nebo páčidlo, <text:span text:style-name="T224">funguje</text:span> stejně jako znalosti a dovednosti:</text:p>
      <text:list xml:id="list97963549" text:style-name="L15">
        <text:list-item>
          <text:p text:style-name="P285">Některé věci bez <text:span text:style-name="T204">něj</text:span> nejdou udělat.</text:p>
          <text:list>
            <text:list-item>
              <text:p text:style-name="P285"><text:span text:style-name="T226">Z</text:span>ámek například nemůžeš otevřít bez šperháků či páčidla, <text:span text:style-name="T227">nebo aspoň kusu drátu</text:span>.</text:p>
            </text:list-item>
          </text:list>
        </text:list-item>
        <text:list-item>
          <text:p text:style-name="P286"><text:span text:style-name="T225">Když výbava není nutně potřeba a ty ji máš, </text:span>uspěješ automaticky.</text:p>
          <text:list>
            <text:list-item>
              <text:p text:style-name="P286">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556980080" text:style-name="L16">
        <text:list-item>
          <text:p text:style-name="P262">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3503298433" text:style-name="L17">
        <text:list-item>
          <text:p text:style-name="P397"><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397"><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5">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5">příkladu</text:span> vyhodnocení akcí, řekneme si něco o parametrech zbraní a kouzel. Ty se vždy skládají ze dvou čísel oddělených lomítkem, například: 1/2. První číslo je <text:span text:style-name="T288">bonus za zbraň</text:span> nebo kouzl<text:span text:style-name="T288">o</text:span> a přičítá se k hodu na <text:span text:style-name="T242">úspěch akce</text:span>. <text:span text:style-name="T243">Za lomítkem je zranění, to se přičítá až v případě zásahu</text:span>.</text:p>
      <text:list xml:id="list2404580231" text:style-name="L18">
        <text:list-item>
          <text:p text:style-name="P398">Pavel hází na úspěch Gorondarovy akce.</text:p>
          <text:p text:style-name="P398"><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398"><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398"><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398"><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508682366" text:style-name="L19">
        <text:list-item>
          <text:p text:style-name="P399"><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2045531190" text:style-name="L20">
        <text:list-item>
          <text:p text:style-name="P400"><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00">Poté se odečítá <text:span text:style-name="T241">kvalita zbroje</text:span> zasaženého. Ork má lehkou zbroj s kvalitou 1, Gorondar <text:span text:style-name="T241">tedy</text:span> orka zranil za <text:span text:style-name="T244">5</text:span>.</text:p>
        </text:list-item>
        <text:list-item>
          <text:p text:style-name="P401"><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00">O <text:span text:style-name="T392">tom, kam byl obránce zasažen, rozhoduje útočník. Gorondarův hráč řekne, že útočil na hlavu. Nejen že si ted ork sníží svou kondici o 5, ale současně si napíše, že má </text:span><text:span text:style-name="T135">zásah mečem do hlavy</text:span><text:span text:style-name="T392"> a od příštího kola si za to bude na všechny hody počítat nevýhodu.</text:span></text:p>
            </text:list-item>
          </text:list>
        </text:list-item>
      </text:list>
      <text:list xml:id="list193351868925624" text:continue-list="list2404580231" text:style-name="L18">
        <text:list-item>
          <text:p text:style-name="P398"><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398"><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398"><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3845206017" text:style-name="L21">
        <text:list-item>
          <text:p text:style-name="P402">Základem zranění je opět rozdíl hodů. Šaman měl 8, Gorondar 3, základní zranění je tedy 5.</text:p>
        </text:list-item>
        <text:list-item>
          <text:p text:style-name="P402"><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02"><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6">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4">Z</text:span>áměr<text:span text:style-name="T334">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6">N</text:span>ásledně své záměry popíší hráči. <text:span text:style-name="T252">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8">trvá zhruba tři vteřiny.</text:span> <text:span text:style-name="T248">Je</text:span> tedy možné například tasit zbraň a zaútočit, nebo nabít luk a rovnou vystřelit. <text:span text:style-name="T249">P</text:span>okud chceš <text:span text:style-name="T249">ale</text:span> například vyndat zbraň z batohu, nebo třeba <text:span text:style-name="T249">natáhnout a</text:span> nabít kuši, zabere <text:span text:style-name="T249">to určitě</text:span> alespoň jedno kolo.<text:line-break/><text:tab/><text:span text:style-name="T267">Pokud to dává smysl, tak můžeš něco dělat a současně se přesouvat. Výjimkou je sprint: když chceš běžet nejvyšší možnou rychlostí, nemůžeš u toho dělat nic jiného.</text:span><text:line-break/><text:tab/><text:span text:style-name="T250">Pokud není v pravidlech uvedeno, kolik kol něco zabere, tak o tom rozhoduje Pán jeskyně.</text:span> <text:span text:style-name="T250">Měl by při tom brát v potaz názor hráčů.</text:span></text:p>
      <text:h text:style-name="Heading_20_3" text:outline-level="3">Úprava záměrů</text:h>
      <text:p text:style-name="P27">Ohlášenou akci můžeš <text:span text:style-name="T215">z</text:span>měnit, a to i opakovaně. Když například vidíš, že tvůj spolubojovník běží do levé chodby, ačkoliv jsi ohlásil, že poběžíš do pravé, tak můžeš říct, že raději poběžíš s ním. <text:span text:style-name="T251">Pán jeskyně může stejným způsobem upravovat záměry protivníků (je ale lepší, když to dělá co nejméně).</text:span><text:line-break/><text:tab/><text:span text:style-name="T247">Pokud by se vám náhodou změny záměrů zacyklily, platí ta varianta, která byla ohlášena první.</text:span></text:p>
      <text:h text:style-name="Heading_20_2" text:outline-level="2"><text:soft-page-break/>Akce</text:h>
      <text:p text:style-name="P29"><text:span text:style-name="T267">To, co chceš v kole udělat, je tvoje </text:span><text:span text:style-name="T116">akce</text:span><text:span text:style-name="T267">. V každém kole máš tedy vždycky právě jednu akci. </text:span>Tvoje akce může být:</text:p>
      <text:list xml:id="list3499342674" text:style-name="L22">
        <text:list-item>
          <text:p text:style-name="P190"><text:span text:style-name="T254">Ú</text:span>tok</text:p>
          <text:list>
            <text:list-item>
              <text:p text:style-name="P288">Když hodíš víc než protivník, je zraněn za rozdíl hodů + zranění <text:span text:style-name="T295">tvé</text:span> zbraně nebo kouzla. <text:span text:style-name="T344">Když útok nejde na Duši</text:span>, odečte si kvalitu své zbroje.</text:p>
              <text:list>
                <text:list-item>
                  <text:p text:style-name="P289">Když je výsledné zranění větší než jeho Síla, jde o vážné zranění. <text:span text:style-name="T394">Jeho efekt se projeví </text:span>od příštího kola.</text:p>
                </text:list-item>
              </text:list>
            </text:list-item>
          </text:list>
        </text:list-item>
        <text:list-item>
          <text:p text:style-name="P190"><text:span text:style-name="T542">Získání</text:span> výhody</text:p>
          <text:list>
            <text:list-header>
              <text:p text:style-name="P403"><text:span text:style-name="T113">Příklady:</text:span> zamíření střelnou zbraní, <text:span text:style-name="T256">klamný útok, vyčkávání za rohem</text:span>.</text:p>
            </text:list-header>
            <text:list-item>
              <text:p text:style-name="P287"><text:span text:style-name="T255">Když ti v tom nikdo nezabrání (úspěšným </text:span><text:span text:style-name="T118">zabránění</text:span><text:span text:style-name="T117">m</text:span><text:span text:style-name="T118"> v akci</text:span><text:span text:style-name="T255">), vytvoříš pro sebe nebo pro někoho jiného velkou výhodu na jedno kolo (+2 ke všem hodům v kole, pokud z této výhody těží).</text:span></text:p>
            </text:list-item>
            <text:list-item>
              <text:p text:style-name="P290">Výhodu není nutné využít hned příští kolo (můžeš mít například připravenou léčku a bonus za ni využít až ve chvíli, kdy do ní protivníci vběhnou), ale trvá vždy jen jedno kolo.</text:p>
            </text:list-item>
          </text:list>
        </text:list-item>
        <text:list-item>
          <text:p text:style-name="P191">Znevýhodnění</text:p>
          <text:list>
            <text:list-header>
              <text:p text:style-name="P403"><text:span text:style-name="T113">Příklady:</text:span> <text:span text:style-name="T257">Srazit protivníka k zemi, zatlačit ho do rohu, hodit na něj pytel brambor</text:span>.</text:p>
            </text:list-header>
            <text:list-item>
              <text:p text:style-name="P291"><text:span text:style-name="T258">Když protivníka přehodíš o jedna nebo o dva, bude mít </text:span>malou nevýhodu <text:span text:style-name="T259">(-1)</text:span>. <text:span text:style-name="T258">Když jej přehodíš </text:span>o <text:span text:style-name="T409">3 nebo</text:span> víc<text:span text:style-name="T395">, půjde dokonce o velkou nevýhodu (-2)</text:span>.</text:p>
            </text:list-item>
            <text:list-item>
              <text:p text:style-name="P292"><text:soft-page-break/>Nevýhoda trvá, dokud protivník nepoužije akci <text:span text:style-name="T138">zrušení nevýhody</text:span>, <text:span text:style-name="T268">nebo dokud se nezmění situace tak, že pro něj přestane být nevýhodná</text:span>.</text:p>
            </text:list-item>
          </text:list>
        </text:list-item>
        <text:list-item>
          <text:p text:style-name="P192"><text:span text:style-name="T500">Prolomení</text:span> nevýhody</text:p>
          <text:list>
            <text:list-header>
              <text:p text:style-name="P293"><text:span text:style-name="T109">Příklady:</text:span> Postavit se na nohy poté, co tě protivník srazil k zemi. Prorazit z obklíčení v rohu místnosti.</text:p>
            </text:list-header>
            <text:list-item>
              <text:p text:style-name="P294">Pokud ti v této akci nikdo nezabrání (pomocí <text:span text:style-name="T109">zabránění v akci</text:span>), nevýhoda je zrušena.</text:p>
            </text:list-item>
          </text:list>
        </text:list-item>
        <text:list-item>
          <text:p text:style-name="P190"><text:span text:style-name="T254">P</text:span>lná obrana</text:p>
          <text:list>
            <text:list-item>
              <text:p text:style-name="P295">+2 ke všem hodům na obranu v tomto kole.</text:p>
            </text:list-item>
          </text:list>
        </text:list-item>
        <text:list-item>
          <text:p text:style-name="P193">Zabránění</text:p>
          <text:list>
            <text:list-item>
              <text:p text:style-name="P296">Házíš přímo proti protivníkově hodu na akci (nehází s<text:span text:style-name="T269">i</text:span> na obranu).</text:p>
            </text:list-item>
            <text:list-item>
              <text:p text:style-name="P297">Můžeš takto někoho bránit tím, že útočníkovi zabráníš v útoku.</text:p>
            </text:list-item>
          </text:list>
        </text:list-item>
        <text:list-item>
          <text:p text:style-name="P194">Odzbrojení</text:p>
          <text:list>
            <text:list-item>
              <text:p text:style-name="P298">Odzbrojit můžeš pouze protivníka, který je v nevýhodě (ať už dané situací nebo tím, že jsi na něj před tím úspěšně použil <text:span text:style-name="T499">akci</text:span> <text:span text:style-name="T149">znevýhodnění</text:span>).</text:p>
            </text:list-item>
          </text:list>
        </text:list-item>
        <text:list-item>
          <text:p text:style-name="P195">Zatlačení</text:p>
          <text:list>
            <text:list-item>
              <text:p text:style-name="P299"><text:span text:style-name="T260">H</text:span>ázíš Silou. <text:span text:style-name="T261">Nepočítáš si bonus za zbraň, můžeš si ale započítat +1 za velký štít.</text:span></text:p>
            </text:list-item>
            <text:list-item>
              <text:p text:style-name="P300"><text:span text:style-name="T262">Pokud se ti protivník neubrání a ještě není ve velké nevýhodě, tak </text:span>si může vybrat:</text:p>
              <text:list>
                <text:list-item>
                  <text:p text:style-name="P300"><text:soft-page-break/>Buď <text:span text:style-name="T263">bude</text:span> odstrčený o tolik metrů, o kolik jsi ho přehodil.</text:p>
                </text:list-item>
                <text:list-item>
                  <text:p text:style-name="P300">Nebo <text:span text:style-name="T264">bude mít nevýhodu</text:span> (jako kdybys <text:span text:style-name="T264">místo </text:span><text:span text:style-name="T114">zatlačení</text:span> použil <text:span text:style-name="T150">znevýhodnění</text:span>).</text:p>
                </text:list-item>
              </text:list>
            </text:list-item>
            <text:list-item>
              <text:p text:style-name="P301"><text:span text:style-name="T265">Když tedy chceš někoho </text:span>shodit do propasti, musíš <text:span text:style-name="T265">jej</text:span> nejdřív <text:span text:style-name="T265">dostat do</text:span> velk<text:span text:style-name="T265">é</text:span> nevýhod<text:span text:style-name="T265">y</text:span> <text:span text:style-name="T262">a v dalším kole ho opět přehodit </text:span><text:span text:style-name="T115">zatlačením</text:span><text:span text:style-name="T262">.</text:span></text:p>
            </text:list-item>
          </text:list>
        </text:list-item>
        <text:list-item>
          <text:p text:style-name="P196">Zajmutí</text:p>
          <text:list>
            <text:list-item>
              <text:p text:style-name="P302">Nezpůsobuje zranění.</text:p>
            </text:list-item>
            <text:list-item>
              <text:p text:style-name="P302">Hází se jako normální útok. <text:span text:style-name="T266">Můžeš si počítat zbraň, pokud dokážeš smysluplně popsat, jak ji k zajetí protivníka použiješ.</text:span> Pokud by tento útok snížil <text:span text:style-name="T393">kondici</text:span> protivníka na nulu nebo méně, je zajatý.</text:p>
            </text:list-item>
          </text:list>
        </text:list-item>
        <text:list-item>
          <text:p text:style-name="P197">Pronásledování</text:p>
          <text:list>
            <text:list-item>
              <text:p text:style-name="P303"><text:span text:style-name="T348">Oba soupeři si hodí</text:span> na Sílu. <text:span text:style-name="T348">R</text:span>ozdíl je počet metrů, o který se <text:span text:style-name="T348">v tomto kole</text:span> změní náskok.</text:p>
            </text:list-item>
          </text:list>
        </text:list-item>
        <text:list-item>
          <text:p text:style-name="P198">Soustředění</text:p>
          <text:list>
            <text:list-item>
              <text:p text:style-name="P304">Použití této akce vyžadují některá kouzla.</text:p>
            </text:list-item>
            <text:list-item>
              <text:p text:style-name="P305">Po dobu soustředění se můžeš pohybovat maximálně pomalou chůzí.</text:p>
            </text:list-item>
            <text:list-item>
              <text:p text:style-name="P306">Pokud jsi v průběhu <text:span text:style-name="T109">soustředění</text:span> z<text:span text:style-name="T322">raněn alespoň za jeden život</text:span>, tvé <text:span text:style-name="T109">soustředění</text:span> je tím přerušeno. <text:span text:style-name="T322">Přerušení se ale projeví až od příštího kola.</text:span></text:p>
            </text:list-item>
          </text:list>
        </text:list-item>
        <text:list-item>
          <text:p text:style-name="P199">Běh</text:p>
          <text:list>
            <text:list-item>
              <text:p text:style-name="P307">Pohyb je součástí všech akcí. <text:span text:style-name="T501">Pokud chceš ale běžet, je to akce (nemůžeš u toho dělat jiné akce).</text:span></text:p>
            </text:list-item>
          </text:list>
        </text:list-item>
        <text:list-item>
          <text:p text:style-name="P309"><text:soft-page-break/><text:span text:style-name="T253">N</text:span>ěco jiného (nabíjení <text:span text:style-name="T502">kuše</text:span>, přezbrojování, atd.)</text:p>
        </text:list-item>
      </text:list>
      <text:p text:style-name="P124">Akce jsou v pravidlech ze dvou důvodů: Pomáhají rozhodnout, co je a co není možné stihnout v jednom kole (<text:span text:style-name="T109">přezbrojení</text:span> a <text:span text:style-name="T109">útok</text:span> jsou akce, takže není možné v jednom kole přezbrojit a rovnou zaútočit, protože v kole máš vždycky právě jednu akci) <text:span text:style-name="T503">a říkají, jak se co vyhodnotí.<text:line-break/><text:tab/>Rozhodně to ale neznamená, že musíš každé kolo hlásit, jakou akci zrovna používáš – právě naopak. Co se chystáš udělat, bys měl popsat vlastními slovy, například: </text:span><text:span text:style-name="T151">„Zkusím ho obejít zleva a probodnout ho mečem“</text:span><text:span text:style-name="T503">, nebo: </text:span><text:span text:style-name="T151">„Chci mu zabránit v tom, aby se kolem mě </text:span><text:span text:style-name="T152">protlačil</text:span><text:span text:style-name="T151"> do chodby, </text:span><text:span text:style-name="T152">před kterou stojím</text:span><text:span text:style-name="T151">“</text:span><text:span text:style-name="T503">. To první bude zřejmě akce </text:span><text:span text:style-name="T151">útok</text:span><text:span text:style-name="T503"> a to druhé </text:span><text:span text:style-name="T151">zabránění</text:span><text:span text:style-name="T185">, ale s největší pravděpodobností to nebudete muset vůbec říkat nahlas, protože to </text:span><text:span text:style-name="T188">je</text:span><text:span text:style-name="T185"> </text:span><text:span text:style-name="T186">zřejmé</text:span><text:span text:style-name="T185">. O jakou akci se jedná, tedy zkoumejte, </text:span><text:span text:style-name="T189">až když</text:span><text:span text:style-name="T185"> není jasné, jak by se mělo házet, případně jestli </text:span><text:span text:style-name="T187">t</text:span><text:span text:style-name="T185">o, co chceš udělat, můžeš stihnout v jednom kole.<text:line-break/><text:tab/></text:span><text:span text:style-name="T189">Čím víc budete při mluvit v řeči pravidel (</text:span><text:span text:style-name="T190">např. </text:span><text:span text:style-name="T189">„V prvním kole udělám </text:span><text:span text:style-name="T153">útok</text:span><text:span text:style-name="T189"> a ve druhém </text:span><text:span text:style-name="T153">soustředění</text:span><text:span text:style-name="T189">“), tím méně bude vaše hra atmosférická. Teď ti možná přijde, že to zní divně a takhle bys určitě nemluvil, ale věř mi – když </text:span><text:span text:style-name="T195">se</text:span><text:span text:style-name="T189"> nebudeš hlídat, snadno si na to zvykneš.</text:span></text:p>
      <text:h text:style-name="P395" text:outline-level="4">Akce <text:span text:style-name="T282">proti</text:span> více cílů<text:span text:style-name="T282">m</text:span></text:h>
      <text:p text:style-name="P125">Když chceš v jednom kole svou akcí ovlivnit více cílů (například když chceš mečem zasáhnout víc protivníků), tak si k hodu počítáš postih rovný počtu cílů.</text:p>
      <text:list xml:id="list2605969417" text:style-name="L23">
        <text:list-item>
          <text:p text:style-name="P310"><text:span text:style-name="T297">Ty h</text:span>ází<text:span text:style-name="T296">š</text:span> jen jednou, každý cíl s<text:span text:style-name="T297">i hází</text:span> zvlášť.</text:p>
        </text:list-item>
        <text:list-item>
          <text:p text:style-name="P311"><text:span text:style-name="T508">Musí to jít udělat</text:span> – nemůžeš například <text:span text:style-name="T509">kuší v jednom kole</text:span> zasáhnout dva cíle, <text:span text:style-name="T509">protože po výstřelu musíš nabít, což je další akce</text:span>.</text:p>
        </text:list-item>
      </text:list>
      <text:p text:style-name="P126"><text:soft-page-break/>Tento postih se nevztahuje na akce s plošným účinkem (<text:span text:style-name="T191">například </text:span><text:span text:style-name="T192">na </text:span><text:span text:style-name="T191">hození zápalné lahve</text:span><text:span text:style-name="T168">) </text:span><text:span text:style-name="T191">ani na kouzla, která zasáhnou víc cílů</text:span>.</text:p>
      <text:h text:style-name="P396" text:outline-level="4">Kombinování akcí</text:h>
      <text:p text:style-name="P52">/* <text:span text:style-name="T504">Tohle by možná mohlo nahradit Akci proti více cílům. Od tří cílů výš by sice byl větší postih, ale za zrušení jednoho pravidla to asi stojí</text:span> */</text:p>
      <text:p text:style-name="P52">/* <text:span text:style-name="T50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7">TODO:</text:span> <text:span text:style-name="T507">Spíš se asi na tohle vykašlat a vrátit akci na více cílů.</text:span> */</text:p>
      <text:p text:style-name="P60">Toto pravidlo umožňuje v jedné akci udělat víc věcí – například někoho srazit k zemi (<text:span text:style-name="T109">znevýhodnění</text:span>) a současně zranit (<text:span text:style-name="T109">útok</text:span>). Stále se jedná o jednu akci</text:p>
      <text:list xml:id="list939061124" text:style-name="L24">
        <text:list-item>
          <text:p text:style-name="P218">Za každou přidanou akci si počítáš -2 k hod<text:span text:style-name="T505">u</text:span>.</text:p>
          <text:list>
            <text:list-item>
              <text:p text:style-name="P220">Tento postih se vztahuje pouze na hody na úspěch této akce, nikoliv například na tvoje hody na obranu.</text:p>
            </text:list-item>
          </text:list>
        </text:list-item>
      </text:list>
      <text:list xml:id="list3535629577" text:style-name="L25">
        <text:list-item>
          <text:p text:style-name="P219">Nemůžeš víckrát udělat stejnou akci proti stejnému cíli.</text:p>
          <text:list>
            <text:list-item>
              <text:p text:style-name="P219">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5">Normálně můžeš o</text:span>dzbrojit pouze protivníka, který má proti tobě nevýhodu. <text:s/><text:span text:style-name="T505">Když zkombinuješ akce </text:span><text:span text:style-name="T154">znevýhodnění</text:span><text:span text:style-name="T505"> a </text:span><text:span text:style-name="T154">odzbrojení</text:span><text:span text:style-name="T50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1">ení</text:span></text:h>
      <text:p text:style-name="P33"><text:span text:style-name="T298">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98">, </text:span><text:span text:style-name="T155">znevýhodnit</text:span><text:span text:style-name="T193"> </text:span><text:span text:style-name="T194">ho</text:span><text:span text:style-name="T298">, nebo jej někam </text:span><text:span text:style-name="T119">zatlačit</text:span><text:span text:style-name="T298">. Tyto akce se projeví už v kole, kdy jsou použity (</text:span><text:span text:style-name="T119">zabránění v akci</text:span><text:span text:style-name="T298"> by bez toho ostatně nedávalo smysl).</text:span></text:p>
      <text:list xml:id="list689058745" text:style-name="L26">
        <text:list-item>
          <text:p text:style-name="P312">Akce se vyhodnocují v pořadí od nejvyššího hodu k nejnižšímu <text:span text:style-name="T299">(porovnávejte jen hody na úspěch akce, nikoliv hody na obranu)</text:span>.</text:p>
          <text:list>
            <text:list-item>
              <text:p text:style-name="P312">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0">Na obranu si házíš</text:span>, <text:span text:style-name="T271">k</text:span>dyž proti tobě dělá akci protivník, na kterého <text:span text:style-name="T272">necílí</text:span> tvoje akce <text:span text:style-name="T270">v tomto kole</text:span>. <text:span text:style-name="T270">V úvodním příkladu kapitoly </text:span><text:span text:style-name="T274">Boj</text:span><text:span text:style-name="T27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3260234996" text:style-name="L27">
        <text:list-item>
          <text:p text:style-name="P313">Aktivní obrana nemůže být horší než žádná obrana. Pokud bys tedy měl tak velké postihy, že bys měl na obranu házet méně než 0 + k6, počítáš si místo toho 0 + k6.</text:p>
        </text:list-item>
      </text:list>
      <text:h text:style-name="P417"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5">é</text:span> čísl<text:span text:style-name="T335">o</text:span><text:bookmark-end text:name="__RefHeading___Toc6145_680752183"/></text:h>
      <text:p text:style-name="P34">Bojové číslo se používá při hodu na úspěch akce. <text:span text:style-name="T121">Bonus za zbraň</text:span><text:span text:style-name="T300"> zahrnuje i +1 za štít, případně +1 za druhou zbraň.</text:span></text:p>
      <text:h text:style-name="Heading_20_4" text:outline-level="4">Bojové číslo se zbraní nebo beze zbraně</text:h>
      <text:p text:style-name="List_20_of_20_Items"><text:span text:style-name="T292">B</text:span>Č = <text:span text:style-name="T289">(Síla nebo Finesa)</text:span> + bonus za zbraň.</text:p>
      <text:list xml:id="list3093788444" text:style-name="L28">
        <text:list-item>
          <text:p text:style-name="P393">S lehkými zbraněmi se používá Finesa, s těžkými Síla.</text:p>
        </text:list-item>
        <text:list-item>
          <text:p text:style-name="P393">Se středními zbraněmi a při boji beze zbraně si můžeš vybrat mezi Silou nebo Finesou.</text:p>
        </text:list-item>
        <text:list-item>
          <text:p text:style-name="P393">Střelné zbraně jsou vždy přes Finesu.</text:p>
        </text:list-item>
        <text:list-item>
          <text:p text:style-name="P393">S těžkým štítem si vždycky počítáš Sílu, s lehkým záleží na zbrani.</text:p>
        </text:list-item>
        <text:list-item>
          <text:p text:style-name="P393">S kombinací zbraní si počítáš atribut podle aktuální primární zbraně.</text:p>
        </text:list-item>
      </text:list>
      <text:h text:style-name="Heading_20_4" text:outline-level="4"><text:soft-page-break/>Bojové číslo <text:span text:style-name="T293">při kouzlení</text:span></text:h>
      <text:p text:style-name="List_20_of_20_Items">BČ = Duše + Bonus za kouzlo / zranění kouzla.</text:p>
      <text:h text:style-name="Heading_20_3" text:outline-level="3"><text:bookmark-start text:name="__RefHeading___Toc2535_690236890"/><text:span text:style-name="T294">O</text:span>brann<text:span text:style-name="T337">é</text:span> čísl<text:span text:style-name="T336">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1">je stejné jako BČ.</text:span></text:p>
      <text:h text:style-name="Heading_20_4" text:outline-level="4">Úhyb</text:h>
      <text:p text:style-name="List_20_of_20_Items">OČ = <text:span text:style-name="T290">Finesa</text:span></text:p>
      <text:h text:style-name="Heading_20_4" text:outline-level="4">Obrana štítem proti střelbě</text:h>
      <text:p text:style-name="List_20_of_20_Items">OČ = <text:span text:style-name="T289">(Síla nebo Finesa)</text:span> + obrana štítu proti střelbě.</text:p>
      <text:list xml:id="list3898131158" text:style-name="L29">
        <text:list-item>
          <text:p text:style-name="P394">S lehkým štítem se používá Finesa, s těžkým Síla.</text:p>
        </text:list-item>
      </text:list>
      <text:h text:style-name="Heading_20_4" text:outline-level="4">Odolávání jedu nebo explozi</text:h>
      <text:p text:style-name="P161">OČ = <text:span text:style-name="T347">Síla</text:span></text:p>
      <text:h text:style-name="Heading_20_4" text:outline-level="4">Duševní obrana</text:h>
      <text:p text:style-name="List_20_of_20_Items">OČ = Duše</text:p>
      <text:h text:style-name="P418" text:outline-level="2"><text:bookmark-start text:name="__RefHeading___Toc2531_690236890"/><text:span text:style-name="T198">Parametry z</text:span>bran<text:span text:style-name="T235">í a štítů</text:span><text:bookmark-end text:name="__RefHeading___Toc2531_690236890"/></text:h>
      <text:p text:style-name="P30"><text:span text:style-name="T236">Parametry zbraní najdeš v </text:span><text:span text:style-name="T275">Ceníku</text:span><text:span text:style-name="T236">. Číslo před lomítkem je </text:span><text:span text:style-name="T120">bonus </text:span><text:span text:style-name="T127">k hodu</text:span><text:span text:style-name="T236">, za lomítkem je </text:span><text:span text:style-name="T120">zranění</text:span><text:span text:style-name="T236">.</text:span> <text:span text:style-name="T280">Nemusíš si je ale</text:span> pamatovat, <text:span text:style-name="T236">kdykoliv je snadno </text:span>spočítáš <text:span text:style-name="T236">je</text:span> podle následujících pravidel.<text:line-break/><text:tab/><text:span text:style-name="T281">Když budete chtít do hry přidat novou zbraň, stačí určit, jestli je lehká, střední nebo těžká a případně jestli je primitivní nebo improvizovaná a následně použít tato pravidla:</text:span></text:p>
      <text:list xml:id="list979486100" text:style-name="L30">
        <text:list-item>
          <text:p text:style-name="P314"><text:span text:style-name="T237">Lehké </text:span>zbraně mají základ <text:span text:style-name="T237">1</text:span>/<text:span text:style-name="T238">0</text:span>, <text:span text:style-name="T237">střední</text:span> 1/<text:span text:style-name="T237">1</text:span>, <text:span text:style-name="T237">těžké</text:span> 0/<text:span text:style-name="T237">4</text:span>.</text:p>
        </text:list-item>
        <text:list-item>
          <text:p text:style-name="P315"><text:soft-page-break/><text:span text:style-name="T239">Při boji o</text:span>bouruční zbraní, jednoruční zbraní se štítem <text:span text:style-name="T239">nebo</text:span> kombinací dvou jednoručních zbraní <text:span text:style-name="T239">přičti </text:span>+1 <text:span text:style-name="T338">k bonusu</text:span>.</text:p>
          <text:list>
            <text:list-item>
              <text:p text:style-name="P316">Při boji dvěma jednoručními zbraněmi si můžeš každé kolo vybrat, od které z nich vezmeš základní hodnoty.</text:p>
            </text:list-item>
            <text:list-item>
              <text:p text:style-name="P317">Štít lze použít také na obranu proti střelbě. Malý přidá +1, <text:s/>velký +2.</text:p>
            </text:list-item>
          </text:list>
        </text:list-item>
        <text:list-item>
          <text:p text:style-name="P318">Improvizované zbraně, jako třeba řetěz, motyka, kovářské kladivo nebo ulomená noha od stolu, mají o jedna nižší zranění (<text:span text:style-name="T238">lehké improvizované zbraně mají základ 0/1</text:span>). To samé platí pro primitivní zbraně jako kyj <text:span text:style-name="T240">nebo poutnická hůl.</text:span></text:p>
        </text:list-item>
      </text:list>
      <text:p text:style-name="Example"><text:span text:style-name="T109">Příklad</text:span><text:span text:style-name="T112">y</text:span><text:span text:style-name="T109">:</text:span></text:p>
      <text:p text:style-name="P155"><text:span text:style-name="T172"><text:tab/></text:span><text:span text:style-name="T165">Dýka je lehká zbraň, takže</text:span><text:span text:style-name="T164"> má </text:span><text:span text:style-name="T166">1</text:span><text:span text:style-name="T164">/</text:span><text:span text:style-name="T166">0</text:span><text:span text:style-name="T164">. Když si do druhé ruky vezmeš libovolný štít, </text:span><text:span text:style-name="T167">dohromady to bude</text:span><text:span text:style-name="T164"> </text:span><text:span text:style-name="T166">2</text:span><text:span text:style-name="T164">/</text:span><text:span text:style-name="T166">0</text:span><text:span text:style-name="T164">. To samé platí pro </text:span><text:span text:style-name="T165">dýku v každé ruce</text:span><text:span text:style-name="T164">.</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419" text:outline-level="2"><text:bookmark-start text:name="__RefHeading___Toc4416_445933958"/>Kondice<text:bookmark-end text:name="__RefHeading___Toc4416_445933958"/></text:h>
      <text:list xml:id="list2958322524" text:style-name="L31">
        <text:list-item>
          <text:p text:style-name="P319"><text:span text:style-name="T381">Tvoje maximální kondice je (</text:span>Síla + <text:span text:style-name="T381">5)</text:span>.</text:p>
        </text:list-item>
      </text:list>
      <text:p text:style-name="P43"><text:span text:style-name="T381">K</text:span>dyž se ti zvýší nebo sníží Síla, <text:span text:style-name="T382">stejně se </text:span>změní <text:span text:style-name="T38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39">obzvláště nebezpečné</text:span> nestvůry používají speciální pravidla.</text:p>
      <text:h text:style-name="Heading_20_3" text:outline-level="3"><text:bookmark-start text:name="__RefHeading___Toc2537_690236890"/><text:span text:style-name="T340">V</text:span>ícenásob<text:span text:style-name="T340">né</text:span> útoky<text:bookmark-end text:name="__RefHeading___Toc2537_690236890"/></text:h>
      <text:p text:style-name="P32">Některé nestvůry, jako třeba obří štír nebo hydra, mají tělo stavěné tak, že mohou současně útočit z několika směrů.</text:p>
      <text:list xml:id="list144911822" text:style-name="L32">
        <text:list-item>
          <text:p text:style-name="P320">Tyto nestvůry mohou <text:span text:style-name="T286">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1">v</text:span>řená tlama nebo kyklopovo oko, by neměla mít vlastní hpčka, spíš by to měla být slabina (+2 zranění nebo tak).</text:p>
      <text:p text:style-name="P47">Tzn. něco jako:<text:line-break/><text:tab/><text:span text:style-name="T354">Otevřená tla</text:span>ma – <text:span text:style-name="T352">zbroj -2 při zásahu o 4+</text:span>.<text:line-break/><text:tab/><text:span text:style-name="T353">Kyklopovo oko: +2 zranění při zásahu +6.</text:span></text:p>
      <text:p text:style-name="P31">*/</text:p>
      <text:p text:style-name="P31">Některé velké nestvůry mají obzvláště zranitelná místa <text:span text:style-name="T283">(například </text:span>kyklopovo oko<text:span text:style-name="T283">) nebo samostatné části těla (třeba hlavy hydry).</text:span></text:p>
      <text:list xml:id="list204019460" text:style-name="L33">
        <text:list-item>
          <text:p text:style-name="P321">Každá taková část těla má své vlastní životy <text:span text:style-name="T284">a může mít i </text:span>vlastní <text:span text:style-name="T287">atributy</text:span> a zbroj.</text:p>
          <text:list>
            <text:list-item>
              <text:p text:style-name="P322">Když nestvůra ztratí všechny životy u nějaké části těla, nemůže ji dále používat (můžeš takhle například zneškodnit štíří ocas nebo jednotlivé hlavy hydry).</text:p>
            </text:list-item>
            <text:list-item>
              <text:p text:style-name="P323"><text:soft-page-break/>Vyřazení zranitelného místa obvykle dá nestvůře nevýhodu na všechny hody (v případě kyklopa to bude velká nevýhoda, protože je díky tomu slepý).</text:p>
            </text:list-item>
            <text:list-item>
              <text:p text:style-name="P324">Jednotlivým částem těla nebo zranitelným místům je možné udělit vážné zranění – postih se pak vztahuje bud jen na tuto část těla, nebo na celou nestvůru, podle úvahy PJ.</text:p>
            </text:list-item>
            <text:list-item>
              <text:p text:style-name="P325"><text:span text:style-name="T285">Zásahy do samostatných částí těla se neodečítají od životů těla nestvůry</text:span>.</text:p>
            </text:list-item>
            <text:list-item>
              <text:p text:style-name="P326">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1653154123" text:style-name="L34">
        <text:list-item>
          <text:p text:style-name="P263">bod</text:p>
        </text:list-item>
        <text:list-item>
          <text:p text:style-name="P263">sek (sem patří i řezné rány, trhání drápy a podobně)</text:p>
        </text:list-item>
        <text:list-item>
          <text:p text:style-name="P327"><text:span text:style-name="T4">drcení </text:span><text:span text:style-name="T101">(sem patří i škrcení)</text:span></text:p>
        </text:list-item>
        <text:list-item>
          <text:p text:style-name="P263">oheň</text:p>
        </text:list-item>
        <text:list-item>
          <text:p text:style-name="P263">blesk</text:p>
        </text:list-item>
        <text:list-item>
          <text:p text:style-name="P263">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2268841028" text:style-name="L35">
        <text:list-item>
          <text:list>
            <text:list-item>
              <text:p text:style-name="P328">Může procházet zdmi nebo se třeba někde vynořit ze země.</text:p>
            </text:list-item>
            <text:list-item>
              <text:p text:style-name="P328"><text:span text:style-name="T526">Nemagické z</text:span>braně a jiná než duševní kouzla skrz něj pro<text:span text:style-name="T527">jdou</text:span> a nic mu neudělají.</text:p>
              <text:list>
                <text:list-item>
                  <text:p text:style-name="P329">Duševní kouzla <text:span text:style-name="T526">ani magické zbraně</text:span> v tomto dobrodružství nejsou, takže pokud jste před tím nehráli nějaké jiné, můžeš počítat s tím, že <text:span text:style-name="T528">jej</text:span> postavy nemají jak zranit.</text:p>
                </text:list-item>
              </text:list>
            </text:list-item>
          </text:list>
        </text:list-item>
        <text:list-item>
          <text:p text:style-name="P330"><text:span text:style-name="T529">Bránit se proti němu dá pouze Finesou (úhyb) nebo Duší (odolávání)</text:span>. <text:span text:style-name="T530">Bonus za zbraň ani</text:span> <text:span text:style-name="T530">štít se nepočítá.</text:span></text:p>
          <text:list>
            <text:list-item>
              <text:list>
                <text:list-item>
                  <text:p text:style-name="P331"><text:span text:style-name="T524">Pokud jej p</text:span>ostava <text:span text:style-name="T524">nemá jak ohrozit (což nejspíš nemá), tak</text:span> si <text:span text:style-name="T524">proti němu počítá počítat </text:span><text:span text:style-name="T156">Hod na boj</text:span><text:span text:style-name="T524"> a</text:span> <text:span text:style-name="T524">musí si házet na </text:span><text:span text:style-name="T156">obranu</text:span> <text:span text:style-name="T525">(Finesou nebo Duší), i když se jej snaží ohrozit.</text:span></text:p>
                </text:list-item>
              </text:list>
            </text:list-item>
          </text:list>
        </text:list-item>
      </text:list>
      <text:h text:style-name="P420" text:outline-level="2"><text:soft-page-break/>Druhy zranění</text:h>
      <text:h text:style-name="P442"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0">žíravinou</text:span> může poškodit kus vybavení.</text:p>
      <text:list xml:id="list2268679105" text:style-name="L36">
        <text:list-item>
          <text:p text:style-name="P332">Poškozená zbraň má o 1 nižší zranění (nebo útok, pokud už je zranění 0).</text:p>
        </text:list-item>
        <text:list-item>
          <text:p text:style-name="P332">Poškozená zbroj má o 1 nižší kvalitu.</text:p>
        </text:list-item>
        <text:list-item>
          <text:p text:style-name="P333">Poškozený štít má o 1 nižší obranu (na blízko i proti střelbě).</text:p>
        </text:list-item>
      </text:list>
      <text:p text:style-name="P139">Pán jeskyně vybere, co bylo zasaženo, podle toho, co dává největší smysl, případně to rozhodn<text:span text:style-name="T539">e</text:span> <text:span text:style-name="T273">Náhodným hodem</text:span>.</text:p>
      <text:h text:style-name="Heading_20_3" text:outline-level="3"><text:bookmark-start text:name="__RefHeading___Toc1607_1936223890"/>Jed<text:bookmark-end text:name="__RefHeading___Toc1607_1936223890"/></text:h>
      <text:p text:style-name="P35"><text:span text:style-name="T301">Přestože je to běžné ve filmech, jedy nepůsobí okamžitě. Podle druhu jedu trvá různě dlouhou dobu, než se dostane k orgánům, na které působí, a než se jejich poškození projeví na zdravotním stavu otrávené osoby</text:span>. <text:span text:style-name="T301">Této době říkáme </text:span><text:span text:style-name="T122">latence</text:span><text:span text:style-name="T301">.<text:line-break/><text:tab/>Po uplynutí latence se projeví účinky jedu, ten ale z těla nezmizí. Době od skončení latence do chvíle, kdy jed přestává působit, říkáme </text:span><text:span text:style-name="T122">působení</text:span><text:span text:style-name="T301">.</text:span></text:p>
      <text:list xml:id="list1098950327" text:style-name="L37">
        <text:list-item>
          <text:p text:style-name="P334"><text:soft-page-break/><text:span text:style-name="T302">Na z</text:span>ranění jedu se <text:span text:style-name="T302">hází</text:span> dvakrát – poprvé na konci <text:span text:style-name="T109">latence</text:span>, podruhé na konci <text:span text:style-name="T109">působení</text:span>. Proto mají jedy uvedena dvě útočná čísla.</text:p>
        </text:list-item>
        <text:list-item>
          <text:p text:style-name="P334">V obou případech se zranění odolává Silou. Od zranění jede<text:span text:style-name="T303">m</text:span> se neodečítá zbroj.</text:p>
        </text:list-item>
        <text:list-item>
          <text:p text:style-name="P334">Když je jed neutralizován v <text:span text:style-name="T304">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421" text:outline-level="2"><text:bookmark-start text:name="__RefHeading___Toc9078_2234690082"/>Zranění pádem<text:bookmark-end text:name="__RefHeading___Toc9078_2234690082"/></text:h>
      <text:p text:style-name="P45"><text:span text:style-name="T349">Zranění pádem se hází jako ú</text:span>tok se silou 1 za každý metr pádu a zraněním podle toho, kam <text:span text:style-name="T350">padáš: od</text:span> <text:span text:style-name="T378">+</text:span>0 za měkkou lesní půdu <text:span text:style-name="T379">po</text:span> <text:span text:style-name="T378">+</text:span>4 za nastražené bodce.</text:p>
      <text:list xml:id="list193351439580722" text:continue-numbering="true" text:style-name="L37">
        <text:list-item>
          <text:p text:style-name="P335">Brání se Finesou.</text:p>
        </text:list-item>
        <text:list-item>
          <text:p text:style-name="P335">Od zranění se odečítá zbroj.</text:p>
        </text:list-item>
      </text:list>
      <text:h text:style-name="Heading_20_1" text:outline-level="1"><text:bookmark-start text:name="__RefHeading___Toc1609_1936223890"/>Zranění, <text:span text:style-name="T341">vyřazení a smrt</text:span><text:bookmark-end text:name="__RefHeading___Toc1609_1936223890"/></text:h>
      <text:p text:style-name="P153"><text:span text:style-name="T442">Útoky, jako je třeba rána zbraní nebo popálení ohnivým kouzlem, způsobují </text:span><text:span text:style-name="T140">fyzické zranění</text:span><text:span text:style-name="T442">. Kouzla útočící na mysl nebo na duši a útoky nehmotných bytostí způsobují </text:span><text:span text:style-name="T139">duševní zranění</text:span><text:span text:style-name="T441">.</text:span></text:p>
      <text:h text:style-name="P443" text:outline-level="3">Lehká a vážná zranění</text:h>
      <text:p text:style-name="P70">Když jsi <text:span text:style-name="T443">v případě fyzického útoku</text:span> <text:span text:style-name="T437">zraněn</text:span> za <text:span text:style-name="T404">stejně nebo méně</text:span> než je tvoje Síla, <text:span text:style-name="T443">nebo v případě duševního útoku za stejně nebo méně než je tvoje Duše,</text:span> j<text:span text:style-name="T404">de</text:span> o <text:span text:style-name="T137">lehké zranění</text:span><text:span text:style-name="T404">. Když za víc,</text:span> <text:span text:style-name="T404">jde o </text:span><text:span text:style-name="T137">vážné zranění</text:span>. <text:span text:style-name="T199">Každé </text:span><text:span text:style-name="T173">vážné zranění</text:span><text:span text:style-name="T199"> se zapisuje zvlášť spolu s tím, kde je a jak bylo způsobeno.</text:span></text:p>
      <text:p text:style-name="P159"><text:span text:style-name="T132">Příklad</text:span><text:span text:style-name="T141">y</text:span><text:span text:style-name="T132">:</text:span></text:p>
      <text:list xml:id="list2853207117" text:style-name="L38">
        <text:list-item>
          <text:p text:style-name="P405">Hluboká sečná rána na levé paži</text:p>
        </text:list-item>
        <text:list-item>
          <text:p text:style-name="P404">Halucinace</text:p>
        </text:list-item>
      </text:list>
      <text:p text:style-name="P70"><text:span text:style-name="T164">Lehké zranění</text:span> jen sníží tvoji kondici. <text:span text:style-name="T174">Vážné zranění</text:span><text:span text:style-name="T403"> sníží tvoji kondici, a navíc:</text:span></text:p>
      <text:list xml:id="list4186524103" text:style-name="L39">
        <text:list-item>
          <text:p text:style-name="P336"><text:span text:style-name="T438">Počítáš si nevýhodu na všechny hody, dokud není vyléčeno</text:span>.</text:p>
        </text:list-item>
        <text:list-item>
          <text:p text:style-name="P338"><text:span text:style-name="T440">Vážné fyzické z</text:span>ranění omezuje, co můžeš můžeš dělat.</text:p>
          <text:list>
            <text:list-item>
              <text:p text:style-name="P338">S vážně zraněnou nohou nebo břichem například nemůžeš běhat, s vážně zraněnou rukou asi těžko vyšplháš po laně.</text:p>
              <text:list>
                <text:list-item>
                  <text:p text:style-name="P339">Měl bys na to myslet sám, není úkolem Pána jeskyně ti to neustále připomínat.</text:p>
                </text:list-item>
              </text:list>
            </text:list-item>
          </text:list>
        </text:list-item>
        <text:list-item>
          <text:p text:style-name="P340">Vážné duševní zranění může mít různé <text:span text:style-name="T444">zvláštní</text:span> účinky:</text:p>
          <text:list>
            <text:list-item>
              <text:p text:style-name="P341"><text:soft-page-break/>Halucinace</text:p>
            </text:list-item>
            <text:list-item>
              <text:p text:style-name="P341">Pán jeskyně ti bude čas od času popisovat věci, které neexistují.</text:p>
              <text:list>
                <text:list-item>
                  <text:p text:style-name="P342">Můžeš to hrát, jako kdyby byly skutečné, nebo se rozhodnout nevěřit vůbec ničemu.</text:p>
                </text:list-item>
              </text:list>
            </text:list-item>
            <text:list-item>
              <text:p text:style-name="P343">Stihomam</text:p>
              <text:list>
                <text:list-item>
                  <text:p text:style-name="P343"><text:span text:style-name="T445">V</text:span>idíš nebezpečí za každým rohem, <text:span text:style-name="T446">ničím si nejsi jistý.</text:span></text:p>
                </text:list-item>
                <text:list-item>
                  <text:p text:style-name="P345">Můžeš hrát strach, nebo třeba extrémní paranoiu.</text:p>
                </text:list-item>
              </text:list>
            </text:list-item>
            <text:list-item>
              <text:p text:style-name="P344">Ztráta paměti</text:p>
              <text:list>
                <text:list-item>
                  <text:p text:style-name="P346">Nevíš, kdo jsi, jak ses sem dostal, co tu děláš, kdo jsou ostatní.</text:p>
                </text:list-item>
                <text:list-item>
                  <text:p text:style-name="P347">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49">třeba</text:span> vytáhnout na laně.</text:p>
      <text:h text:style-name="Heading_20_2" text:outline-level="2"><text:bookmark-start text:name="__RefHeading___Toc4420_445933958"/>Vyřazení <text:span text:style-name="T197">a bezvědomí</text:span><text:bookmark-end text:name="__RefHeading___Toc4420_445933958"/></text:h>
      <text:p text:style-name="P71">Když tv<text:span text:style-name="T380">oje</text:span> aktuální <text:span text:style-name="T380">kondice</text:span> klesne na <text:span text:style-name="T203">nulu</text:span> nebo méně, jsi vyřazený. Nejsi schopen <text:span text:style-name="T198">boje, můžeš se pouze plazit a mluvit zvládneš jen potichu, pomalu a s obtížemi.</text:span></text:p>
      <text:list xml:id="list797684144" text:style-name="L40">
        <text:list-item>
          <text:p text:style-name="P348">Když se musíš bránit, počítáš si velkou nevýhodu.</text:p>
        </text:list-item>
      </text:list>
      <text:p text:style-name="P72">Když <text:span text:style-name="T401">máš víc kondice v záporu, než je tvoje</text:span> <text:span text:style-name="T401">Síla</text:span>, jsi v bezvědomí.</text:p>
      <text:list xml:id="list3049535260" text:style-name="L41">
        <text:list-item>
          <text:p text:style-name="P349">Nemůžeš se vůbec bránit. Tvoje obrana je 0 + k6.</text:p>
        </text:list-item>
      </text:list>
      <text:h text:style-name="P422"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7">chceš</text:span> protivníka <text:span text:style-name="T537">dostat živého, můžeš záměrně cílit na na místa, kde ho rána vyřadí, ale nezabije.</text:span></text:p>
      <text:list xml:id="list1362456350" text:style-name="L42">
        <text:list-item>
          <text:p text:style-name="P350">Při nesmrtícím útoku si počítáš nevýhodu (-1). Tvůj zásah stále může způsobit vážné zranění, ale nikoliv okamžitou smrt.</text:p>
        </text:list-item>
      </text:list>
      <text:h text:style-name="Heading_20_3" text:outline-level="3">Omračující zbra<text:span text:style-name="T538">ně a kouzla</text:span></text:h>
      <text:p text:style-name="P134">Některé zbraně, jako třeba obušek, a některá kouzla, nemohou způsobit <text:span text:style-name="T109">vážné zranění</text:span> ani <text:span text:style-name="T109">okamžitou smrt</text:span>. Zásah takovou zbraní nebo kouzlem způsobí vždy lehké zranění.</text:p>
      <text:h text:style-name="P423" text:outline-level="2"><text:bookmark-start text:name="__RefHeading___Toc1617_1936223890"/>Hod na přežití<text:bookmark-end text:name="__RefHeading___Toc1617_1936223890"/></text:h>
      <text:p text:style-name="P12">Kdykoliv <text:span text:style-name="T386">tvoje kondice klesne pod nulu</text:span>, hrozí ti smrt. <text:span text:style-name="T387">Pokud ti do několika minut nikdo nepomůže,</text:span> <text:span text:style-name="T200">musíš si hodit na Sílu:</text:span></text:p>
      <text:list xml:id="list4216984239" text:style-name="L43">
        <text:list-item>
          <text:p text:style-name="P351">Když ti padne více než <text:span text:style-name="T305">kolik máš</text:span> <text:span text:style-name="T385">kondice</text:span> <text:span text:style-name="T305">v záporu</text:span>, přežiješ.</text:p>
        </text:list-item>
        <text:list-item>
          <text:p text:style-name="P351">V opačném případě umíráš.</text:p>
        </text:list-item>
      </text:list>
      <text:p text:style-name="P73"><text:span text:style-name="T201">Jde o hod na atribut a</text:span> počítají <text:span text:style-name="T384">se k němu příslušné</text:span> postihy,<text:span text:style-name="T14"> </text:span><text:span text:style-name="T15">například</text:span> za případné vážné zranění <text:span text:style-name="T384">trupu nebo hlavy</text:span>. <text:span text:style-name="T447">Hází se vždy na Sílu nehledě na to, zda bylo zranění způsobeno fyzickým či duševním útokem.</text:span></text:p>
      <text:h text:style-name="P424" text:outline-level="2"><text:bookmark-start text:name="__RefHeading___Toc3094_3000536483"/><text:soft-page-break/>Ošetření zranění<text:bookmark-end text:name="__RefHeading___Toc3094_3000536483"/></text:h>
      <text:p text:style-name="P78">Ošetření zranění trvá několik minut.</text:p>
      <text:list xml:id="list2791683779" text:style-name="L44">
        <text:list-item>
          <text:p text:style-name="P352">Když musíš improvizovat (máš například jen čistou vodu a obvazy z roztrhané košile), nebo když se ošetřuješ sám a na zranění pořádně nedosáhneš, v<text:span text:style-name="T390">yléčí</text:span>š jen 1 bod kondice.</text:p>
        </text:list-item>
        <text:list-item>
          <text:p text:style-name="P353"><text:span text:style-name="T408">Když</text:span> máš léčitelské potřeby, vyléčíš 2 body kondice.<office:annotation office:name="__Annotation__2944_3000536483"><dc:creator>York </dc:creator><dc:date>2018-02-16T13:28:00.604000000</dc:date><loext:sender-initials>Y</loext:sender-initials><text:p text:style-name="P445"><text:span text:style-name="T543">Ošetření vrací fixní počet životů, protože to je jednodušší než házení.</text:span></text:p><text:p text:style-name="P445"><text:span text:style-name="T543"/></text:p><text:p text:style-name="P445"><text:span text:style-name="T543">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6">Pokud byl před tím pacient ošetřen improvizovaně, tak mu doléčíš už jen jeden bod.</text:span></text:p>
        </text:list-item>
        <text:list-item>
          <text:p text:style-name="P354">Ošetření vrací i kondici ztracenou duševním útokem, probíhá ale samozřejmě trochu jinak (uklidňující slova, podání alkohol, a podobně).</text:p>
        </text:list-item>
        <text:list-item>
          <text:p text:style-name="P355"><office:annotation office:name="__Annotation__2945_3000536483"><dc:creator>York </dc:creator><dc:date>2018-02-16T13:32:12.400000000</dc:date><loext:sender-initials>Y</loext:sender-initials><text:p text:style-name="P445"><text:span text:style-name="T543">Když ošetření vrací životy, tak nepotřebuju speciální pravidlo pro resuscitaci. Vrácení životů zvýší umírajícímu šanci na stabilizaci hodem na Sílu.</text:span></text:p></office:annotation>Pokud je kondice pacienta i po ošetření stále <text:span text:style-name="T388">pod nulou</text:span>, musí si hodit na Sílu, jestli přežije (viz <text:span text:style-name="T277">Hod na přežití</text:span>).<office:annotation-end office:name="__Annotation__2945_3000536483"/></text:p>
        </text:list-item>
      </text:list>
      <text:p text:style-name="P78"><text:span text:style-name="T40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98206742" text:style-name="L45">
        <text:list-item>
          <text:p text:style-name="P356">Po vydatném odpočinku se ti vrátí kondice na maximum, vážná zranění ale zůstávají.</text:p>
          <text:list>
            <text:list-item>
              <text:p text:style-name="P357">Takto se léčí veškerá ztracená kondice nehledě na to, jestli byla způsobena fyzickým či duševním útokem a jestli šlo o lehké nebo vážné zranění.</text:p>
            </text:list-item>
          </text:list>
        </text:list-item>
      </text:list>
      <text:list xml:id="list193351177252738" text:continue-list="list4186524103" text:style-name="L39">
        <text:list-item>
          <text:p text:style-name="P337"><text:span text:style-name="T383">Vážná zranění se přirozenou cestou l</text:span>éčí týdny až měsíce a je na to obvykle potřeba péče léčitele a klid na lůžku.</text:p>
          <text:list>
            <text:list-item>
              <text:p text:style-name="P358">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831133475" text:style-name="L46">
        <text:list-item>
          <text:p text:style-name="P359">Léčivá kouzla a lektvary léčí pouze ztracenou kondici, nikoliv vážná zranění.</text:p>
        </text:list-item>
      </text:list>
      <text:list xml:id="list693942609" text:style-name="L47">
        <text:list-item>
          <text:p text:style-name="P360">Když na tebe někdo sešle <text:span text:style-name="T109">Hojivý rituál</text:span>, <text:span text:style-name="T391">nebo tě pomaže kouzelnou </text:span><text:span text:style-name="T134">Hojivou mastí</text:span><text:span text:style-name="T391">, </text:span>po nejbližším vydatném odpočinku <text:span text:style-name="T405">se ti kromě snížené kondice vyléčí</text:span> všechna vážná zranění.</text:p>
        </text:list-item>
      </text:list>
      <text:h text:style-name="Heading_20_3" text:outline-level="3">Záchrana života <text:span text:style-name="T389">léčivou magií</text:span></text:h>
      <text:list xml:id="list193352428315488" text:continue-list="list193351177252738" text:style-name="L39">
        <text:list-item>
          <text:p text:style-name="P361"><text:span text:style-name="T133">L</text:span><text:span text:style-name="T109">éčiv</text:span><text:span text:style-name="T133">ý</text:span><text:span text:style-name="T109"> lektvar</text:span> umírajícího zachrání automaticky.</text:p>
        </text:list-item>
        <text:list-item>
          <text:p text:style-name="P361">Léčiv<text:span text:style-name="T402">é</text:span> kouzl<text:span text:style-name="T402">o vyléčí část ztracené kondice, čímž usnadní následný </text:span><text:span text:style-name="T278">Hod na přežití</text:span><text:span text:style-name="T402">. Hází se až několik minut poté, co umírajícího přestaneš ošetřovat nebo na něj sesílat léčivá kouzla, takže pokud budeš sesílání opakovat,</text:span> záchrana je jen otázkou času.</text:p>
        </text:list-item>
      </text:list>
      <text:h text:style-name="P435" text:outline-level="1"><text:bookmark-start text:name="__RefHeading___Toc1631_1936223890"/>Pasti<text:bookmark-end text:name="__RefHeading___Toc1631_1936223890"/></text:h>
      <text:p text:style-name="P93"><text:span text:style-name="T448">Při h</text:span>ledání a zneškodňování <text:span text:style-name="T448">popisuj</text:span>, kde a jak hledá<text:span text:style-name="T306">š</text:span>, kam si stoupá<text:span text:style-name="T306">š</text:span>, když otevírá<text:span text:style-name="T306">š</text:span> dveře, a podobně. <text:span text:style-name="T306">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412" text:outline-level="2"><text:bookmark-start text:name="__RefHeading___Toc6147_680752183"/><text:span text:style-name="T315">Nápadnost</text:span> pasti<text:bookmark-end text:name="__RefHeading___Toc6147_680752183"/></text:h>
      <text:p text:style-name="P55">/* <text:span text:style-name="T377">Zrušit */</text:span></text:p>
      <text:p text:style-name="P55"><text:span text:style-name="T307">Pokud pomalu a opatrně prozkoumáváš podzemí, máš šanci, že si</text:span> hrozícího nebezpečí všimneš. Můžeš třeba zahlédnout lanko natažené přes chodbu, nebo nápadně velkou štěrbinu mezi dlaždicemi.</text:p>
      <text:list xml:id="list1149690799" text:style-name="L48">
        <text:list-item>
          <text:p text:style-name="P221"><text:span text:style-name="T308">Pasti</text:span> si všimneš, když Finesou hodíš víc, než je <text:span text:style-name="T309">její</text:span> <text:span text:style-name="T109">nápadnost</text:span>.</text:p>
        </text:list-item>
      </text:list>
      <text:p text:style-name="P56"><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0">bojové číslo stejně jako postavy</text:span>. <text:span text:style-name="T311">Ti, kdo se nachází v zasaženém prostoru, si hází na obranu</text:span>.<text:line-break/><text:tab/><text:span text:style-name="T31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9">Popiš</text:span>, jak bude vypadat, z čeho ji vyrábí<text:span text:style-name="T313">š</text:span> a za jakých podmínek se bude spouštět. Útok pasti je pak stejný, jako by<text:span text:style-name="T210">s</text:span> útočil svou Finesou s použitím zbraně srovnatelného účinku. Past hází na útok stejnou kostkou jako <text:span text:style-name="T211">ty</text:span>.</text:p>
      <text:p text:style-name="Example"><text:span text:style-name="T109">Příklad:</text:span> Postava na druhé úrovni s Finesou 2 vyrobí <text:span text:style-name="T212">improvizovanou</text:span> past z<text:span text:style-name="T213">e</text:span> svojí kuše. Past bude mít <text:span text:style-name="T314">útok</text:span> <text:span text:style-name="T314">k6 + 3/4.</text:span></text:p>
      <text:h text:style-name="Heading_20_1" text:outline-level="1"><text:bookmark-start text:name="__RefHeading___Toc6149_680752183"/>Magie<text:bookmark-end text:name="__RefHeading___Toc6149_680752183"/></text:h>
      <text:p text:style-name="P37"><text:span text:style-name="T320">K</text:span>dysi bývala <text:span text:style-name="T320">magie</text:span> běžná, <text:span text:style-name="T319">její tajemství jsou však už dávno zapomenuta. Jediné, co zbývá, jsou relikty dávných říší – magické předměty a knihy nebo svitky se zapsanými kouzly.</text:span></text:p>
      <text:h text:style-name="P425" text:outline-level="2"><text:bookmark-start text:name="__RefHeading___Toc6151_680752183"/>Připoutání <text:span text:style-name="T332">magického</text:span> <text:span text:style-name="T325">předmětu</text:span><text:bookmark-end text:name="__RefHeading___Toc6151_680752183"/></text:h>
      <text:p text:style-name="P19"><text:span text:style-name="T316">A</text:span>bys mohl využít magické vlastnosti kouzeln<text:span text:style-name="T332">ého</text:span> předmět<text:span text:style-name="T332">u</text:span>, musíš si je<text:span text:style-name="T332">j</text:span> nejdřív připoutat. <text:span text:style-name="T376">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3">Připoutání předmětu vyžaduje minutu nepřerušeného </text:span><text:span text:style-name="T123">soustředění</text:span> (20 kol)<text:span text:style-name="T317">.</text:span></text:p>
      <text:h text:style-name="Heading_20_4" text:outline-level="4"><text:span text:style-name="T324">O</text:span>dpoutání <text:span text:style-name="T324">předmětu</text:span></text:h>
      <text:p text:style-name="P21">Zrušení připoutání vyžaduje <text:span text:style-name="T318">vyžaduje jedno kolo </text:span><text:span text:style-name="T124">soustředění</text:span><text:span text:style-name="T318"> na každý předmět</text:span>.</text:p>
      <text:h text:style-name="P426" text:outline-level="2"><text:bookmark-start text:name="__RefHeading___Toc6153_680752183"/>Kouzla<text:bookmark-end text:name="__RefHeading___Toc6153_680752183"/></text:h>
      <text:p text:style-name="P36">Klíčem k <text:span text:style-name="T326">sesílání</text:span> kouzel je znalost jazyka, v němž je kouzlo sesláno. <text:span text:style-name="T326">Přeříkat text zaklínadla ovšem nestačí – magie není skryta ve slovech, ale ve svitku nebo grimoáru.<text:line-break/><text:tab/>K seslání kouzla je potřeba:</text:span></text:p>
      <text:list xml:id="list2203383978" text:style-name="L49">
        <text:list-item>
          <text:p text:style-name="P362">Držet svitek nebo grimoár, v němž je kouzlo zapsáno.</text:p>
        </text:list-item>
        <text:list-item>
          <text:p text:style-name="P363"><text:soft-page-break/>Nahlas přečíst plné znění kouzla, nebo nahlas vyslovit <text:span text:style-name="T109">zaklínací formuli</text:span><text:span text:style-name="T164">, </text:span><text:span text:style-name="T169">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38"><text:span text:style-name="T327">Přečíst celý text kouzla zabere zhruba minutu (20 kol)</text:span>. <text:span text:style-name="T327">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09">zaklínací formuli</text:span>. Jejím prostřednictví je možné kouzlo seslat <text:span text:style-name="T329">v jedné</text:span> akci. <text:span text:style-name="T330">T</text:span>ím <text:span text:style-name="T330">je</text:span> ovšem spotřebováno – text ze svitku zmizí a magie z něj vyprchá. V ruce ti zůstane jen obyčejný kus starého papíru.<text:line-break/><text:tab/><text:span text:style-name="T328">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09">zaklínací formule</text:span>.<text:line-break/><text:tab/><text:span text:style-name="T331">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1"><text:tab/>Každé kouzlo můžeš mít připoutané či předseslané jen jednou. To například znamená, že když si připoutáš </text:span><text:span text:style-name="T130">Hůl ohně</text:span><text:span text:style-name="T331">, které umožňuje sesílat </text:span><text:span text:style-name="T130">Ohnivou kouli</text:span><text:span text:style-name="T331">, nemůžeš si současně předseslat </text:span><text:span text:style-name="T130">Ohnivou kouli</text:span><text:span text:style-name="T331"> ze svitku.</text:span></text:p>
      <text:h text:style-name="Heading_20_3" text:outline-level="3">Zraňující kouzla</text:h>
      <text:p text:style-name="P132">Jakým atributem se cíl brání, pokud tě neohrožuje, je vždy napsáno v popisu kouzla. Obecně platí, že:</text:p>
      <text:list xml:id="list3880234656" text:style-name="L50">
        <text:list-item>
          <text:p text:style-name="P364">Kouzlům, před kterým<text:span text:style-name="T533">i</text:span> je možné uhnout (různé magické projektily a podobně), se brání Finesou, <text:span text:style-name="T532">případně s velkým štítem Silou</text:span>.</text:p>
        </text:list-item>
        <text:list-item>
          <text:p text:style-name="P365">Kouzlům, <text:span text:style-name="T534">před nimiž</text:span> uhnout <text:span text:style-name="T534">dost dobře nejde</text:span> (například <text:span text:style-name="T535">když </text:span>kouzlo přímo zapálí určený cíl), se odolává Silou.</text:p>
        </text:list-item>
        <text:list-item>
          <text:p text:style-name="P364">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4">Rituály </text:span><text:span text:style-name="T170">bývají</text:span><text:span text:style-name="T164"> zapsané v magických knihách, nebo na velmi dlouhých svitcích. K </text:span><text:span text:style-name="T171">úspěšnému</text:span><text:span text:style-name="T164"> provedení rituálu nestačí přečíst text, je třeba</text:span><text:span text:style-name="T171"> splnit následující podmínky:</text:span></text:p>
      <text:list xml:id="list912352786" text:style-name="L51">
        <text:list-item>
          <text:p text:style-name="P308">Alespoň jeden z členů týmu musí znát jazyk a písmo rituálu. Tato osoba musí v průběhu rituálu držet svitek nebo knihu s rituálem.</text:p>
        </text:list-item>
        <text:list-item>
          <text:p text:style-name="P308">Součet hodnocení Duše členů rituálu musí být stejný nebo větší než Síla rituálu.</text:p>
        </text:list-item>
        <text:list-item>
          <text:p text:style-name="P308">Je třeba přesně provést postup a použít všechny předepsané suroviny.</text:p>
        </text:list-item>
      </text:list>
      <text:p text:style-name="P41"><text:soft-page-break/><text:span text:style-name="T164">Rituály není možné předseslat ani seslat vyslovením </text:span><text:span text:style-name="T109">zaklínací formule</text:span><text:span text:style-name="T164">.</text:span></text:p>
      <text:h text:style-name="Heading_20_2" text:outline-level="2"><text:bookmark-start text:name="__RefHeading___Toc4422_445933958"/>Soustředění<text:bookmark-end text:name="__RefHeading___Toc4422_445933958"/></text:h>
      <text:p text:style-name="P48"><text:span text:style-name="T356">Některá kouzla, schopnosti či rituály vyžadují </text:span><text:span text:style-name="T131">soustředění</text:span><text:span text:style-name="T356">. V souboji je třeba použít stejnojmennou akci, což znamená, že ve stejném kole nemůžeš použít akci jinou (ani </text:span><text:span text:style-name="T131">soustředěnou obranu</text:span><text:span text:style-name="T356">). V průběhu soustředění se můžeš pohybovat nejvýše pomalou chůzí.<text:line-break/><text:tab/>Když ti někdo úspěšně </text:span><text:span text:style-name="T125">zabrání v akci</text:span><text:span text:style-name="T321">, tak ti tím zabrání v </text:span><text:span text:style-name="T125">soustředění</text:span><text:span text:style-name="T321"> už v tomto kole. Když tě někdo nebo něco v průběhu </text:span><text:span text:style-name="T125">soustředění</text:span><text:span text:style-name="T321"> úspěšně zasáhne (nemusí tě zranit, stačí, když přehodí tvůj hod ), tak tím tvé soustředění přeruší. V kole, kdy jsi zasažen, ještě </text:span><text:span text:style-name="T125">soustředění</text:span><text:span text:style-name="T321"> máš, v následujícím už ne.</text:span></text:p>
      <text:h text:style-name="P436" text:outline-level="1"><text:bookmark-start text:name="__RefHeading___Toc1637_1936223890"/>Úrov<text:span text:style-name="T214">eň a zkušenosti</text:span><text:bookmark-end text:name="__RefHeading___Toc1637_1936223890"/></text:h>
      <text:p text:style-name="P13">V dávných ruinách jsou ukryté krystaly nabité <text:span text:style-name="T208">prastarou</text:span> mocí a věděním. <text:span text:style-name="T208">Každý takový krystal, jehož se dotkneš, tě trochu posílí – za každý získáš jeden bod zkušenosti. V jednom podzemí jich může být víc – vždy vycítíš, jestli někde poblíž ještě zbývá nějaký, kterého ses zatím nedotknul.</text:span></text:p>
      <text:list xml:id="list3166436290" text:style-name="L52">
        <text:list-item>
          <text:p text:style-name="P366">Pokaždé, když nasbíráš počet bodů zkušenosti rovný tvé stávající úrovni, postoupíš na další úroveň.</text:p>
          <text:list>
            <text:list-header>
              <text:p text:style-name="P406"><text:span text:style-name="T109">Příklad:</text:span> Přestup z první úrovně na druhou stojí jeden bod zkušenosti, ze druhé na třetí další dva body, atd.</text:p>
            </text:list-header>
          </text:list>
        </text:list-item>
        <text:list-item>
          <text:p text:style-name="P367">Přestup nastane okamžitě, jakmile <text:span text:style-name="T375">získáš poslední potřebný bod zkušenosti</text:span>.</text:p>
        </text:list-item>
      </text:list>
      <text:h text:style-name="Heading_20_2" text:outline-level="2"><text:bookmark-start text:name="__RefHeading___Toc1639_1936223890"/>P<text:span text:style-name="T531">o</text:span>stup na vyšší úroveň<text:bookmark-end text:name="__RefHeading___Toc1639_1936223890"/></text:h>
      <text:p text:style-name="P17">Při přestupu na novou úroveň si:</text:p>
      <text:list xml:id="list1583038932" text:style-name="L53">
        <text:list-item>
          <text:p text:style-name="P369">Zvyš jeden atribut o jedna.</text:p>
          <text:list>
            <text:list-item>
              <text:p text:style-name="P368"><text:span text:style-name="T83">Rozdíl mezi nejvyšším a nejnižším atributem může být maximálně </text:span><text:span text:style-name="T85">3.</text:span></text:p>
            </text:list-item>
            <text:list-item>
              <text:p text:style-name="P368"><text:span text:style-name="T24">Z</text:span><text:span text:style-name="T26">výšení Síly zároveň zvýší tvůj aktuální i maximální počet životů o </text:span><text:span text:style-name="T83">1</text:span><text:span text:style-name="T26">.</text:span></text:p>
            </text:list-item>
            <text:list-item>
              <text:p text:style-name="P368"><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264">O 1 zvyš počet magických předmětů, které můžeš mít současně připoutané.</text:p>
        </text:list-item>
      </text:list>
      <text:h text:style-name="P437"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19">á</text:span> z postav, neznamená to pro jejího hráče konec hry. <text:span text:style-name="T412">Na začátku jsme si řekli, že postavy cítí, že s nimi není něco v pořádku. Tohle je jeden z projevů:</text:span></text:p>
      <text:list xml:id="list2062015440" text:style-name="L54">
        <text:list-item>
          <text:p text:style-name="P370">Když umře hráčská postava, někde poblíž se někdo jiný ráno probudí s tím, že má kromě svých vzpomínek ještě vzpomínky <text:span text:style-name="T423">cizí</text:span>.</text:p>
        </text:list-item>
        <text:list-item>
          <text:p text:style-name="P375"><text:span text:style-name="T426">Dokud někdo poprvé neumře, tak o</text:span> tom, že se po smrti jejich vzpomínky přenesou na někoho jiného, postavy nevědí. Situaci, kdy <text:span text:style-name="T421">k nim poprvé</text:span> přijde někdo <text:span text:style-name="T421">cizí</text:span> a bude tvrdit, že se přece znají, určitě odehrajte, může to být docela zábavné. Když později umře někdo další, tak už <text:span text:style-name="T418">ale</text:span> asi všichni budou tušit, co to obnáší, takže <text:span text:style-name="T422">znovu</text:span> už to detailně odehrávat nemusíte.</text:p>
        </text:list-item>
      </text:list>
      <text:p text:style-name="P96">Herně to <text:span text:style-name="T424">znamená</text:span>, že si hráč vytvoří novou postavu, <text:span text:style-name="T428">ale nebude muset hrát, že si nepamatuje nic z toho, co zažily ty předchozí</text:span>.</text:p>
      <text:list xml:id="list3874602652" text:style-name="L55">
        <text:list-item>
          <text:p text:style-name="P371"><text:span text:style-name="T432">Tvorba probíhá</text:span> stejně jako na začátku hry, včetně <text:span text:style-name="T414">určení</text:span> nové startovní výbavy.</text:p>
        </text:list-item>
        <text:list-item>
          <text:p text:style-name="P372"><text:span text:style-name="T433">Nová postava by měla mít jiné povolání</text:span> než <text:span text:style-name="T413">ta</text:span> zesnulá.</text:p>
          <text:list>
            <text:list-item>
              <text:p text:style-name="P373"><text:soft-page-break/>Důvodem je, aby <text:span text:style-name="T41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74">Nová postava <text:span text:style-name="T410">má</text:span> stejnou úroveň a získané zkušenosti <text:span text:style-name="T415">jako ta zesnulá</text:span>.</text:p>
          <text:list>
            <text:list-item>
              <text:p text:style-name="P374">Hráč si tedy <text:span text:style-name="T411">příslušně </text:span>zvýší atributy <text:span text:style-name="T411">a</text:span> spočítá <text:span text:style-name="T411">si z nich</text:span> kondici a bojová čísla.</text:p>
            </text:list-item>
          </text:list>
        </text:list-item>
        <text:list-item>
          <text:p text:style-name="P371">Nová postava si pamatuje všechno, co zažily všechny předchozí, až do okamžiku smrti <text:span text:style-name="T416">té poslední</text:span>.</text:p>
          <text:list>
            <text:list-item>
              <text:p text:style-name="P371">Pokud tedy například <text:span text:style-name="T425">předchozí postavu</text:span> někdo zastřelil zezadu, <text:span text:style-name="T417">ta nová</text:span> nebude vědět, kdo to byl.</text:p>
            </text:list-item>
            <text:list-item>
              <text:p text:style-name="P376"><text:span text:style-name="T434">Ví ale</text:span>, jaké měla <text:span text:style-name="T435">dřívější</text:span> postava vybavení, co bylo v části podzemí, kterou prozkoumala, s kým <text:span text:style-name="T429">tam</text:span> byla, a podobně.</text:p>
            </text:list-item>
          </text:list>
        </text:list-item>
        <text:list-item>
          <text:p text:style-name="P377">Výbava původní postavy zůstala tam, kde umřela. Co se s ní stane dál záleží na dalším průběhu hry.</text:p>
          <text:list>
            <text:list-item>
              <text:p text:style-name="P377"><text:span text:style-name="T420">Když</text:span> tedy například <text:span text:style-name="T420">zahynou</text:span> všechny hráčské postavy, ty nové budou mít jen startovní výbavu a pro věci svých předchůdců si budou muset dojít a případně si je vybojovat.</text:p>
            </text:list-item>
          </text:list>
        </text:list-item>
        <text:list-item>
          <text:p text:style-name="P378">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78"><text:soft-page-break/>Můžeš například říct, že nová postava byla zrovna na výpravě někde poblíž.</text:p>
            </text:list-item>
            <text:list-item>
              <text:p text:style-name="P378">Můžeš se na tom také dohodnout s ostatními hráči. Pokud už postavy vědí, co jejich smrt obnáší, mohou se například vrátit do nedalekého města nebo osady a tam se s <text:span text:style-name="T430">tou</text:span> novou potkat. Nebo si třeba mohou chtít odpočinout a vyléčit si zranění, <text:span text:style-name="T431">takže nová postava bude mít čas dorazit</text:span>.</text:p>
            </text:list-item>
            <text:list-item>
              <text:p text:style-name="P378">Když nic z toho nedává smysl, tak můžeš s hráčem nové postavy odehrát krátkou příhodu na cestě k ostatním.</text:p>
            </text:list-item>
          </text:list>
        </text:list-item>
      </text:list>
      <text:h text:style-name="P427" text:outline-level="2">Překonávání překážek</text:h>
      <text:p text:style-name="P101">Na <text:span text:style-name="T460">překonávání překážek</text:span> se nehá<text:span text:style-name="T459">zí</text:span>. Cílem není dobře si hodit na kostce, ale vymyslet, jak si s <text:span text:style-name="T461">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570702024" text:style-name="L56">
        <text:list-item>
          <text:p text:style-name="P379">Je to dost daleko, ale zvládne to každý, kdo nemá vážné zranění a odloží veškerou zátěž.</text:p>
        </text:list-item>
      </text:list>
      <text:p text:style-name="P102"><text:span text:style-name="T462">Když se tě pak hráč zeptá </text:span><text:span text:style-name="T142">„Jak je to </text:span><text:span text:style-name="T143">ta díra široká</text:span><text:span text:style-name="T142">?“</text:span><text:span text:style-name="T176">, můžeš odpovědět třeba takhle:</text:span></text:p>
      <text:p text:style-name="P6"><text:tab/>„Asi to všichni zvládnete přeskočit, ale je to fakt docela daleko a není tu moc místa k roz<text:span text:style-name="T457">e</text:span>běhu. <text:span text:style-name="T458">Bude to dost natěsno.</text:span>“</text:p>
      <text:p text:style-name="P7"><text:soft-page-break/><text:span text:style-name="T177">Je možné, že si hráči nesprávně vyloží, co jsi tím popisem myslel. </text:span><text:span text:style-name="T164">Nikdy nepředpokládej, že chce postava dobrovolně skočit do propasti, vždycky hráči </text:span><text:span text:style-name="T175">jasně</text:span><text:span text:style-name="T164"> řekni, že se chce pokusit o něco nemožného, </text:span><text:span text:style-name="T178">respektive smrtelného</text:span><text:span text:style-name="T164">:</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1028803296" text:style-name="L57">
        <text:list-item>
          <text:p text:style-name="P380">Stěna je tak příkrá, že na ni bez pomůcek </text:p>
        </text:list-item>
      </text:list>
      <text:h text:style-name="Heading_20_3" text:outline-level="3">Může vůbec postava <text:span text:style-name="T464">spadnout</text:span>?</text:h>
      <text:p text:style-name="P103">Pokud postavu nikdo neohrožuje, tak nespadne, <text:span text:style-name="T46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63"> – goblini tedy musí postavu nejprve dostat do velké nevýhody (což nejspíš nebude těžké, už samotné šplhání po stěně jí určitě dává nevýhodu) a pak proti ní uspět v </text:span><text:span text:style-name="T144">zatlačení protivníka</text:span><text:span text:style-name="T463">.</text:span></text:p>
      <text:p text:style-name="P9"><text:soft-page-break/><text:span text:style-name="T46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0">šplhání</text:span> a padání tě může svádět říct něco ve stylu:</text:p>
      <text:p text:style-name="P104"><text:tab/><text:span text:style-name="T109">„Rozbily se ti ty flakónky, co máš v batohu“.</text:span></text:p>
      <text:p text:style-name="P105">To bys ale dělat neměl. <text:span text:style-name="T465">Když to totiž řekneš takhle, tak hráči nedáš možnost to jakkoliv ovlivnit a bude to znít, jako že jsi mu to způsobil ty. Místo toho zkus použít jednu z těchto možností:</text:span></text:p>
      <text:list xml:id="list3984450878" text:style-name="L58">
        <text:list-item>
          <text:p text:style-name="P381">Varuj hráče předem, co postavě hrozí.</text:p>
          <text:list>
            <text:list-header>
              <text:p text:style-name="P200">„Když dole uděláš parakotoul, nic se ti nestane, ale asi to nepřežijou křehké věci, co máš v torně. Chceš to udělat?“</text:p>
            </text:list-header>
          </text:list>
        </text:list-item>
        <text:list-item>
          <text:p text:style-name="P382">Když tě to, že se mohlo něco rozbít, napadne až poté, co popíšeš výsledek akce, neoznamuj to jako hotovou věc, ale nech na hráči, ať si sám rozhodne, co (a jestli) se mu rozbilo:</text:p>
          <text:list>
            <text:list-header>
              <text:p text:style-name="P201">„<text:span text:style-name="T466">Hele jak jsi dole udělal parakotoul, tak jsi určitě dal své torně zabrat. Nerozbilo se ti něco?</text:span>“</text:p>
            </text:list-header>
          </text:list>
        </text:list-item>
      </text:list>
      <text:p text:style-name="P100">Když dáš hráči najevo, že spoléháš na jeho úsudek, <text:span text:style-name="T46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2764830288" text:style-name="L59">
        <text:list-item>
          <text:p text:style-name="P383">Zranění hrozí pouze v akci. Když je na všechno dost času, postavy si dají pozor.</text:p>
        </text:list-item>
        <text:list-item>
          <text:p text:style-name="P384">Skok má útok a zranění, podobně jako třeba propadlová past. <text:span text:style-name="T468">Postava se brání Finesou.</text:span></text:p>
        </text:list-item>
      </text:list>
      <text:p text:style-name="P107"><text:span text:style-name="T179">Vždycky řekni </text:span><text:span text:style-name="T180">hráči</text:span><text:span text:style-name="T181"> ještě</text:span><text:span text:style-name="T179"> před skokem, že postavě hrozí zranění a zeptej se </text:span><text:span text:style-name="T182">ho</text:span><text:span text:style-name="T17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69">Rozhodně nikdy neříkej něco jako: </text:span><text:span text:style-name="T145">„Spadl jsi, máš to za 1.“</text:span><text:span text:style-name="T183"> </text:span><text:span text:style-name="T184">Tím bys jednak sebral hráči možnost rozhodnout se, jestli bude riskovat, a navíc bys nezohlednil, že postava s vysokou Finesou se může zranění vyhnout.</text:span></text:p>
      <text:h text:style-name="P428" text:outline-level="2"><text:bookmark-start text:name="__RefHeading___Toc3100_3000536483"/>Když na něco nejsou pravidla<text:bookmark-end text:name="__RefHeading___Toc3100_3000536483"/></text:h>
      <text:p text:style-name="P66">Pravidla nedávají odpověď <text:span text:style-name="T368">na každou situaci, která může při hře nastat, nebo otázku</text:span>, <text:span text:style-name="T369">jíž mohou hráči položit</text:span>. <text:span text:style-name="T371">V takových případech:</text:span></text:p>
      <text:list xml:id="list2832634034" text:style-name="L60">
        <text:list-item>
          <text:p text:style-name="P385">Zvaž, jestli by nešlo použít některé z existujících pravidel, i když třeba ne<text:span text:style-name="T372">zmiňuje</text:span> přesně to, co zrovna potřebuješ.</text:p>
        </text:list-item>
        <text:list-item>
          <text:p text:style-name="P386"><text:soft-page-break/>Když žádné použít nepůjde, nevytvářej <text:span text:style-name="T367">hned</text:span> nové <text:span text:style-name="T367">pravidlo</text:span>. Co nejjednodušším způsobem rozhodni tuhle jednu situaci. <text:span text:style-name="T365">Nové pravidlo do hry přidejte pouze pokud budete na stejnou situaci narážet opakovaně.</text:span></text:p>
        </text:list-item>
        <text:list-item>
          <text:p text:style-name="P387">Při rozhodování se zamysli:</text:p>
          <text:list>
            <text:list-item>
              <text:p text:style-name="P388">Šlo by to odehrát bez hodů?</text:p>
            </text:list-item>
            <text:list-item>
              <text:p text:style-name="P387"><text:span text:style-name="T366">Šel by použít </text:span><text:span text:style-name="T279">Náhodný hod</text:span><text:span text:style-name="T427"> nebo </text:span><text:span text:style-name="T276">H</text:span><text:span text:style-name="T279">od na atribut</text:span><text:span text:style-name="T427">?</text:span></text:p>
            </text:list-item>
          </text:list>
        </text:list-item>
      </text:list>
      <text:list xml:id="list4073640568" text:style-name="L61">
        <text:list-item>
          <text:p text:style-name="P389">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29" text:outline-level="2">Podporuj nápady hráčů, <text:span text:style-name="T490">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9">následně se hráče ptát, čím mládě bude živit, atd.</text:span></text:p>
      <text:p text:style-name="P120"><text:soft-page-break/>Občas hráče napadne něco, co se do hry vyloženě nehodí – třeba že <text:span text:style-name="T49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09">Vzplanutí</text:span> je například možné něco zapálit, kouzlem <text:span text:style-name="T109">Telekinetický úder</text:span> může hráč někomu v něčem zabránit, srazit jej na zem, shodit někomu na hlavu knihy z police, atd.</text:p>
      <text:h text:style-name="Heading_20_2" text:outline-level="2">Jak používat příručk<text:span text:style-name="T519">y</text:span> s dobrodružstvím</text:h>
      <text:p text:style-name="P127"><text:span text:style-name="T51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0">Když</text:span> <text:span text:style-name="T520">se</text:span> postavy <text:span text:style-name="T520">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30" text:outline-level="2">Hraní za protivníky</text:h>
      <text:p text:style-name="P69">Protivníci chtějí vyhrát. <text:span text:style-name="T495">Nebo alespoň přežít.</text:span></text:p>
      <text:h text:style-name="Heading_20_3" text:outline-level="3">Hraní za nehráčské postavy</text:h>
      <text:list xml:id="list4101999181" text:style-name="L62">
        <text:list-item>
          <text:p text:style-name="P390">Když nevíš, zeptej se hráčů, jak by podle nich měl dotyčný reagovat, nebo jak by se měl chovat.</text:p>
        </text:list-item>
        <text:list-item>
          <text:p text:style-name="P391">Můžeš také nechat někoho z hráčů nebo přihlížejících, ať jej zahraje.</text:p>
        </text:list-item>
      </text:list>
      <text:h text:style-name="P431"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444"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0">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4">dělat</text:span> jejich postavy</text:h>
      <text:h text:style-name="Heading_20_3" text:outline-level="3">Když se hráči zaseknou</text:h>
      <text:list xml:id="list2183325990" text:style-name="L63">
        <text:list-item>
          <text:p text:style-name="P392">Můžeš zopakovat věci, které postavy vidí nebo znají.</text:p>
        </text:list-item>
        <text:list-item>
          <text:p text:style-name="P392">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2T19:33:50.257000000</dc:date>
    <meta:print-date>2113-01-01T00:00:00</meta:print-date>
    <meta:editing-cycles>10867</meta:editing-cycles>
    <meta:editing-duration>P32DT20H30M42S</meta:editing-duration>
    <meta:generator>LibreOffice/5.3.2.2$Windows_X86_64 LibreOffice_project/6cd4f1ef626f15116896b1d8e1398b56da0d0ee1</meta:generator>
    <meta:document-statistic meta:table-count="0" meta:image-count="0" meta:object-count="0" meta:page-count="66" meta:paragraph-count="720" meta:word-count="11670" meta:character-count="67521" meta:non-whitespace-character-count="56783"/>
  </office:meta>
</office:document-meta>
</file>